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2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v10" table:style-name="ta1">
        <table:shapes>
          <draw:frame draw:z-index="0" draw:style-name="gr1" draw:text-style-name="P1" svg:width="160.11mm" svg:height="90.05mm" svg:x="125.71mm" svg:y="8.23mm">
            <draw:object draw:notify-on-update-of-ranges="vv10.A2:vv10.A787 vv10.C2:vv10.C7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5mm" svg:height="90.05mm" svg:x="124.93mm" svg:y="107.05mm">
            <draw:object draw:notify-on-update-of-ranges="vv10.B1:vv10.B1 vv10.B2:vv10.B787 vv10.C1:vv10.C1 vv10.C2:vv10.C78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88mm" svg:height="90.05mm" svg:x="304.61mm" svg:y="7.44mm">
            <draw:object draw:notify-on-update-of-ranges="vv10.A1:vv10.A1 vv10.A2:vv10.A787 vv10.D1:vv10.D1 vv10.D2:vv10.D78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ownrange</text:p>
          </table:table-cell>
          <table:table-cell office:value-type="string" calcext:value-type="string">
            <text:p>Alittude</text:p>
          </table:table-cell>
          <table:table-cell office:value-type="string" calcext:value-type="string">
            <text:p>Velocity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1.76" calcext:value-type="float">
            <text:p>1,7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1.76" calcext:value-type="float">
            <text:p>1,7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.74" calcext:value-type="float">
            <text:p>1,7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1.74" calcext:value-type="float">
            <text:p>1,74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1.77" calcext:value-type="float">
            <text:p>1,7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.83" calcext:value-type="float">
            <text:p>1,8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.87" calcext:value-type="float">
            <text:p>1,8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1.9" calcext:value-type="float">
            <text:p>1,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1.93" calcext:value-type="float">
            <text:p>1,9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1.96" calcext:value-type="float">
            <text:p>1,9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1.98" calcext:value-type="float">
            <text:p>1,9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2.01" calcext:value-type="float">
            <text:p>2,0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2.03" calcext:value-type="float">
            <text:p>2,0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2.06" calcext:value-type="float">
            <text:p>2,0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2.08" calcext:value-type="float">
            <text:p>2,08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2.12" calcext:value-type="float">
            <text:p>2,12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office:value-type="float" office:value="2.15" calcext:value-type="float">
            <text:p>2,1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2.18" calcext:value-type="float">
            <text:p>2,18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2.2" calcext:value-type="float">
            <text:p>2,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2.23" calcext:value-type="float">
            <text:p>2,2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2.25" calcext:value-type="float">
            <text:p>2,2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2.28" calcext:value-type="float">
            <text:p>2,2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2.3" calcext:value-type="float">
            <text:p>2,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2.33" calcext:value-type="float">
            <text:p>2,3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2.37" calcext:value-type="float">
            <text:p>2,3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1" calcext:value-type="float">
            <text:p>121</text:p>
          </table:table-cell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,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82" calcext:value-type="float">
            <text:p>82</text:p>
          </table:table-cell>
          <table:table-cell office:value-type="float" office:value="2.43" calcext:value-type="float">
            <text:p>2,4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office:value-type="float" office:value="2.46" calcext:value-type="float">
            <text:p>2,4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2.49" calcext:value-type="float">
            <text:p>2,4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2.52" calcext:value-type="float">
            <text:p>2,5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3" calcext:value-type="float">
            <text:p>133</text:p>
          </table:table-cell>
          <table:table-cell office:value-type="float" office:value="86" calcext:value-type="float">
            <text:p>86</text:p>
          </table:table-cell>
          <table:table-cell office:value-type="float" office:value="2.56" calcext:value-type="float">
            <text:p>2,5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2.59" calcext:value-type="float">
            <text:p>2,5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2.61" calcext:value-type="float">
            <text:p>2,61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2.65" calcext:value-type="float">
            <text:p>2,6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2.71" calcext:value-type="float">
            <text:p>2,7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92" calcext:value-type="float">
            <text:p>92</text:p>
          </table:table-cell>
          <table:table-cell office:value-type="float" office:value="2.78" calcext:value-type="float">
            <text:p>2,7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93" calcext:value-type="float">
            <text:p>93</text:p>
          </table:table-cell>
          <table:table-cell office:value-type="float" office:value="2.81" calcext:value-type="float">
            <text:p>2,8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94" calcext:value-type="float">
            <text:p>94</text:p>
          </table:table-cell>
          <table:table-cell office:value-type="float" office:value="2.84" calcext:value-type="float">
            <text:p>2,8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94" calcext:value-type="float">
            <text:p>94</text:p>
          </table:table-cell>
          <table:table-cell office:value-type="float" office:value="2.87" calcext:value-type="float">
            <text:p>2,8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95" calcext:value-type="float">
            <text:p>95</text:p>
          </table:table-cell>
          <table:table-cell office:value-type="float" office:value="2.9" calcext:value-type="float">
            <text:p>2,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2.92" calcext:value-type="float">
            <text:p>2,9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  <table:table-cell office:value-type="float" office:value="2.95" calcext:value-type="float">
            <text:p>2,9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98" calcext:value-type="float">
            <text:p>98</text:p>
          </table:table-cell>
          <table:table-cell office:value-type="float" office:value="2.98" calcext:value-type="float">
            <text:p>2,9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3.01" calcext:value-type="float">
            <text:p>3,0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office:value-type="float" office:value="3.04" calcext:value-type="float">
            <text:p>3,04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4" calcext:value-type="float">
            <text:p>174</text:p>
          </table:table-cell>
          <table:table-cell office:value-type="float" office:value="101" calcext:value-type="float">
            <text:p>101</text:p>
          </table:table-cell>
          <table:table-cell office:value-type="float" office:value="3.07" calcext:value-type="float">
            <text:p>3,07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  <table:table-cell office:value-type="float" office:value="102" calcext:value-type="float">
            <text:p>102</text:p>
          </table:table-cell>
          <table:table-cell office:value-type="float" office:value="3.11" calcext:value-type="float">
            <text:p>3,1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0" calcext:value-type="float">
            <text:p>180</text:p>
          </table:table-cell>
          <table:table-cell office:value-type="float" office:value="103" calcext:value-type="float">
            <text:p>103</text:p>
          </table:table-cell>
          <table:table-cell office:value-type="float" office:value="3.14" calcext:value-type="float">
            <text:p>3,1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3" calcext:value-type="float">
            <text:p>183</text:p>
          </table:table-cell>
          <table:table-cell office:value-type="float" office:value="104" calcext:value-type="float">
            <text:p>104</text:p>
          </table:table-cell>
          <table:table-cell office:value-type="float" office:value="3.18" calcext:value-type="float">
            <text:p>3,1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6" calcext:value-type="float">
            <text:p>186</text:p>
          </table:table-cell>
          <table:table-cell office:value-type="float" office:value="105" calcext:value-type="float">
            <text:p>105</text:p>
          </table:table-cell>
          <table:table-cell office:value-type="float" office:value="3.21" calcext:value-type="float">
            <text:p>3,2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9" calcext:value-type="float">
            <text:p>189</text:p>
          </table:table-cell>
          <table:table-cell office:value-type="float" office:value="106" calcext:value-type="float">
            <text:p>106</text:p>
          </table:table-cell>
          <table:table-cell office:value-type="float" office:value="3.24" calcext:value-type="float">
            <text:p>3,24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92" calcext:value-type="float">
            <text:p>192</text:p>
          </table:table-cell>
          <table:table-cell office:value-type="float" office:value="107" calcext:value-type="float">
            <text:p>107</text:p>
          </table:table-cell>
          <table:table-cell office:value-type="float" office:value="3.27" calcext:value-type="float">
            <text:p>3,2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95" calcext:value-type="float">
            <text:p>195</text:p>
          </table:table-cell>
          <table:table-cell office:value-type="float" office:value="109" calcext:value-type="float">
            <text:p>109</text:p>
          </table:table-cell>
          <table:table-cell office:value-type="float" office:value="3.31" calcext:value-type="float">
            <text:p>3,3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  <table:table-cell office:value-type="float" office:value="3.34" calcext:value-type="float">
            <text:p>3,3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1" calcext:value-type="float">
            <text:p>201</text:p>
          </table:table-cell>
          <table:table-cell office:value-type="float" office:value="111" calcext:value-type="float">
            <text:p>111</text:p>
          </table:table-cell>
          <table:table-cell office:value-type="float" office:value="3.37" calcext:value-type="float">
            <text:p>3,3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4" calcext:value-type="float">
            <text:p>204</text:p>
          </table:table-cell>
          <table:table-cell office:value-type="float" office:value="112" calcext:value-type="float">
            <text:p>112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3.43" calcext:value-type="float">
            <text:p>3,4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1" calcext:value-type="float">
            <text:p>211</text:p>
          </table:table-cell>
          <table:table-cell office:value-type="float" office:value="114" calcext:value-type="float">
            <text:p>114</text:p>
          </table:table-cell>
          <table:table-cell office:value-type="float" office:value="3.46" calcext:value-type="float">
            <text:p>3,4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14" calcext:value-type="float">
            <text:p>214</text:p>
          </table:table-cell>
          <table:table-cell office:value-type="float" office:value="115" calcext:value-type="float">
            <text:p>115</text:p>
          </table:table-cell>
          <table:table-cell office:value-type="float" office:value="3.49" calcext:value-type="float">
            <text:p>3,4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7" calcext:value-type="float">
            <text:p>217</text:p>
          </table:table-cell>
          <table:table-cell office:value-type="float" office:value="116" calcext:value-type="float">
            <text:p>116</text:p>
          </table:table-cell>
          <table:table-cell office:value-type="float" office:value="3.52" calcext:value-type="float">
            <text:p>3,5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0" calcext:value-type="float">
            <text:p>220</text:p>
          </table:table-cell>
          <table:table-cell office:value-type="float" office:value="117" calcext:value-type="float">
            <text:p>117</text:p>
          </table:table-cell>
          <table:table-cell office:value-type="float" office:value="3.55" calcext:value-type="float">
            <text:p>3,5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1" calcext:value-type="float">
            <text:p>241</text:p>
          </table:table-cell>
          <table:table-cell office:value-type="float" office:value="123" calcext:value-type="float">
            <text:p>123</text:p>
          </table:table-cell>
          <table:table-cell office:value-type="float" office:value="3.72" calcext:value-type="float">
            <text:p>3,7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44" calcext:value-type="float">
            <text:p>244</text:p>
          </table:table-cell>
          <table:table-cell office:value-type="float" office:value="124" calcext:value-type="float">
            <text:p>124</text:p>
          </table:table-cell>
          <table:table-cell office:value-type="float" office:value="3.75" calcext:value-type="float">
            <text:p>3,7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7" calcext:value-type="float">
            <text:p>247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1" calcext:value-type="float">
            <text:p>251</text:p>
          </table:table-cell>
          <table:table-cell office:value-type="float" office:value="126" calcext:value-type="float">
            <text:p>126</text:p>
          </table:table-cell>
          <table:table-cell office:value-type="float" office:value="3.81" calcext:value-type="float">
            <text:p>3,8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3" calcext:value-type="float">
            <text:p>273</text:p>
          </table:table-cell>
          <table:table-cell office:value-type="float" office:value="133" calcext:value-type="float">
            <text:p>133</text:p>
          </table:table-cell>
          <table:table-cell office:value-type="float" office:value="3.95" calcext:value-type="float">
            <text:p>3,9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77" calcext:value-type="float">
            <text:p>277</text:p>
          </table:table-cell>
          <table:table-cell office:value-type="float" office:value="134" calcext:value-type="float">
            <text:p>134</text:p>
          </table:table-cell>
          <table:table-cell office:value-type="float" office:value="3.96" calcext:value-type="float">
            <text:p>3,9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0" calcext:value-type="float">
            <text:p>280</text:p>
          </table:table-cell>
          <table:table-cell office:value-type="float" office:value="135" calcext:value-type="float">
            <text:p>135</text:p>
          </table:table-cell>
          <table:table-cell office:value-type="float" office:value="3.97" calcext:value-type="float">
            <text:p>3,9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4" calcext:value-type="float">
            <text:p>284</text:p>
          </table:table-cell>
          <table:table-cell office:value-type="float" office:value="136" calcext:value-type="float">
            <text:p>136</text:p>
          </table:table-cell>
          <table:table-cell office:value-type="float" office:value="3.97" calcext:value-type="float">
            <text:p>3,9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8" calcext:value-type="float">
            <text:p>288</text:p>
          </table:table-cell>
          <table:table-cell office:value-type="float" office:value="137" calcext:value-type="float">
            <text:p>137</text:p>
          </table:table-cell>
          <table:table-cell office:value-type="float" office:value="3.96" calcext:value-type="float">
            <text:p>3,9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1" calcext:value-type="float">
            <text:p>291</text:p>
          </table:table-cell>
          <table:table-cell office:value-type="float" office:value="138" calcext:value-type="float">
            <text:p>138</text:p>
          </table:table-cell>
          <table:table-cell office:value-type="float" office:value="3.96" calcext:value-type="float">
            <text:p>3,9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95" calcext:value-type="float">
            <text:p>295</text:p>
          </table:table-cell>
          <table:table-cell office:value-type="float" office:value="139" calcext:value-type="float">
            <text:p>139</text:p>
          </table:table-cell>
          <table:table-cell office:value-type="float" office:value="3.95" calcext:value-type="float">
            <text:p>3,9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98" calcext:value-type="float">
            <text:p>298</text:p>
          </table:table-cell>
          <table:table-cell office:value-type="float" office:value="140" calcext:value-type="float">
            <text:p>140</text:p>
          </table:table-cell>
          <table:table-cell office:value-type="float" office:value="3.94" calcext:value-type="float">
            <text:p>3,9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2" calcext:value-type="float">
            <text:p>302</text:p>
          </table:table-cell>
          <table:table-cell office:value-type="float" office:value="141" calcext:value-type="float">
            <text:p>141</text:p>
          </table:table-cell>
          <table:table-cell office:value-type="float" office:value="3.92" calcext:value-type="float">
            <text:p>3,92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24" calcext:value-type="float">
            <text:p>324</text:p>
          </table:table-cell>
          <table:table-cell office:value-type="float" office:value="147" calcext:value-type="float">
            <text:p>147</text:p>
          </table:table-cell>
          <table:table-cell office:value-type="float" office:value="3.85" calcext:value-type="float">
            <text:p>3,8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27" calcext:value-type="float">
            <text:p>327</text:p>
          </table:table-cell>
          <table:table-cell office:value-type="float" office:value="148" calcext:value-type="float">
            <text:p>148</text:p>
          </table:table-cell>
          <table:table-cell office:value-type="float" office:value="3.84" calcext:value-type="float">
            <text:p>3,84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31" calcext:value-type="float">
            <text:p>331</text:p>
          </table:table-cell>
          <table:table-cell office:value-type="float" office:value="149" calcext:value-type="float">
            <text:p>149</text:p>
          </table:table-cell>
          <table:table-cell office:value-type="float" office:value="3.84" calcext:value-type="float">
            <text:p>3,84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34" calcext:value-type="float">
            <text:p>334</text:p>
          </table:table-cell>
          <table:table-cell office:value-type="float" office:value="150" calcext:value-type="float">
            <text:p>150</text:p>
          </table:table-cell>
          <table:table-cell office:value-type="float" office:value="3.83" calcext:value-type="float">
            <text:p>3,8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38" calcext:value-type="float">
            <text:p>338</text:p>
          </table:table-cell>
          <table:table-cell office:value-type="float" office:value="151" calcext:value-type="float">
            <text:p>151</text:p>
          </table:table-cell>
          <table:table-cell office:value-type="float" office:value="3.83" calcext:value-type="float">
            <text:p>3,83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 office:value-type="float" office:value="3.82" calcext:value-type="float">
            <text:p>3,82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45" calcext:value-type="float">
            <text:p>345</text:p>
          </table:table-cell>
          <table:table-cell office:value-type="float" office:value="153" calcext:value-type="float">
            <text:p>153</text:p>
          </table:table-cell>
          <table:table-cell office:value-type="float" office:value="3.82" calcext:value-type="float">
            <text:p>3,8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49" calcext:value-type="float">
            <text:p>349</text:p>
          </table:table-cell>
          <table:table-cell office:value-type="float" office:value="154" calcext:value-type="float">
            <text:p>154</text:p>
          </table:table-cell>
          <table:table-cell office:value-type="float" office:value="3.81" calcext:value-type="float">
            <text:p>3,81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52" calcext:value-type="float">
            <text:p>352</text:p>
          </table:table-cell>
          <table:table-cell office:value-type="float" office:value="155" calcext:value-type="float">
            <text:p>155</text:p>
          </table:table-cell>
          <table:table-cell office:value-type="float" office:value="3.81" calcext:value-type="float">
            <text:p>3,8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56" calcext:value-type="float">
            <text:p>356</text:p>
          </table:table-cell>
          <table:table-cell office:value-type="float" office:value="156" calcext:value-type="float">
            <text:p>156</text:p>
          </table:table-cell>
          <table:table-cell office:value-type="float" office:value="3.81" calcext:value-type="float">
            <text:p>3,8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59" calcext:value-type="float">
            <text:p>359</text:p>
          </table:table-cell>
          <table:table-cell office:value-type="float" office:value="156" calcext:value-type="float">
            <text:p>156</text:p>
          </table:table-cell>
          <table:table-cell office:value-type="float" office:value="3.8" calcext:value-type="float">
            <text:p>3,8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63" calcext:value-type="float">
            <text:p>363</text:p>
          </table:table-cell>
          <table:table-cell office:value-type="float" office:value="157" calcext:value-type="float">
            <text:p>157</text:p>
          </table:table-cell>
          <table:table-cell office:value-type="float" office:value="3.8" calcext:value-type="float">
            <text:p>3,8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67" calcext:value-type="float">
            <text:p>367</text:p>
          </table:table-cell>
          <table:table-cell office:value-type="float" office:value="158" calcext:value-type="float">
            <text:p>158</text:p>
          </table:table-cell>
          <table:table-cell office:value-type="float" office:value="3.8" calcext:value-type="float">
            <text:p>3,8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70" calcext:value-type="float">
            <text:p>370</text:p>
          </table:table-cell>
          <table:table-cell office:value-type="float" office:value="159" calcext:value-type="float">
            <text:p>159</text:p>
          </table:table-cell>
          <table:table-cell office:value-type="float" office:value="3.8" calcext:value-type="float">
            <text:p>3,8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74" calcext:value-type="float">
            <text:p>374</text:p>
          </table:table-cell>
          <table:table-cell office:value-type="float" office:value="160" calcext:value-type="float">
            <text:p>160</text:p>
          </table:table-cell>
          <table:table-cell office:value-type="float" office:value="3.8" calcext:value-type="float">
            <text:p>3,8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77" calcext:value-type="float">
            <text:p>377</text:p>
          </table:table-cell>
          <table:table-cell office:value-type="float" office:value="161" calcext:value-type="float">
            <text:p>161</text:p>
          </table:table-cell>
          <table:table-cell office:value-type="float" office:value="3.8" calcext:value-type="float">
            <text:p>3,8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81" calcext:value-type="float">
            <text:p>381</text:p>
          </table:table-cell>
          <table:table-cell office:value-type="float" office:value="162" calcext:value-type="float">
            <text:p>162</text:p>
          </table:table-cell>
          <table:table-cell office:value-type="float" office:value="3.79" calcext:value-type="float">
            <text:p>3,79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85" calcext:value-type="float">
            <text:p>385</text:p>
          </table:table-cell>
          <table:table-cell office:value-type="float" office:value="162" calcext:value-type="float">
            <text:p>162</text:p>
          </table:table-cell>
          <table:table-cell office:value-type="float" office:value="3.79" calcext:value-type="float">
            <text:p>3,79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88" calcext:value-type="float">
            <text:p>388</text:p>
          </table:table-cell>
          <table:table-cell office:value-type="float" office:value="163" calcext:value-type="float">
            <text:p>163</text:p>
          </table:table-cell>
          <table:table-cell office:value-type="float" office:value="3.79" calcext:value-type="float">
            <text:p>3,7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2" calcext:value-type="float">
            <text:p>392</text:p>
          </table:table-cell>
          <table:table-cell office:value-type="float" office:value="164" calcext:value-type="float">
            <text:p>164</text:p>
          </table:table-cell>
          <table:table-cell office:value-type="float" office:value="3.78" calcext:value-type="float">
            <text:p>3,78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95" calcext:value-type="float">
            <text:p>395</text:p>
          </table:table-cell>
          <table:table-cell office:value-type="float" office:value="165" calcext:value-type="float">
            <text:p>165</text:p>
          </table:table-cell>
          <table:table-cell office:value-type="float" office:value="3.78" calcext:value-type="float">
            <text:p>3,78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99" calcext:value-type="float">
            <text:p>399</text:p>
          </table:table-cell>
          <table:table-cell office:value-type="float" office:value="166" calcext:value-type="float">
            <text:p>166</text:p>
          </table:table-cell>
          <table:table-cell office:value-type="float" office:value="3.78" calcext:value-type="float">
            <text:p>3,7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03" calcext:value-type="float">
            <text:p>403</text:p>
          </table:table-cell>
          <table:table-cell office:value-type="float" office:value="167" calcext:value-type="float">
            <text:p>167</text:p>
          </table:table-cell>
          <table:table-cell office:value-type="float" office:value="3.78" calcext:value-type="float">
            <text:p>3,78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06" calcext:value-type="float">
            <text:p>406</text:p>
          </table:table-cell>
          <table:table-cell office:value-type="float" office:value="167" calcext:value-type="float">
            <text:p>167</text:p>
          </table:table-cell>
          <table:table-cell office:value-type="float" office:value="3.78" calcext:value-type="float">
            <text:p>3,78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10" calcext:value-type="float">
            <text:p>410</text:p>
          </table:table-cell>
          <table:table-cell office:value-type="float" office:value="168" calcext:value-type="float">
            <text:p>168</text:p>
          </table:table-cell>
          <table:table-cell office:value-type="float" office:value="3.78" calcext:value-type="float">
            <text:p>3,78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13" calcext:value-type="float">
            <text:p>413</text:p>
          </table:table-cell>
          <table:table-cell office:value-type="float" office:value="169" calcext:value-type="float">
            <text:p>169</text:p>
          </table:table-cell>
          <table:table-cell office:value-type="float" office:value="3.78" calcext:value-type="float">
            <text:p>3,78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17" calcext:value-type="float">
            <text:p>417</text:p>
          </table:table-cell>
          <table:table-cell office:value-type="float" office:value="170" calcext:value-type="float">
            <text:p>170</text:p>
          </table:table-cell>
          <table:table-cell office:value-type="float" office:value="3.77" calcext:value-type="float">
            <text:p>3,77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21" calcext:value-type="float">
            <text:p>421</text:p>
          </table:table-cell>
          <table:table-cell office:value-type="float" office:value="170" calcext:value-type="float">
            <text:p>170</text:p>
          </table:table-cell>
          <table:table-cell office:value-type="float" office:value="3.77" calcext:value-type="float">
            <text:p>3,77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24" calcext:value-type="float">
            <text:p>424</text:p>
          </table:table-cell>
          <table:table-cell office:value-type="float" office:value="171" calcext:value-type="float">
            <text:p>171</text:p>
          </table:table-cell>
          <table:table-cell office:value-type="float" office:value="3.77" calcext:value-type="float">
            <text:p>3,77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 office:value-type="float" office:value="3.77" calcext:value-type="float">
            <text:p>3,77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31" calcext:value-type="float">
            <text:p>431</text:p>
          </table:table-cell>
          <table:table-cell office:value-type="float" office:value="173" calcext:value-type="float">
            <text:p>173</text:p>
          </table:table-cell>
          <table:table-cell office:value-type="float" office:value="3.77" calcext:value-type="float">
            <text:p>3,77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35" calcext:value-type="float">
            <text:p>435</text:p>
          </table:table-cell>
          <table:table-cell office:value-type="float" office:value="174" calcext:value-type="float">
            <text:p>174</text:p>
          </table:table-cell>
          <table:table-cell office:value-type="float" office:value="3.77" calcext:value-type="float">
            <text:p>3,77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39" calcext:value-type="float">
            <text:p>439</text:p>
          </table:table-cell>
          <table:table-cell office:value-type="float" office:value="174" calcext:value-type="float">
            <text:p>174</text:p>
          </table:table-cell>
          <table:table-cell office:value-type="float" office:value="3.76" calcext:value-type="float">
            <text:p>3,76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42" calcext:value-type="float">
            <text:p>442</text:p>
          </table:table-cell>
          <table:table-cell office:value-type="float" office:value="175" calcext:value-type="float">
            <text:p>175</text:p>
          </table:table-cell>
          <table:table-cell office:value-type="float" office:value="3.76" calcext:value-type="float">
            <text:p>3,7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 office:value-type="float" office:value="3.76" calcext:value-type="float">
            <text:p>3,7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49" calcext:value-type="float">
            <text:p>449</text:p>
          </table:table-cell>
          <table:table-cell office:value-type="float" office:value="176" calcext:value-type="float">
            <text:p>176</text:p>
          </table:table-cell>
          <table:table-cell office:value-type="float" office:value="3.76" calcext:value-type="float">
            <text:p>3,76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53" calcext:value-type="float">
            <text:p>453</text:p>
          </table:table-cell>
          <table:table-cell office:value-type="float" office:value="177" calcext:value-type="float">
            <text:p>177</text:p>
          </table:table-cell>
          <table:table-cell office:value-type="float" office:value="3.76" calcext:value-type="float">
            <text:p>3,76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56" calcext:value-type="float">
            <text:p>456</text:p>
          </table:table-cell>
          <table:table-cell office:value-type="float" office:value="178" calcext:value-type="float">
            <text:p>178</text:p>
          </table:table-cell>
          <table:table-cell office:value-type="float" office:value="3.76" calcext:value-type="float">
            <text:p>3,76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60" calcext:value-type="float">
            <text:p>460</text:p>
          </table:table-cell>
          <table:table-cell office:value-type="float" office:value="178" calcext:value-type="float">
            <text:p>178</text:p>
          </table:table-cell>
          <table:table-cell office:value-type="float" office:value="3.76" calcext:value-type="float">
            <text:p>3,76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64" calcext:value-type="float">
            <text:p>464</text:p>
          </table:table-cell>
          <table:table-cell office:value-type="float" office:value="179" calcext:value-type="float">
            <text:p>179</text:p>
          </table:table-cell>
          <table:table-cell office:value-type="float" office:value="3.76" calcext:value-type="float">
            <text:p>3,76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67" calcext:value-type="float">
            <text:p>467</text:p>
          </table:table-cell>
          <table:table-cell office:value-type="float" office:value="180" calcext:value-type="float">
            <text:p>180</text:p>
          </table:table-cell>
          <table:table-cell office:value-type="float" office:value="3.77" calcext:value-type="float">
            <text:p>3,77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71" calcext:value-type="float">
            <text:p>471</text:p>
          </table:table-cell>
          <table:table-cell office:value-type="float" office:value="181" calcext:value-type="float">
            <text:p>181</text:p>
          </table:table-cell>
          <table:table-cell office:value-type="float" office:value="3.78" calcext:value-type="float">
            <text:p>3,78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75" calcext:value-type="float">
            <text:p>475</text:p>
          </table:table-cell>
          <table:table-cell office:value-type="float" office:value="181" calcext:value-type="float">
            <text:p>181</text:p>
          </table:table-cell>
          <table:table-cell office:value-type="float" office:value="3.79" calcext:value-type="float">
            <text:p>3,79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78" calcext:value-type="float">
            <text:p>478</text:p>
          </table:table-cell>
          <table:table-cell office:value-type="float" office:value="182" calcext:value-type="float">
            <text:p>182</text:p>
          </table:table-cell>
          <table:table-cell office:value-type="float" office:value="3.81" calcext:value-type="float">
            <text:p>3,8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82" calcext:value-type="float">
            <text:p>482</text:p>
          </table:table-cell>
          <table:table-cell office:value-type="float" office:value="183" calcext:value-type="float">
            <text:p>183</text:p>
          </table:table-cell>
          <table:table-cell office:value-type="float" office:value="3.83" calcext:value-type="float">
            <text:p>3,83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86" calcext:value-type="float">
            <text:p>486</text:p>
          </table:table-cell>
          <table:table-cell office:value-type="float" office:value="183" calcext:value-type="float">
            <text:p>183</text:p>
          </table:table-cell>
          <table:table-cell office:value-type="float" office:value="3.85" calcext:value-type="float">
            <text:p>3,8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89" calcext:value-type="float">
            <text:p>489</text:p>
          </table:table-cell>
          <table:table-cell office:value-type="float" office:value="184" calcext:value-type="float">
            <text:p>184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93" calcext:value-type="float">
            <text:p>493</text:p>
          </table:table-cell>
          <table:table-cell office:value-type="float" office:value="185" calcext:value-type="float">
            <text:p>185</text:p>
          </table:table-cell>
          <table:table-cell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97" calcext:value-type="float">
            <text:p>497</text:p>
          </table:table-cell>
          <table:table-cell office:value-type="float" office:value="185" calcext:value-type="float">
            <text:p>185</text:p>
          </table:table-cell>
          <table:table-cell office:value-type="float" office:value="3.91" calcext:value-type="float">
            <text:p>3,91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01" calcext:value-type="float">
            <text:p>501</text:p>
          </table:table-cell>
          <table:table-cell office:value-type="float" office:value="186" calcext:value-type="float">
            <text:p>186</text:p>
          </table:table-cell>
          <table:table-cell office:value-type="float" office:value="3.94" calcext:value-type="float">
            <text:p>3,9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5" calcext:value-type="float">
            <text:p>505</text:p>
          </table:table-cell>
          <table:table-cell office:value-type="float" office:value="187" calcext:value-type="float">
            <text:p>187</text:p>
          </table:table-cell>
          <table:table-cell office:value-type="float" office:value="3.97" calcext:value-type="float">
            <text:p>3,97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09" calcext:value-type="float">
            <text:p>509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16" calcext:value-type="float">
            <text:p>516</text:p>
          </table:table-cell>
          <table:table-cell office:value-type="float" office:value="189" calcext:value-type="float">
            <text:p>189</text:p>
          </table:table-cell>
          <table:table-cell office:value-type="float" office:value="4.05" calcext:value-type="float">
            <text:p>4,0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189" calcext:value-type="float">
            <text:p>189</text:p>
          </table:table-cell>
          <table:table-cell office:value-type="float" office:value="4.07" calcext:value-type="float">
            <text:p>4,07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24" calcext:value-type="float">
            <text:p>524</text:p>
          </table:table-cell>
          <table:table-cell office:value-type="float" office:value="190" calcext:value-type="float">
            <text:p>190</text:p>
          </table:table-cell>
          <table:table-cell office:value-type="float" office:value="4.09" calcext:value-type="float">
            <text:p>4,09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28" calcext:value-type="float">
            <text:p>528</text:p>
          </table:table-cell>
          <table:table-cell office:value-type="float" office:value="191" calcext:value-type="float">
            <text:p>191</text:p>
          </table:table-cell>
          <table:table-cell office:value-type="float" office:value="4.11" calcext:value-type="float">
            <text:p>4,11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32" calcext:value-type="float">
            <text:p>532</text:p>
          </table:table-cell>
          <table:table-cell office:value-type="float" office:value="191" calcext:value-type="float">
            <text:p>191</text:p>
          </table:table-cell>
          <table:table-cell office:value-type="float" office:value="4.13" calcext:value-type="float">
            <text:p>4,1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36" calcext:value-type="float">
            <text:p>536</text:p>
          </table:table-cell>
          <table:table-cell office:value-type="float" office:value="192" calcext:value-type="float">
            <text:p>192</text:p>
          </table:table-cell>
          <table:table-cell office:value-type="float" office:value="4.15" calcext:value-type="float">
            <text:p>4,1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40" calcext:value-type="float">
            <text:p>540</text:p>
          </table:table-cell>
          <table:table-cell office:value-type="float" office:value="192" calcext:value-type="float">
            <text:p>192</text:p>
          </table:table-cell>
          <table:table-cell office:value-type="float" office:value="4.17" calcext:value-type="float">
            <text:p>4,17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44" calcext:value-type="float">
            <text:p>544</text:p>
          </table:table-cell>
          <table:table-cell office:value-type="float" office:value="193" calcext:value-type="float">
            <text:p>193</text:p>
          </table:table-cell>
          <table:table-cell office:value-type="float" office:value="4.19" calcext:value-type="float">
            <text:p>4,19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48" calcext:value-type="float">
            <text:p>548</text:p>
          </table:table-cell>
          <table:table-cell office:value-type="float" office:value="194" calcext:value-type="float">
            <text:p>194</text:p>
          </table:table-cell>
          <table:table-cell office:value-type="float" office:value="4.22" calcext:value-type="float">
            <text:p>4,22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52" calcext:value-type="float">
            <text:p>552</text:p>
          </table:table-cell>
          <table:table-cell office:value-type="float" office:value="194" calcext:value-type="float">
            <text:p>194</text:p>
          </table:table-cell>
          <table:table-cell office:value-type="float" office:value="4.24" calcext:value-type="float">
            <text:p>4,24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56" calcext:value-type="float">
            <text:p>556</text:p>
          </table:table-cell>
          <table:table-cell office:value-type="float" office:value="195" calcext:value-type="float">
            <text:p>195</text:p>
          </table:table-cell>
          <table:table-cell office:value-type="float" office:value="4.26" calcext:value-type="float">
            <text:p>4,26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60" calcext:value-type="float">
            <text:p>560</text:p>
          </table:table-cell>
          <table:table-cell office:value-type="float" office:value="195" calcext:value-type="float">
            <text:p>195</text:p>
          </table:table-cell>
          <table:table-cell office:value-type="float" office:value="4.29" calcext:value-type="float">
            <text:p>4,29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65" calcext:value-type="float">
            <text:p>565</text:p>
          </table:table-cell>
          <table:table-cell office:value-type="float" office:value="196" calcext:value-type="float">
            <text:p>196</text:p>
          </table:table-cell>
          <table:table-cell office:value-type="float" office:value="4.31" calcext:value-type="float">
            <text:p>4,31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69" calcext:value-type="float">
            <text:p>569</text:p>
          </table:table-cell>
          <table:table-cell office:value-type="float" office:value="197" calcext:value-type="float">
            <text:p>197</text:p>
          </table:table-cell>
          <table:table-cell office:value-type="float" office:value="4.33" calcext:value-type="float">
            <text:p>4,3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73" calcext:value-type="float">
            <text:p>573</text:p>
          </table:table-cell>
          <table:table-cell office:value-type="float" office:value="197" calcext:value-type="float">
            <text:p>197</text:p>
          </table:table-cell>
          <table:table-cell office:value-type="float" office:value="4.36" calcext:value-type="float">
            <text:p>4,36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77" calcext:value-type="float">
            <text:p>577</text:p>
          </table:table-cell>
          <table:table-cell office:value-type="float" office:value="198" calcext:value-type="float">
            <text:p>198</text:p>
          </table:table-cell>
          <table:table-cell office:value-type="float" office:value="4.38" calcext:value-type="float">
            <text:p>4,38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81" calcext:value-type="float">
            <text:p>581</text:p>
          </table:table-cell>
          <table:table-cell office:value-type="float" office:value="198" calcext:value-type="float">
            <text:p>198</text:p>
          </table:table-cell>
          <table:table-cell office:value-type="float" office:value="4.41" calcext:value-type="float">
            <text:p>4,41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86" calcext:value-type="float">
            <text:p>586</text:p>
          </table:table-cell>
          <table:table-cell office:value-type="float" office:value="199" calcext:value-type="float">
            <text:p>199</text:p>
          </table:table-cell>
          <table:table-cell office:value-type="float" office:value="4.43" calcext:value-type="float">
            <text:p>4,43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90" calcext:value-type="float">
            <text:p>590</text:p>
          </table:table-cell>
          <table:table-cell office:value-type="float" office:value="199" calcext:value-type="float">
            <text:p>199</text:p>
          </table:table-cell>
          <table:table-cell office:value-type="float" office:value="4.46" calcext:value-type="float">
            <text:p>4,46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office:value-type="float" office:value="4.48" calcext:value-type="float">
            <text:p>4,48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98" calcext:value-type="float">
            <text:p>598</text:p>
          </table:table-cell>
          <table:table-cell office:value-type="float" office:value="201" calcext:value-type="float">
            <text:p>201</text:p>
          </table:table-cell>
          <table:table-cell office:value-type="float" office:value="4.51" calcext:value-type="float">
            <text:p>4,5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03" calcext:value-type="float">
            <text:p>603</text:p>
          </table:table-cell>
          <table:table-cell office:value-type="float" office:value="201" calcext:value-type="float">
            <text:p>201</text:p>
          </table:table-cell>
          <table:table-cell office:value-type="float" office:value="4.54" calcext:value-type="float">
            <text:p>4,54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07" calcext:value-type="float">
            <text:p>607</text:p>
          </table:table-cell>
          <table:table-cell office:value-type="float" office:value="202" calcext:value-type="float">
            <text:p>202</text:p>
          </table:table-cell>
          <table:table-cell office:value-type="float" office:value="4.57" calcext:value-type="float">
            <text:p>4,57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12" calcext:value-type="float">
            <text:p>612</text:p>
          </table:table-cell>
          <table:table-cell office:value-type="float" office:value="202" calcext:value-type="float">
            <text:p>202</text:p>
          </table:table-cell>
          <table:table-cell office:value-type="float" office:value="4.6" calcext:value-type="float">
            <text:p>4,6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16" calcext:value-type="float">
            <text:p>616</text:p>
          </table:table-cell>
          <table:table-cell office:value-type="float" office:value="203" calcext:value-type="float">
            <text:p>203</text:p>
          </table:table-cell>
          <table:table-cell office:value-type="float" office:value="4.63" calcext:value-type="float">
            <text:p>4,6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21" calcext:value-type="float">
            <text:p>621</text:p>
          </table:table-cell>
          <table:table-cell office:value-type="float" office:value="203" calcext:value-type="float">
            <text:p>203</text:p>
          </table:table-cell>
          <table:table-cell office:value-type="float" office:value="4.66" calcext:value-type="float">
            <text:p>4,66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25" calcext:value-type="float">
            <text:p>625</text:p>
          </table:table-cell>
          <table:table-cell office:value-type="float" office:value="204" calcext:value-type="float">
            <text:p>204</text:p>
          </table:table-cell>
          <table:table-cell office:value-type="float" office:value="4.69" calcext:value-type="float">
            <text:p>4,69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30" calcext:value-type="float">
            <text:p>630</text:p>
          </table:table-cell>
          <table:table-cell office:value-type="float" office:value="204" calcext:value-type="float">
            <text:p>204</text:p>
          </table:table-cell>
          <table:table-cell office:value-type="float" office:value="4.72" calcext:value-type="float">
            <text:p>4,72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34" calcext:value-type="float">
            <text:p>634</text:p>
          </table:table-cell>
          <table:table-cell office:value-type="float" office:value="205" calcext:value-type="float">
            <text:p>205</text:p>
          </table:table-cell>
          <table:table-cell office:value-type="float" office:value="4.75" calcext:value-type="float">
            <text:p>4,7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39" calcext:value-type="float">
            <text:p>639</text:p>
          </table:table-cell>
          <table:table-cell office:value-type="float" office:value="205" calcext:value-type="float">
            <text:p>205</text:p>
          </table:table-cell>
          <table:table-cell office:value-type="float" office:value="4.78" calcext:value-type="float">
            <text:p>4,78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43" calcext:value-type="float">
            <text:p>643</text:p>
          </table:table-cell>
          <table:table-cell office:value-type="float" office:value="206" calcext:value-type="float">
            <text:p>206</text:p>
          </table:table-cell>
          <table:table-cell office:value-type="float" office:value="4.81" calcext:value-type="float">
            <text:p>4,81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48" calcext:value-type="float">
            <text:p>648</text:p>
          </table:table-cell>
          <table:table-cell office:value-type="float" office:value="206" calcext:value-type="float">
            <text:p>206</text:p>
          </table:table-cell>
          <table:table-cell office:value-type="float" office:value="4.85" calcext:value-type="float">
            <text:p>4,8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53" calcext:value-type="float">
            <text:p>653</text:p>
          </table:table-cell>
          <table:table-cell office:value-type="float" office:value="207" calcext:value-type="float">
            <text:p>207</text:p>
          </table:table-cell>
          <table:table-cell office:value-type="float" office:value="4.88" calcext:value-type="float">
            <text:p>4,88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58" calcext:value-type="float">
            <text:p>658</text:p>
          </table:table-cell>
          <table:table-cell office:value-type="float" office:value="207" calcext:value-type="float">
            <text:p>207</text:p>
          </table:table-cell>
          <table:table-cell office:value-type="float" office:value="4.91" calcext:value-type="float">
            <text:p>4,91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62" calcext:value-type="float">
            <text:p>662</text:p>
          </table:table-cell>
          <table:table-cell office:value-type="float" office:value="208" calcext:value-type="float">
            <text:p>208</text:p>
          </table:table-cell>
          <table:table-cell office:value-type="float" office:value="4.94" calcext:value-type="float">
            <text:p>4,94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67" calcext:value-type="float">
            <text:p>667</text:p>
          </table:table-cell>
          <table:table-cell office:value-type="float" office:value="208" calcext:value-type="float">
            <text:p>208</text:p>
          </table:table-cell>
          <table:table-cell office:value-type="float" office:value="4.97" calcext:value-type="float">
            <text:p>4,97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72" calcext:value-type="float">
            <text:p>672</text:p>
          </table:table-cell>
          <table:table-cell office:value-type="float" office:value="209" calcext:value-type="float">
            <text:p>209</text:p>
          </table:table-cell>
          <table:table-cell office:value-type="float" office:value="5.01" calcext:value-type="float">
            <text:p>5,01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77" calcext:value-type="float">
            <text:p>677</text:p>
          </table:table-cell>
          <table:table-cell office:value-type="float" office:value="209" calcext:value-type="float">
            <text:p>209</text:p>
          </table:table-cell>
          <table:table-cell office:value-type="float" office:value="5.05" calcext:value-type="float">
            <text:p>5,0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82" calcext:value-type="float">
            <text:p>682</text:p>
          </table:table-cell>
          <table:table-cell office:value-type="float" office:value="210" calcext:value-type="float">
            <text:p>210</text:p>
          </table:table-cell>
          <table:table-cell office:value-type="float" office:value="5.08" calcext:value-type="float">
            <text:p>5,08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87" calcext:value-type="float">
            <text:p>687</text:p>
          </table:table-cell>
          <table:table-cell office:value-type="float" office:value="210" calcext:value-type="float">
            <text:p>210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92" calcext:value-type="float">
            <text:p>692</text:p>
          </table:table-cell>
          <table:table-cell office:value-type="float" office:value="210" calcext:value-type="float">
            <text:p>210</text:p>
          </table:table-cell>
          <table:table-cell office:value-type="float" office:value="5.16" calcext:value-type="float">
            <text:p>5,1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97" calcext:value-type="float">
            <text:p>697</text:p>
          </table:table-cell>
          <table:table-cell office:value-type="float" office:value="211" calcext:value-type="float">
            <text:p>211</text:p>
          </table:table-cell>
          <table:table-cell office:value-type="float" office:value="5.19" calcext:value-type="float">
            <text:p>5,19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02" calcext:value-type="float">
            <text:p>702</text:p>
          </table:table-cell>
          <table:table-cell office:value-type="float" office:value="211" calcext:value-type="float">
            <text:p>211</text:p>
          </table:table-cell>
          <table:table-cell office:value-type="float" office:value="5.22" calcext:value-type="float">
            <text:p>5,22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07" calcext:value-type="float">
            <text:p>707</text:p>
          </table:table-cell>
          <table:table-cell office:value-type="float" office:value="212" calcext:value-type="float">
            <text:p>212</text:p>
          </table:table-cell>
          <table:table-cell office:value-type="float" office:value="5.25" calcext:value-type="float">
            <text:p>5,2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12" calcext:value-type="float">
            <text:p>712</text:p>
          </table:table-cell>
          <table:table-cell office:value-type="float" office:value="212" calcext:value-type="float">
            <text:p>212</text:p>
          </table:table-cell>
          <table:table-cell office:value-type="float" office:value="5.29" calcext:value-type="float">
            <text:p>5,29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17" calcext:value-type="float">
            <text:p>717</text:p>
          </table:table-cell>
          <table:table-cell office:value-type="float" office:value="213" calcext:value-type="float">
            <text:p>213</text:p>
          </table:table-cell>
          <table:table-cell office:value-type="float" office:value="5.32" calcext:value-type="float">
            <text:p>5,3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22" calcext:value-type="float">
            <text:p>722</text:p>
          </table:table-cell>
          <table:table-cell office:value-type="float" office:value="213" calcext:value-type="float">
            <text:p>213</text:p>
          </table:table-cell>
          <table:table-cell office:value-type="float" office:value="5.36" calcext:value-type="float">
            <text:p>5,36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27" calcext:value-type="float">
            <text:p>727</text:p>
          </table:table-cell>
          <table:table-cell office:value-type="float" office:value="214" calcext:value-type="float">
            <text:p>214</text:p>
          </table:table-cell>
          <table:table-cell office:value-type="float" office:value="5.39" calcext:value-type="float">
            <text:p>5,39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32" calcext:value-type="float">
            <text:p>732</text:p>
          </table:table-cell>
          <table:table-cell office:value-type="float" office:value="214" calcext:value-type="float">
            <text:p>214</text:p>
          </table:table-cell>
          <table:table-cell office:value-type="float" office:value="5.43" calcext:value-type="float">
            <text:p>5,43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38" calcext:value-type="float">
            <text:p>738</text:p>
          </table:table-cell>
          <table:table-cell office:value-type="float" office:value="214" calcext:value-type="float">
            <text:p>214</text:p>
          </table:table-cell>
          <table:table-cell office:value-type="float" office:value="5.47" calcext:value-type="float">
            <text:p>5,47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43" calcext:value-type="float">
            <text:p>743</text:p>
          </table:table-cell>
          <table:table-cell office:value-type="float" office:value="215" calcext:value-type="float">
            <text:p>215</text:p>
          </table:table-cell>
          <table:table-cell office:value-type="float" office:value="5.51" calcext:value-type="float">
            <text:p>5,5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48" calcext:value-type="float">
            <text:p>748</text:p>
          </table:table-cell>
          <table:table-cell office:value-type="float" office:value="215" calcext:value-type="float">
            <text:p>215</text:p>
          </table:table-cell>
          <table:table-cell office:value-type="float" office:value="5.54" calcext:value-type="float">
            <text:p>5,54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54" calcext:value-type="float">
            <text:p>754</text:p>
          </table:table-cell>
          <table:table-cell office:value-type="float" office:value="216" calcext:value-type="float">
            <text:p>216</text:p>
          </table:table-cell>
          <table:table-cell office:value-type="float" office:value="5.58" calcext:value-type="float">
            <text:p>5,58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59" calcext:value-type="float">
            <text:p>759</text:p>
          </table:table-cell>
          <table:table-cell office:value-type="float" office:value="216" calcext:value-type="float">
            <text:p>216</text:p>
          </table:table-cell>
          <table:table-cell office:value-type="float" office:value="5.62" calcext:value-type="float">
            <text:p>5,6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64" calcext:value-type="float">
            <text:p>764</text:p>
          </table:table-cell>
          <table:table-cell office:value-type="float" office:value="216" calcext:value-type="float">
            <text:p>216</text:p>
          </table:table-cell>
          <table:table-cell office:value-type="float" office:value="5.66" calcext:value-type="float">
            <text:p>5,66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70" calcext:value-type="float">
            <text:p>770</text:p>
          </table:table-cell>
          <table:table-cell office:value-type="float" office:value="217" calcext:value-type="float">
            <text:p>217</text:p>
          </table:table-cell>
          <table:table-cell office:value-type="float" office:value="5.7" calcext:value-type="float">
            <text:p>5,7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76" calcext:value-type="float">
            <text:p>776</text:p>
          </table:table-cell>
          <table:table-cell office:value-type="float" office:value="217" calcext:value-type="float">
            <text:p>217</text:p>
          </table:table-cell>
          <table:table-cell office:value-type="float" office:value="5.75" calcext:value-type="float">
            <text:p>5,7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81" calcext:value-type="float">
            <text:p>781</text:p>
          </table:table-cell>
          <table:table-cell office:value-type="float" office:value="218" calcext:value-type="float">
            <text:p>218</text:p>
          </table:table-cell>
          <table:table-cell office:value-type="float" office:value="5.79" calcext:value-type="float">
            <text:p>5,79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87" calcext:value-type="float">
            <text:p>787</text:p>
          </table:table-cell>
          <table:table-cell office:value-type="float" office:value="218" calcext:value-type="float">
            <text:p>218</text:p>
          </table:table-cell>
          <table:table-cell office:value-type="float" office:value="5.84" calcext:value-type="float">
            <text:p>5,84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92" calcext:value-type="float">
            <text:p>792</text:p>
          </table:table-cell>
          <table:table-cell office:value-type="float" office:value="218" calcext:value-type="float">
            <text:p>218</text:p>
          </table:table-cell>
          <table:table-cell office:value-type="float" office:value="5.88" calcext:value-type="float">
            <text:p>5,88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98" calcext:value-type="float">
            <text:p>798</text:p>
          </table:table-cell>
          <table:table-cell office:value-type="float" office:value="219" calcext:value-type="float">
            <text:p>219</text:p>
          </table:table-cell>
          <table:table-cell office:value-type="float" office:value="5.92" calcext:value-type="float">
            <text:p>5,92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04" calcext:value-type="float">
            <text:p>804</text:p>
          </table:table-cell>
          <table:table-cell office:value-type="float" office:value="219" calcext:value-type="float">
            <text:p>219</text:p>
          </table:table-cell>
          <table:table-cell office:value-type="float" office:value="5.97" calcext:value-type="float">
            <text:p>5,97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15" calcext:value-type="float">
            <text:p>815</text:p>
          </table:table-cell>
          <table:table-cell office:value-type="float" office:value="220" calcext:value-type="float">
            <text:p>220</text:p>
          </table:table-cell>
          <table:table-cell office:value-type="float" office:value="6.05" calcext:value-type="float">
            <text:p>6,0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21" calcext:value-type="float">
            <text:p>821</text:p>
          </table:table-cell>
          <table:table-cell office:value-type="float" office:value="220" calcext:value-type="float">
            <text:p>220</text:p>
          </table:table-cell>
          <table:table-cell office:value-type="float" office:value="6.09" calcext:value-type="float">
            <text:p>6,09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27" calcext:value-type="float">
            <text:p>827</text:p>
          </table:table-cell>
          <table:table-cell office:value-type="float" office:value="220" calcext:value-type="float">
            <text:p>220</text:p>
          </table:table-cell>
          <table:table-cell office:value-type="float" office:value="6.14" calcext:value-type="float">
            <text:p>6,14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33" calcext:value-type="float">
            <text:p>833</text:p>
          </table:table-cell>
          <table:table-cell office:value-type="float" office:value="221" calcext:value-type="float">
            <text:p>221</text:p>
          </table:table-cell>
          <table:table-cell office:value-type="float" office:value="6.18" calcext:value-type="float">
            <text:p>6,18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39" calcext:value-type="float">
            <text:p>839</text:p>
          </table:table-cell>
          <table:table-cell office:value-type="float" office:value="221" calcext:value-type="float">
            <text:p>221</text:p>
          </table:table-cell>
          <table:table-cell office:value-type="float" office:value="6.22" calcext:value-type="float">
            <text:p>6,22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45" calcext:value-type="float">
            <text:p>845</text:p>
          </table:table-cell>
          <table:table-cell office:value-type="float" office:value="221" calcext:value-type="float">
            <text:p>221</text:p>
          </table:table-cell>
          <table:table-cell office:value-type="float" office:value="6.26" calcext:value-type="float">
            <text:p>6,26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51" calcext:value-type="float">
            <text:p>851</text:p>
          </table:table-cell>
          <table:table-cell office:value-type="float" office:value="222" calcext:value-type="float">
            <text:p>222</text:p>
          </table:table-cell>
          <table:table-cell office:value-type="float" office:value="6.31" calcext:value-type="float">
            <text:p>6,31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57" calcext:value-type="float">
            <text:p>857</text:p>
          </table:table-cell>
          <table:table-cell office:value-type="float" office:value="222" calcext:value-type="float">
            <text:p>222</text:p>
          </table:table-cell>
          <table:table-cell office:value-type="float" office:value="6.35" calcext:value-type="float">
            <text:p>6,3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63" calcext:value-type="float">
            <text:p>863</text:p>
          </table:table-cell>
          <table:table-cell office:value-type="float" office:value="223" calcext:value-type="float">
            <text:p>223</text:p>
          </table:table-cell>
          <table:table-cell office:value-type="float" office:value="6.4" calcext:value-type="float">
            <text:p>6,4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70" calcext:value-type="float">
            <text:p>870</text:p>
          </table:table-cell>
          <table:table-cell office:value-type="float" office:value="223" calcext:value-type="float">
            <text:p>223</text:p>
          </table:table-cell>
          <table:table-cell office:value-type="float" office:value="6.45" calcext:value-type="float">
            <text:p>6,4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76" calcext:value-type="float">
            <text:p>876</text:p>
          </table:table-cell>
          <table:table-cell office:value-type="float" office:value="223" calcext:value-type="float">
            <text:p>223</text:p>
          </table:table-cell>
          <table:table-cell office:value-type="float" office:value="6.5" calcext:value-type="float">
            <text:p>6,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82" calcext:value-type="float">
            <text:p>882</text:p>
          </table:table-cell>
          <table:table-cell office:value-type="float" office:value="224" calcext:value-type="float">
            <text:p>224</text:p>
          </table:table-cell>
          <table:table-cell office:value-type="float" office:value="6.56" calcext:value-type="float">
            <text:p>6,56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88" calcext:value-type="float">
            <text:p>888</text:p>
          </table:table-cell>
          <table:table-cell office:value-type="float" office:value="224" calcext:value-type="float">
            <text:p>224</text:p>
          </table:table-cell>
          <table:table-cell office:value-type="float" office:value="6.61" calcext:value-type="float">
            <text:p>6,61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95" calcext:value-type="float">
            <text:p>895</text:p>
          </table:table-cell>
          <table:table-cell office:value-type="float" office:value="225" calcext:value-type="float">
            <text:p>225</text:p>
          </table:table-cell>
          <table:table-cell office:value-type="float" office:value="6.66" calcext:value-type="float">
            <text:p>6,66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01" calcext:value-type="float">
            <text:p>901</text:p>
          </table:table-cell>
          <table:table-cell office:value-type="float" office:value="225" calcext:value-type="float">
            <text:p>225</text:p>
          </table:table-cell>
          <table:table-cell office:value-type="float" office:value="6.71" calcext:value-type="float">
            <text:p>6,71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08" calcext:value-type="float">
            <text:p>908</text:p>
          </table:table-cell>
          <table:table-cell office:value-type="float" office:value="225" calcext:value-type="float">
            <text:p>225</text:p>
          </table:table-cell>
          <table:table-cell office:value-type="float" office:value="6.76" calcext:value-type="float">
            <text:p>6,76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14" calcext:value-type="float">
            <text:p>914</text:p>
          </table:table-cell>
          <table:table-cell office:value-type="float" office:value="225" calcext:value-type="float">
            <text:p>225</text:p>
          </table:table-cell>
          <table:table-cell office:value-type="float" office:value="6.81" calcext:value-type="float">
            <text:p>6,81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21" calcext:value-type="float">
            <text:p>921</text:p>
          </table:table-cell>
          <table:table-cell office:value-type="float" office:value="226" calcext:value-type="float">
            <text:p>226</text:p>
          </table:table-cell>
          <table:table-cell office:value-type="float" office:value="6.86" calcext:value-type="float">
            <text:p>6,8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27" calcext:value-type="float">
            <text:p>927</text:p>
          </table:table-cell>
          <table:table-cell office:value-type="float" office:value="226" calcext:value-type="float">
            <text:p>226</text:p>
          </table:table-cell>
          <table:table-cell office:value-type="float" office:value="6.91" calcext:value-type="float">
            <text:p>6,91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34" calcext:value-type="float">
            <text:p>934</text:p>
          </table:table-cell>
          <table:table-cell office:value-type="float" office:value="226" calcext:value-type="float">
            <text:p>226</text:p>
          </table:table-cell>
          <table:table-cell office:value-type="float" office:value="6.96" calcext:value-type="float">
            <text:p>6,96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41" calcext:value-type="float">
            <text:p>941</text:p>
          </table:table-cell>
          <table:table-cell office:value-type="float" office:value="227" calcext:value-type="float">
            <text:p>227</text:p>
          </table:table-cell>
          <table:table-cell office:value-type="float" office:value="7.01" calcext:value-type="float">
            <text:p>7,0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48" calcext:value-type="float">
            <text:p>948</text:p>
          </table:table-cell>
          <table:table-cell office:value-type="float" office:value="227" calcext:value-type="float">
            <text:p>227</text:p>
          </table:table-cell>
          <table:table-cell office:value-type="float" office:value="7.06" calcext:value-type="float">
            <text:p>7,06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54" calcext:value-type="float">
            <text:p>954</text:p>
          </table:table-cell>
          <table:table-cell office:value-type="float" office:value="227" calcext:value-type="float">
            <text:p>227</text:p>
          </table:table-cell>
          <table:table-cell office:value-type="float" office:value="7.11" calcext:value-type="float">
            <text:p>7,1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61" calcext:value-type="float">
            <text:p>961</text:p>
          </table:table-cell>
          <table:table-cell office:value-type="float" office:value="228" calcext:value-type="float">
            <text:p>228</text:p>
          </table:table-cell>
          <table:table-cell office:value-type="float" office:value="7.17" calcext:value-type="float">
            <text:p>7,17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68" calcext:value-type="float">
            <text:p>968</text:p>
          </table:table-cell>
          <table:table-cell office:value-type="float" office:value="228" calcext:value-type="float">
            <text:p>228</text:p>
          </table:table-cell>
          <table:table-cell office:value-type="float" office:value="7.22" calcext:value-type="float">
            <text:p>7,22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75" calcext:value-type="float">
            <text:p>975</text:p>
          </table:table-cell>
          <table:table-cell office:value-type="float" office:value="228" calcext:value-type="float">
            <text:p>228</text:p>
          </table:table-cell>
          <table:table-cell office:value-type="float" office:value="7.27" calcext:value-type="float">
            <text:p>7,27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82" calcext:value-type="float">
            <text:p>982</text:p>
          </table:table-cell>
          <table:table-cell office:value-type="float" office:value="229" calcext:value-type="float">
            <text:p>229</text:p>
          </table:table-cell>
          <table:table-cell office:value-type="float" office:value="7.32" calcext:value-type="float">
            <text:p>7,32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89" calcext:value-type="float">
            <text:p>989</text:p>
          </table:table-cell>
          <table:table-cell office:value-type="float" office:value="229" calcext:value-type="float">
            <text:p>229</text:p>
          </table:table-cell>
          <table:table-cell office:value-type="float" office:value="7.38" calcext:value-type="float">
            <text:p>7,3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96" calcext:value-type="float">
            <text:p>996</text:p>
          </table:table-cell>
          <table:table-cell office:value-type="float" office:value="229" calcext:value-type="float">
            <text:p>229</text:p>
          </table:table-cell>
          <table:table-cell office:value-type="float" office:value="7.43" calcext:value-type="float">
            <text:p>7,43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04" calcext:value-type="float">
            <text:p>1004</text:p>
          </table:table-cell>
          <table:table-cell office:value-type="float" office:value="230" calcext:value-type="float">
            <text:p>230</text:p>
          </table:table-cell>
          <table:table-cell office:value-type="float" office:value="7.48" calcext:value-type="float">
            <text:p>7,4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11" calcext:value-type="float">
            <text:p>1011</text:p>
          </table:table-cell>
          <table:table-cell office:value-type="float" office:value="230" calcext:value-type="float">
            <text:p>230</text:p>
          </table:table-cell>
          <table:table-cell office:value-type="float" office:value="7.53" calcext:value-type="float">
            <text:p>7,53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8" calcext:value-type="float">
            <text:p>1018</text:p>
          </table:table-cell>
          <table:table-cell office:value-type="float" office:value="230" calcext:value-type="float">
            <text:p>23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25" calcext:value-type="float">
            <text:p>1025</text:p>
          </table:table-cell>
          <table:table-cell office:value-type="float" office:value="230" calcext:value-type="float">
            <text:p>23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33" calcext:value-type="float">
            <text:p>1033</text:p>
          </table:table-cell>
          <table:table-cell office:value-type="float" office:value="231" calcext:value-type="float">
            <text:p>23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40" calcext:value-type="float">
            <text:p>1040</text:p>
          </table:table-cell>
          <table:table-cell office:value-type="float" office:value="231" calcext:value-type="float">
            <text:p>23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47" calcext:value-type="float">
            <text:p>1047</text:p>
          </table:table-cell>
          <table:table-cell office:value-type="float" office:value="231" calcext:value-type="float">
            <text:p>23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55" calcext:value-type="float">
            <text:p>1055</text:p>
          </table:table-cell>
          <table:table-cell office:value-type="float" office:value="231" calcext:value-type="float">
            <text:p>23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62" calcext:value-type="float">
            <text:p>1062</text:p>
          </table:table-cell>
          <table:table-cell office:value-type="float" office:value="232" calcext:value-type="float">
            <text:p>232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69" calcext:value-type="float">
            <text:p>1069</text:p>
          </table:table-cell>
          <table:table-cell office:value-type="float" office:value="232" calcext:value-type="float">
            <text:p>232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77" calcext:value-type="float">
            <text:p>1077</text:p>
          </table:table-cell>
          <table:table-cell office:value-type="float" office:value="232" calcext:value-type="float">
            <text:p>232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84" calcext:value-type="float">
            <text:p>1084</text:p>
          </table:table-cell>
          <table:table-cell office:value-type="float" office:value="232" calcext:value-type="float">
            <text:p>232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91" calcext:value-type="float">
            <text:p>1091</text:p>
          </table:table-cell>
          <table:table-cell office:value-type="float" office:value="233" calcext:value-type="float">
            <text:p>233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98" calcext:value-type="float">
            <text:p>1098</text:p>
          </table:table-cell>
          <table:table-cell office:value-type="float" office:value="233" calcext:value-type="float">
            <text:p>233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06" calcext:value-type="float">
            <text:p>1106</text:p>
          </table:table-cell>
          <table:table-cell office:value-type="float" office:value="233" calcext:value-type="float">
            <text:p>233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13" calcext:value-type="float">
            <text:p>1113</text:p>
          </table:table-cell>
          <table:table-cell office:value-type="float" office:value="233" calcext:value-type="float">
            <text:p>233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20" calcext:value-type="float">
            <text:p>1120</text:p>
          </table:table-cell>
          <table:table-cell office:value-type="float" office:value="233" calcext:value-type="float">
            <text:p>233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28" calcext:value-type="float">
            <text:p>1128</text:p>
          </table:table-cell>
          <table:table-cell office:value-type="float" office:value="234" calcext:value-type="float">
            <text:p>23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35" calcext:value-type="float">
            <text:p>1135</text:p>
          </table:table-cell>
          <table:table-cell office:value-type="float" office:value="234" calcext:value-type="float">
            <text:p>23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42" calcext:value-type="float">
            <text:p>1142</text:p>
          </table:table-cell>
          <table:table-cell office:value-type="float" office:value="234" calcext:value-type="float">
            <text:p>23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49" calcext:value-type="float">
            <text:p>1149</text:p>
          </table:table-cell>
          <table:table-cell office:value-type="float" office:value="234" calcext:value-type="float">
            <text:p>23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57" calcext:value-type="float">
            <text:p>1157</text:p>
          </table:table-cell>
          <table:table-cell office:value-type="float" office:value="235" calcext:value-type="float">
            <text:p>23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164" calcext:value-type="float">
            <text:p>1164</text:p>
          </table:table-cell>
          <table:table-cell office:value-type="float" office:value="235" calcext:value-type="float">
            <text:p>23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171" calcext:value-type="float">
            <text:p>1171</text:p>
          </table:table-cell>
          <table:table-cell office:value-type="float" office:value="235" calcext:value-type="float">
            <text:p>23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79" calcext:value-type="float">
            <text:p>1179</text:p>
          </table:table-cell>
          <table:table-cell office:value-type="float" office:value="235" calcext:value-type="float">
            <text:p>23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186" calcext:value-type="float">
            <text:p>1186</text:p>
          </table:table-cell>
          <table:table-cell office:value-type="float" office:value="236" calcext:value-type="float">
            <text:p>236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193" calcext:value-type="float">
            <text:p>1193</text:p>
          </table:table-cell>
          <table:table-cell office:value-type="float" office:value="236" calcext:value-type="float">
            <text:p>236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01" calcext:value-type="float">
            <text:p>1201</text:p>
          </table:table-cell>
          <table:table-cell office:value-type="float" office:value="236" calcext:value-type="float">
            <text:p>236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08" calcext:value-type="float">
            <text:p>1208</text:p>
          </table:table-cell>
          <table:table-cell office:value-type="float" office:value="236" calcext:value-type="float">
            <text:p>236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15" calcext:value-type="float">
            <text:p>1215</text:p>
          </table:table-cell>
          <table:table-cell office:value-type="float" office:value="236" calcext:value-type="float">
            <text:p>236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22" calcext:value-type="float">
            <text:p>1222</text:p>
          </table:table-cell>
          <table:table-cell office:value-type="float" office:value="237" calcext:value-type="float">
            <text:p>237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30" calcext:value-type="float">
            <text:p>1230</text:p>
          </table:table-cell>
          <table:table-cell office:value-type="float" office:value="237" calcext:value-type="float">
            <text:p>237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37" calcext:value-type="float">
            <text:p>1237</text:p>
          </table:table-cell>
          <table:table-cell office:value-type="float" office:value="237" calcext:value-type="float">
            <text:p>237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44" calcext:value-type="float">
            <text:p>1244</text:p>
          </table:table-cell>
          <table:table-cell office:value-type="float" office:value="237" calcext:value-type="float">
            <text:p>237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252" calcext:value-type="float">
            <text:p>1252</text:p>
          </table:table-cell>
          <table:table-cell office:value-type="float" office:value="238" calcext:value-type="float">
            <text:p>238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59" calcext:value-type="float">
            <text:p>1259</text:p>
          </table:table-cell>
          <table:table-cell office:value-type="float" office:value="238" calcext:value-type="float">
            <text:p>238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66" calcext:value-type="float">
            <text:p>1266</text:p>
          </table:table-cell>
          <table:table-cell office:value-type="float" office:value="238" calcext:value-type="float">
            <text:p>238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73" calcext:value-type="float">
            <text:p>1273</text:p>
          </table:table-cell>
          <table:table-cell office:value-type="float" office:value="238" calcext:value-type="float">
            <text:p>238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281" calcext:value-type="float">
            <text:p>1281</text:p>
          </table:table-cell>
          <table:table-cell office:value-type="float" office:value="238" calcext:value-type="float">
            <text:p>238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88" calcext:value-type="float">
            <text:p>1288</text:p>
          </table:table-cell>
          <table:table-cell office:value-type="float" office:value="239" calcext:value-type="float">
            <text:p>239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303" calcext:value-type="float">
            <text:p>1303</text:p>
          </table:table-cell>
          <table:table-cell office:value-type="float" office:value="239" calcext:value-type="float">
            <text:p>239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310" calcext:value-type="float">
            <text:p>1310</text:p>
          </table:table-cell>
          <table:table-cell office:value-type="float" office:value="239" calcext:value-type="float">
            <text:p>239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317" calcext:value-type="float">
            <text:p>1317</text:p>
          </table:table-cell>
          <table:table-cell office:value-type="float" office:value="239" calcext:value-type="float">
            <text:p>239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325" calcext:value-type="float">
            <text:p>1325</text:p>
          </table:table-cell>
          <table:table-cell office:value-type="float" office:value="240" calcext:value-type="float">
            <text:p>24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332" calcext:value-type="float">
            <text:p>1332</text:p>
          </table:table-cell>
          <table:table-cell office:value-type="float" office:value="240" calcext:value-type="float">
            <text:p>24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339" calcext:value-type="float">
            <text:p>1339</text:p>
          </table:table-cell>
          <table:table-cell office:value-type="float" office:value="240" calcext:value-type="float">
            <text:p>24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46" calcext:value-type="float">
            <text:p>1346</text:p>
          </table:table-cell>
          <table:table-cell office:value-type="float" office:value="240" calcext:value-type="float">
            <text:p>24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354" calcext:value-type="float">
            <text:p>1354</text:p>
          </table:table-cell>
          <table:table-cell office:value-type="float" office:value="241" calcext:value-type="float">
            <text:p>241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61" calcext:value-type="float">
            <text:p>1361</text:p>
          </table:table-cell>
          <table:table-cell office:value-type="float" office:value="241" calcext:value-type="float">
            <text:p>241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368" calcext:value-type="float">
            <text:p>1368</text:p>
          </table:table-cell>
          <table:table-cell office:value-type="float" office:value="241" calcext:value-type="float">
            <text:p>241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76" calcext:value-type="float">
            <text:p>1376</text:p>
          </table:table-cell>
          <table:table-cell office:value-type="float" office:value="241" calcext:value-type="float">
            <text:p>241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83" calcext:value-type="float">
            <text:p>1383</text:p>
          </table:table-cell>
          <table:table-cell office:value-type="float" office:value="241" calcext:value-type="float">
            <text:p>241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90" calcext:value-type="float">
            <text:p>1390</text:p>
          </table:table-cell>
          <table:table-cell office:value-type="float" office:value="242" calcext:value-type="float">
            <text:p>242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97" calcext:value-type="float">
            <text:p>1397</text:p>
          </table:table-cell>
          <table:table-cell office:value-type="float" office:value="242" calcext:value-type="float">
            <text:p>242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05" calcext:value-type="float">
            <text:p>1405</text:p>
          </table:table-cell>
          <table:table-cell office:value-type="float" office:value="242" calcext:value-type="float">
            <text:p>242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12" calcext:value-type="float">
            <text:p>1412</text:p>
          </table:table-cell>
          <table:table-cell office:value-type="float" office:value="242" calcext:value-type="float">
            <text:p>242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19" calcext:value-type="float">
            <text:p>1419</text:p>
          </table:table-cell>
          <table:table-cell office:value-type="float" office:value="242" calcext:value-type="float">
            <text:p>242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27" calcext:value-type="float">
            <text:p>1427</text:p>
          </table:table-cell>
          <table:table-cell office:value-type="float" office:value="243" calcext:value-type="float">
            <text:p>243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34" calcext:value-type="float">
            <text:p>1434</text:p>
          </table:table-cell>
          <table:table-cell office:value-type="float" office:value="243" calcext:value-type="float">
            <text:p>243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1" calcext:value-type="float">
            <text:p>1441</text:p>
          </table:table-cell>
          <table:table-cell office:value-type="float" office:value="243" calcext:value-type="float">
            <text:p>243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8" calcext:value-type="float">
            <text:p>1448</text:p>
          </table:table-cell>
          <table:table-cell office:value-type="float" office:value="243" calcext:value-type="float">
            <text:p>243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6" calcext:value-type="float">
            <text:p>1456</text:p>
          </table:table-cell>
          <table:table-cell office:value-type="float" office:value="243" calcext:value-type="float">
            <text:p>243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63" calcext:value-type="float">
            <text:p>1463</text:p>
          </table:table-cell>
          <table:table-cell office:value-type="float" office:value="244" calcext:value-type="float">
            <text:p>244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70" calcext:value-type="float">
            <text:p>1470</text:p>
          </table:table-cell>
          <table:table-cell office:value-type="float" office:value="244" calcext:value-type="float">
            <text:p>244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78" calcext:value-type="float">
            <text:p>1478</text:p>
          </table:table-cell>
          <table:table-cell office:value-type="float" office:value="244" calcext:value-type="float">
            <text:p>244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85" calcext:value-type="float">
            <text:p>1485</text:p>
          </table:table-cell>
          <table:table-cell office:value-type="float" office:value="244" calcext:value-type="float">
            <text:p>244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92" calcext:value-type="float">
            <text:p>1492</text:p>
          </table:table-cell>
          <table:table-cell office:value-type="float" office:value="244" calcext:value-type="float">
            <text:p>244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99" calcext:value-type="float">
            <text:p>1499</text:p>
          </table:table-cell>
          <table:table-cell office:value-type="float" office:value="245" calcext:value-type="float">
            <text:p>24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07" calcext:value-type="float">
            <text:p>1507</text:p>
          </table:table-cell>
          <table:table-cell office:value-type="float" office:value="245" calcext:value-type="float">
            <text:p>24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514" calcext:value-type="float">
            <text:p>1514</text:p>
          </table:table-cell>
          <table:table-cell office:value-type="float" office:value="245" calcext:value-type="float">
            <text:p>24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65" calcext:value-type="float">
            <text:p>1565</text:p>
          </table:table-cell>
          <table:table-cell office:value-type="float" office:value="246" calcext:value-type="float">
            <text:p>246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572" calcext:value-type="float">
            <text:p>1572</text:p>
          </table:table-cell>
          <table:table-cell office:value-type="float" office:value="247" calcext:value-type="float">
            <text:p>247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79" calcext:value-type="float">
            <text:p>1579</text:p>
          </table:table-cell>
          <table:table-cell office:value-type="float" office:value="247" calcext:value-type="float">
            <text:p>247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623" calcext:value-type="float">
            <text:p>1623</text:p>
          </table:table-cell>
          <table:table-cell office:value-type="float" office:value="248" calcext:value-type="float">
            <text:p>248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630" calcext:value-type="float">
            <text:p>1630</text:p>
          </table:table-cell>
          <table:table-cell office:value-type="float" office:value="248" calcext:value-type="float">
            <text:p>248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638" calcext:value-type="float">
            <text:p>1638</text:p>
          </table:table-cell>
          <table:table-cell office:value-type="float" office:value="248" calcext:value-type="float">
            <text:p>248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645" calcext:value-type="float">
            <text:p>1645</text:p>
          </table:table-cell>
          <table:table-cell office:value-type="float" office:value="248" calcext:value-type="float">
            <text:p>248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52" calcext:value-type="float">
            <text:p>1652</text:p>
          </table:table-cell>
          <table:table-cell office:value-type="float" office:value="249" calcext:value-type="float">
            <text:p>249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660" calcext:value-type="float">
            <text:p>1660</text:p>
          </table:table-cell>
          <table:table-cell office:value-type="float" office:value="249" calcext:value-type="float">
            <text:p>249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667" calcext:value-type="float">
            <text:p>1667</text:p>
          </table:table-cell>
          <table:table-cell office:value-type="float" office:value="249" calcext:value-type="float">
            <text:p>249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674" calcext:value-type="float">
            <text:p>1674</text:p>
          </table:table-cell>
          <table:table-cell office:value-type="float" office:value="249" calcext:value-type="float">
            <text:p>249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681" calcext:value-type="float">
            <text:p>1681</text:p>
          </table:table-cell>
          <table:table-cell office:value-type="float" office:value="249" calcext:value-type="float">
            <text:p>249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689" calcext:value-type="float">
            <text:p>1689</text:p>
          </table:table-cell>
          <table:table-cell office:value-type="float" office:value="249" calcext:value-type="float">
            <text:p>249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696" calcext:value-type="float">
            <text:p>1696</text:p>
          </table:table-cell>
          <table:table-cell office:value-type="float" office:value="250" calcext:value-type="float">
            <text:p>250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703" calcext:value-type="float">
            <text:p>1703</text:p>
          </table:table-cell>
          <table:table-cell office:value-type="float" office:value="250" calcext:value-type="float">
            <text:p>250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710" calcext:value-type="float">
            <text:p>1710</text:p>
          </table:table-cell>
          <table:table-cell office:value-type="float" office:value="250" calcext:value-type="float">
            <text:p>250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718" calcext:value-type="float">
            <text:p>1718</text:p>
          </table:table-cell>
          <table:table-cell office:value-type="float" office:value="250" calcext:value-type="float">
            <text:p>250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761" calcext:value-type="float">
            <text:p>1761</text:p>
          </table:table-cell>
          <table:table-cell office:value-type="float" office:value="251" calcext:value-type="float">
            <text:p>251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769" calcext:value-type="float">
            <text:p>1769</text:p>
          </table:table-cell>
          <table:table-cell office:value-type="float" office:value="251" calcext:value-type="float">
            <text:p>251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790" calcext:value-type="float">
            <text:p>1790</text:p>
          </table:table-cell>
          <table:table-cell office:value-type="float" office:value="252" calcext:value-type="float">
            <text:p>252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798" calcext:value-type="float">
            <text:p>1798</text:p>
          </table:table-cell>
          <table:table-cell office:value-type="float" office:value="252" calcext:value-type="float">
            <text:p>252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805" calcext:value-type="float">
            <text:p>1805</text:p>
          </table:table-cell>
          <table:table-cell office:value-type="float" office:value="252" calcext:value-type="float">
            <text:p>252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812" calcext:value-type="float">
            <text:p>1812</text:p>
          </table:table-cell>
          <table:table-cell office:value-type="float" office:value="252" calcext:value-type="float">
            <text:p>252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820" calcext:value-type="float">
            <text:p>1820</text:p>
          </table:table-cell>
          <table:table-cell office:value-type="float" office:value="253" calcext:value-type="float">
            <text:p>253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827" calcext:value-type="float">
            <text:p>1827</text:p>
          </table:table-cell>
          <table:table-cell office:value-type="float" office:value="253" calcext:value-type="float">
            <text:p>253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834" calcext:value-type="float">
            <text:p>1834</text:p>
          </table:table-cell>
          <table:table-cell office:value-type="float" office:value="253" calcext:value-type="float">
            <text:p>253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841" calcext:value-type="float">
            <text:p>1841</text:p>
          </table:table-cell>
          <table:table-cell office:value-type="float" office:value="253" calcext:value-type="float">
            <text:p>253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849" calcext:value-type="float">
            <text:p>1849</text:p>
          </table:table-cell>
          <table:table-cell office:value-type="float" office:value="253" calcext:value-type="float">
            <text:p>253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856" calcext:value-type="float">
            <text:p>1856</text:p>
          </table:table-cell>
          <table:table-cell office:value-type="float" office:value="253" calcext:value-type="float">
            <text:p>253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863" calcext:value-type="float">
            <text:p>1863</text:p>
          </table:table-cell>
          <table:table-cell office:value-type="float" office:value="254" calcext:value-type="float">
            <text:p>254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870" calcext:value-type="float">
            <text:p>1870</text:p>
          </table:table-cell>
          <table:table-cell office:value-type="float" office:value="254" calcext:value-type="float">
            <text:p>254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878" calcext:value-type="float">
            <text:p>1878</text:p>
          </table:table-cell>
          <table:table-cell office:value-type="float" office:value="254" calcext:value-type="float">
            <text:p>254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885" calcext:value-type="float">
            <text:p>1885</text:p>
          </table:table-cell>
          <table:table-cell office:value-type="float" office:value="254" calcext:value-type="float">
            <text:p>254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892" calcext:value-type="float">
            <text:p>1892</text:p>
          </table:table-cell>
          <table:table-cell office:value-type="float" office:value="254" calcext:value-type="float">
            <text:p>254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900" calcext:value-type="float">
            <text:p>1900</text:p>
          </table:table-cell>
          <table:table-cell office:value-type="float" office:value="254" calcext:value-type="float">
            <text:p>254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907" calcext:value-type="float">
            <text:p>1907</text:p>
          </table:table-cell>
          <table:table-cell office:value-type="float" office:value="255" calcext:value-type="float">
            <text:p>255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914" calcext:value-type="float">
            <text:p>1914</text:p>
          </table:table-cell>
          <table:table-cell office:value-type="float" office:value="255" calcext:value-type="float">
            <text:p>255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921" calcext:value-type="float">
            <text:p>1921</text:p>
          </table:table-cell>
          <table:table-cell office:value-type="float" office:value="255" calcext:value-type="float">
            <text:p>255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929" calcext:value-type="float">
            <text:p>1929</text:p>
          </table:table-cell>
          <table:table-cell office:value-type="float" office:value="255" calcext:value-type="float">
            <text:p>255</text:p>
          </table:table-cell>
          <table:table-cell office:value-type="float" office:value="7.56" calcext:value-type="float">
            <text:p>7,56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936" calcext:value-type="float">
            <text:p>1936</text:p>
          </table:table-cell>
          <table:table-cell office:value-type="float" office:value="255" calcext:value-type="float">
            <text:p>25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943" calcext:value-type="float">
            <text:p>1943</text:p>
          </table:table-cell>
          <table:table-cell office:value-type="float" office:value="255" calcext:value-type="float">
            <text:p>25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950" calcext:value-type="float">
            <text:p>1950</text:p>
          </table:table-cell>
          <table:table-cell office:value-type="float" office:value="255" calcext:value-type="float">
            <text:p>25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958" calcext:value-type="float">
            <text:p>1958</text:p>
          </table:table-cell>
          <table:table-cell office:value-type="float" office:value="256" calcext:value-type="float">
            <text:p>256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965" calcext:value-type="float">
            <text:p>1965</text:p>
          </table:table-cell>
          <table:table-cell office:value-type="float" office:value="256" calcext:value-type="float">
            <text:p>256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972" calcext:value-type="float">
            <text:p>1972</text:p>
          </table:table-cell>
          <table:table-cell office:value-type="float" office:value="256" calcext:value-type="float">
            <text:p>256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980" calcext:value-type="float">
            <text:p>1980</text:p>
          </table:table-cell>
          <table:table-cell office:value-type="float" office:value="256" calcext:value-type="float">
            <text:p>256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987" calcext:value-type="float">
            <text:p>1987</text:p>
          </table:table-cell>
          <table:table-cell office:value-type="float" office:value="256" calcext:value-type="float">
            <text:p>256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994" calcext:value-type="float">
            <text:p>1994</text:p>
          </table:table-cell>
          <table:table-cell office:value-type="float" office:value="256" calcext:value-type="float">
            <text:p>256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01" calcext:value-type="float">
            <text:p>2001</text:p>
          </table:table-cell>
          <table:table-cell office:value-type="float" office:value="257" calcext:value-type="float">
            <text:p>257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09" calcext:value-type="float">
            <text:p>2009</text:p>
          </table:table-cell>
          <table:table-cell office:value-type="float" office:value="257" calcext:value-type="float">
            <text:p>257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16" calcext:value-type="float">
            <text:p>2016</text:p>
          </table:table-cell>
          <table:table-cell office:value-type="float" office:value="257" calcext:value-type="float">
            <text:p>257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52" calcext:value-type="float">
            <text:p>2052</text:p>
          </table:table-cell>
          <table:table-cell office:value-type="float" office:value="258" calcext:value-type="float">
            <text:p>258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89" calcext:value-type="float">
            <text:p>2089</text:p>
          </table:table-cell>
          <table:table-cell office:value-type="float" office:value="258" calcext:value-type="float">
            <text:p>258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96" calcext:value-type="float">
            <text:p>2096</text:p>
          </table:table-cell>
          <table:table-cell office:value-type="float" office:value="258" calcext:value-type="float">
            <text:p>258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103" calcext:value-type="float">
            <text:p>2103</text:p>
          </table:table-cell>
          <table:table-cell office:value-type="float" office:value="259" calcext:value-type="float">
            <text:p>259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111" calcext:value-type="float">
            <text:p>2111</text:p>
          </table:table-cell>
          <table:table-cell office:value-type="float" office:value="259" calcext:value-type="float">
            <text:p>259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118" calcext:value-type="float">
            <text:p>2118</text:p>
          </table:table-cell>
          <table:table-cell office:value-type="float" office:value="259" calcext:value-type="float">
            <text:p>259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125" calcext:value-type="float">
            <text:p>2125</text:p>
          </table:table-cell>
          <table:table-cell office:value-type="float" office:value="259" calcext:value-type="float">
            <text:p>259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132" calcext:value-type="float">
            <text:p>2132</text:p>
          </table:table-cell>
          <table:table-cell office:value-type="float" office:value="259" calcext:value-type="float">
            <text:p>259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147" calcext:value-type="float">
            <text:p>2147</text:p>
          </table:table-cell>
          <table:table-cell office:value-type="float" office:value="259" calcext:value-type="float">
            <text:p>259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154" calcext:value-type="float">
            <text:p>2154</text:p>
          </table:table-cell>
          <table:table-cell office:value-type="float" office:value="260" calcext:value-type="float">
            <text:p>260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162" calcext:value-type="float">
            <text:p>2162</text:p>
          </table:table-cell>
          <table:table-cell office:value-type="float" office:value="260" calcext:value-type="float">
            <text:p>260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169" calcext:value-type="float">
            <text:p>2169</text:p>
          </table:table-cell>
          <table:table-cell office:value-type="float" office:value="260" calcext:value-type="float">
            <text:p>260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176" calcext:value-type="float">
            <text:p>2176</text:p>
          </table:table-cell>
          <table:table-cell office:value-type="float" office:value="260" calcext:value-type="float">
            <text:p>260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184" calcext:value-type="float">
            <text:p>2184</text:p>
          </table:table-cell>
          <table:table-cell office:value-type="float" office:value="260" calcext:value-type="float">
            <text:p>260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191" calcext:value-type="float">
            <text:p>2191</text:p>
          </table:table-cell>
          <table:table-cell office:value-type="float" office:value="260" calcext:value-type="float">
            <text:p>260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98" calcext:value-type="float">
            <text:p>2198</text:p>
          </table:table-cell>
          <table:table-cell office:value-type="float" office:value="260" calcext:value-type="float">
            <text:p>260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205" calcext:value-type="float">
            <text:p>2205</text:p>
          </table:table-cell>
          <table:table-cell office:value-type="float" office:value="260" calcext:value-type="float">
            <text:p>260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213" calcext:value-type="float">
            <text:p>2213</text:p>
          </table:table-cell>
          <table:table-cell office:value-type="float" office:value="261" calcext:value-type="float">
            <text:p>261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220" calcext:value-type="float">
            <text:p>2220</text:p>
          </table:table-cell>
          <table:table-cell office:value-type="float" office:value="261" calcext:value-type="float">
            <text:p>261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227" calcext:value-type="float">
            <text:p>2227</text:p>
          </table:table-cell>
          <table:table-cell office:value-type="float" office:value="261" calcext:value-type="float">
            <text:p>261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235" calcext:value-type="float">
            <text:p>2235</text:p>
          </table:table-cell>
          <table:table-cell office:value-type="float" office:value="261" calcext:value-type="float">
            <text:p>261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242" calcext:value-type="float">
            <text:p>2242</text:p>
          </table:table-cell>
          <table:table-cell office:value-type="float" office:value="261" calcext:value-type="float">
            <text:p>261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249" calcext:value-type="float">
            <text:p>2249</text:p>
          </table:table-cell>
          <table:table-cell office:value-type="float" office:value="261" calcext:value-type="float">
            <text:p>261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257" calcext:value-type="float">
            <text:p>2257</text:p>
          </table:table-cell>
          <table:table-cell office:value-type="float" office:value="261" calcext:value-type="float">
            <text:p>261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264" calcext:value-type="float">
            <text:p>2264</text:p>
          </table:table-cell>
          <table:table-cell office:value-type="float" office:value="261" calcext:value-type="float">
            <text:p>261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271" calcext:value-type="float">
            <text:p>2271</text:p>
          </table:table-cell>
          <table:table-cell office:value-type="float" office:value="262" calcext:value-type="float">
            <text:p>262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278" calcext:value-type="float">
            <text:p>2278</text:p>
          </table:table-cell>
          <table:table-cell office:value-type="float" office:value="262" calcext:value-type="float">
            <text:p>262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286" calcext:value-type="float">
            <text:p>2286</text:p>
          </table:table-cell>
          <table:table-cell office:value-type="float" office:value="262" calcext:value-type="float">
            <text:p>262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293" calcext:value-type="float">
            <text:p>2293</text:p>
          </table:table-cell>
          <table:table-cell office:value-type="float" office:value="262" calcext:value-type="float">
            <text:p>262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300" calcext:value-type="float">
            <text:p>2300</text:p>
          </table:table-cell>
          <table:table-cell office:value-type="float" office:value="262" calcext:value-type="float">
            <text:p>262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308" calcext:value-type="float">
            <text:p>2308</text:p>
          </table:table-cell>
          <table:table-cell office:value-type="float" office:value="262" calcext:value-type="float">
            <text:p>262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315" calcext:value-type="float">
            <text:p>2315</text:p>
          </table:table-cell>
          <table:table-cell office:value-type="float" office:value="262" calcext:value-type="float">
            <text:p>262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322" calcext:value-type="float">
            <text:p>2322</text:p>
          </table:table-cell>
          <table:table-cell office:value-type="float" office:value="262" calcext:value-type="float">
            <text:p>262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330" calcext:value-type="float">
            <text:p>2330</text:p>
          </table:table-cell>
          <table:table-cell office:value-type="float" office:value="263" calcext:value-type="float">
            <text:p>263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337" calcext:value-type="float">
            <text:p>2337</text:p>
          </table:table-cell>
          <table:table-cell office:value-type="float" office:value="263" calcext:value-type="float">
            <text:p>263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344" calcext:value-type="float">
            <text:p>2344</text:p>
          </table:table-cell>
          <table:table-cell office:value-type="float" office:value="263" calcext:value-type="float">
            <text:p>263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351" calcext:value-type="float">
            <text:p>2351</text:p>
          </table:table-cell>
          <table:table-cell office:value-type="float" office:value="263" calcext:value-type="float">
            <text:p>263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359" calcext:value-type="float">
            <text:p>2359</text:p>
          </table:table-cell>
          <table:table-cell office:value-type="float" office:value="263" calcext:value-type="float">
            <text:p>263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366" calcext:value-type="float">
            <text:p>2366</text:p>
          </table:table-cell>
          <table:table-cell office:value-type="float" office:value="263" calcext:value-type="float">
            <text:p>263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373" calcext:value-type="float">
            <text:p>2373</text:p>
          </table:table-cell>
          <table:table-cell office:value-type="float" office:value="263" calcext:value-type="float">
            <text:p>263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381" calcext:value-type="float">
            <text:p>2381</text:p>
          </table:table-cell>
          <table:table-cell office:value-type="float" office:value="263" calcext:value-type="float">
            <text:p>263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388" calcext:value-type="float">
            <text:p>2388</text:p>
          </table:table-cell>
          <table:table-cell office:value-type="float" office:value="264" calcext:value-type="float">
            <text:p>264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395" calcext:value-type="float">
            <text:p>2395</text:p>
          </table:table-cell>
          <table:table-cell office:value-type="float" office:value="264" calcext:value-type="float">
            <text:p>264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403" calcext:value-type="float">
            <text:p>2403</text:p>
          </table:table-cell>
          <table:table-cell office:value-type="float" office:value="264" calcext:value-type="float">
            <text:p>264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410" calcext:value-type="float">
            <text:p>2410</text:p>
          </table:table-cell>
          <table:table-cell office:value-type="float" office:value="264" calcext:value-type="float">
            <text:p>264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417" calcext:value-type="float">
            <text:p>2417</text:p>
          </table:table-cell>
          <table:table-cell office:value-type="float" office:value="264" calcext:value-type="float">
            <text:p>264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425" calcext:value-type="float">
            <text:p>2425</text:p>
          </table:table-cell>
          <table:table-cell office:value-type="float" office:value="264" calcext:value-type="float">
            <text:p>264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432" calcext:value-type="float">
            <text:p>2432</text:p>
          </table:table-cell>
          <table:table-cell office:value-type="float" office:value="264" calcext:value-type="float">
            <text:p>264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439" calcext:value-type="float">
            <text:p>2439</text:p>
          </table:table-cell>
          <table:table-cell office:value-type="float" office:value="264" calcext:value-type="float">
            <text:p>264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447" calcext:value-type="float">
            <text:p>2447</text:p>
          </table:table-cell>
          <table:table-cell office:value-type="float" office:value="264" calcext:value-type="float">
            <text:p>264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454" calcext:value-type="float">
            <text:p>2454</text:p>
          </table:table-cell>
          <table:table-cell office:value-type="float" office:value="265" calcext:value-type="float">
            <text:p>265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461" calcext:value-type="float">
            <text:p>2461</text:p>
          </table:table-cell>
          <table:table-cell office:value-type="float" office:value="265" calcext:value-type="float">
            <text:p>265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468" calcext:value-type="float">
            <text:p>2468</text:p>
          </table:table-cell>
          <table:table-cell office:value-type="float" office:value="265" calcext:value-type="float">
            <text:p>265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476" calcext:value-type="float">
            <text:p>2476</text:p>
          </table:table-cell>
          <table:table-cell office:value-type="float" office:value="265" calcext:value-type="float">
            <text:p>265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490" calcext:value-type="float">
            <text:p>2490</text:p>
          </table:table-cell>
          <table:table-cell office:value-type="float" office:value="265" calcext:value-type="float">
            <text:p>265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498" calcext:value-type="float">
            <text:p>2498</text:p>
          </table:table-cell>
          <table:table-cell office:value-type="float" office:value="265" calcext:value-type="float">
            <text:p>265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505" calcext:value-type="float">
            <text:p>2505</text:p>
          </table:table-cell>
          <table:table-cell office:value-type="float" office:value="265" calcext:value-type="float">
            <text:p>265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512" calcext:value-type="float">
            <text:p>2512</text:p>
          </table:table-cell>
          <table:table-cell office:value-type="float" office:value="265" calcext:value-type="float">
            <text:p>265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520" calcext:value-type="float">
            <text:p>2520</text:p>
          </table:table-cell>
          <table:table-cell office:value-type="float" office:value="266" calcext:value-type="float">
            <text:p>266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527" calcext:value-type="float">
            <text:p>2527</text:p>
          </table:table-cell>
          <table:table-cell office:value-type="float" office:value="266" calcext:value-type="float">
            <text:p>266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534" calcext:value-type="float">
            <text:p>2534</text:p>
          </table:table-cell>
          <table:table-cell office:value-type="float" office:value="266" calcext:value-type="float">
            <text:p>266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542" calcext:value-type="float">
            <text:p>2542</text:p>
          </table:table-cell>
          <table:table-cell office:value-type="float" office:value="266" calcext:value-type="float">
            <text:p>266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549" calcext:value-type="float">
            <text:p>2549</text:p>
          </table:table-cell>
          <table:table-cell office:value-type="float" office:value="266" calcext:value-type="float">
            <text:p>266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556" calcext:value-type="float">
            <text:p>2556</text:p>
          </table:table-cell>
          <table:table-cell office:value-type="float" office:value="266" calcext:value-type="float">
            <text:p>266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564" calcext:value-type="float">
            <text:p>2564</text:p>
          </table:table-cell>
          <table:table-cell office:value-type="float" office:value="266" calcext:value-type="float">
            <text:p>266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571" calcext:value-type="float">
            <text:p>2571</text:p>
          </table:table-cell>
          <table:table-cell office:value-type="float" office:value="266" calcext:value-type="float">
            <text:p>266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578" calcext:value-type="float">
            <text:p>2578</text:p>
          </table:table-cell>
          <table:table-cell office:value-type="float" office:value="266" calcext:value-type="float">
            <text:p>266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586" calcext:value-type="float">
            <text:p>2586</text:p>
          </table:table-cell>
          <table:table-cell office:value-type="float" office:value="266" calcext:value-type="float">
            <text:p>266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593" calcext:value-type="float">
            <text:p>2593</text:p>
          </table:table-cell>
          <table:table-cell office:value-type="float" office:value="267" calcext:value-type="float">
            <text:p>267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600" calcext:value-type="float">
            <text:p>2600</text:p>
          </table:table-cell>
          <table:table-cell office:value-type="float" office:value="267" calcext:value-type="float">
            <text:p>267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608" calcext:value-type="float">
            <text:p>2608</text:p>
          </table:table-cell>
          <table:table-cell office:value-type="float" office:value="267" calcext:value-type="float">
            <text:p>267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615" calcext:value-type="float">
            <text:p>2615</text:p>
          </table:table-cell>
          <table:table-cell office:value-type="float" office:value="267" calcext:value-type="float">
            <text:p>267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622" calcext:value-type="float">
            <text:p>2622</text:p>
          </table:table-cell>
          <table:table-cell office:value-type="float" office:value="267" calcext:value-type="float">
            <text:p>267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630" calcext:value-type="float">
            <text:p>2630</text:p>
          </table:table-cell>
          <table:table-cell office:value-type="float" office:value="267" calcext:value-type="float">
            <text:p>267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637" calcext:value-type="float">
            <text:p>2637</text:p>
          </table:table-cell>
          <table:table-cell office:value-type="float" office:value="267" calcext:value-type="float">
            <text:p>267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644" calcext:value-type="float">
            <text:p>2644</text:p>
          </table:table-cell>
          <table:table-cell office:value-type="float" office:value="267" calcext:value-type="float">
            <text:p>267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652" calcext:value-type="float">
            <text:p>2652</text:p>
          </table:table-cell>
          <table:table-cell office:value-type="float" office:value="267" calcext:value-type="float">
            <text:p>267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659" calcext:value-type="float">
            <text:p>2659</text:p>
          </table:table-cell>
          <table:table-cell office:value-type="float" office:value="267" calcext:value-type="float">
            <text:p>267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666" calcext:value-type="float">
            <text:p>2666</text:p>
          </table:table-cell>
          <table:table-cell office:value-type="float" office:value="268" calcext:value-type="float">
            <text:p>268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674" calcext:value-type="float">
            <text:p>2674</text:p>
          </table:table-cell>
          <table:table-cell office:value-type="float" office:value="268" calcext:value-type="float">
            <text:p>268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681" calcext:value-type="float">
            <text:p>2681</text:p>
          </table:table-cell>
          <table:table-cell office:value-type="float" office:value="268" calcext:value-type="float">
            <text:p>268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688" calcext:value-type="float">
            <text:p>2688</text:p>
          </table:table-cell>
          <table:table-cell office:value-type="float" office:value="268" calcext:value-type="float">
            <text:p>268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696" calcext:value-type="float">
            <text:p>2696</text:p>
          </table:table-cell>
          <table:table-cell office:value-type="float" office:value="268" calcext:value-type="float">
            <text:p>268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703" calcext:value-type="float">
            <text:p>2703</text:p>
          </table:table-cell>
          <table:table-cell office:value-type="float" office:value="268" calcext:value-type="float">
            <text:p>268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710" calcext:value-type="float">
            <text:p>2710</text:p>
          </table:table-cell>
          <table:table-cell office:value-type="float" office:value="268" calcext:value-type="float">
            <text:p>268</text:p>
          </table:table-cell>
          <table:table-cell office:value-type="float" office:value="7.65" calcext:value-type="float">
            <text:p>7,6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718" calcext:value-type="float">
            <text:p>2718</text:p>
          </table:table-cell>
          <table:table-cell office:value-type="float" office:value="268" calcext:value-type="float">
            <text:p>268</text:p>
          </table:table-cell>
          <table:table-cell office:value-type="float" office:value="7.65" calcext:value-type="float">
            <text:p>7,6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725" calcext:value-type="float">
            <text:p>2725</text:p>
          </table:table-cell>
          <table:table-cell office:value-type="float" office:value="268" calcext:value-type="float">
            <text:p>268</text:p>
          </table:table-cell>
          <table:table-cell office:value-type="float" office:value="7.65" calcext:value-type="float">
            <text:p>7,6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732" calcext:value-type="float">
            <text:p>2732</text:p>
          </table:table-cell>
          <table:table-cell office:value-type="float" office:value="268" calcext:value-type="float">
            <text:p>268</text:p>
          </table:table-cell>
          <table:table-cell office:value-type="float" office:value="7.65" calcext:value-type="float">
            <text:p>7,6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740" calcext:value-type="float">
            <text:p>2740</text:p>
          </table:table-cell>
          <table:table-cell office:value-type="float" office:value="269" calcext:value-type="float">
            <text:p>269</text:p>
          </table:table-cell>
          <table:table-cell office:value-type="float" office:value="7.65" calcext:value-type="float">
            <text:p>7,6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747" calcext:value-type="float">
            <text:p>2747</text:p>
          </table:table-cell>
          <table:table-cell office:value-type="float" office:value="269" calcext:value-type="float">
            <text:p>269</text:p>
          </table:table-cell>
          <table:table-cell office:value-type="float" office:value="7.65" calcext:value-type="float">
            <text:p>7,6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754" calcext:value-type="float">
            <text:p>2754</text:p>
          </table:table-cell>
          <table:table-cell office:value-type="float" office:value="269" calcext:value-type="float">
            <text:p>269</text:p>
          </table:table-cell>
          <table:table-cell office:value-type="float" office:value="7.65" calcext:value-type="float">
            <text:p>7,6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762" calcext:value-type="float">
            <text:p>2762</text:p>
          </table:table-cell>
          <table:table-cell office:value-type="float" office:value="269" calcext:value-type="float">
            <text:p>269</text:p>
          </table:table-cell>
          <table:table-cell office:value-type="float" office:value="7.65" calcext:value-type="float">
            <text:p>7,6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769" calcext:value-type="float">
            <text:p>2769</text:p>
          </table:table-cell>
          <table:table-cell office:value-type="float" office:value="269" calcext:value-type="float">
            <text:p>269</text:p>
          </table:table-cell>
          <table:table-cell office:value-type="float" office:value="7.65" calcext:value-type="float">
            <text:p>7,6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777" calcext:value-type="float">
            <text:p>2777</text:p>
          </table:table-cell>
          <table:table-cell office:value-type="float" office:value="269" calcext:value-type="float">
            <text:p>269</text:p>
          </table:table-cell>
          <table:table-cell office:value-type="float" office:value="7.65" calcext:value-type="float">
            <text:p>7,6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784" calcext:value-type="float">
            <text:p>2784</text:p>
          </table:table-cell>
          <table:table-cell office:value-type="float" office:value="269" calcext:value-type="float">
            <text:p>269</text:p>
          </table:table-cell>
          <table:table-cell office:value-type="float" office:value="7.65" calcext:value-type="float">
            <text:p>7,6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791" calcext:value-type="float">
            <text:p>2791</text:p>
          </table:table-cell>
          <table:table-cell office:value-type="float" office:value="269" calcext:value-type="float">
            <text:p>269</text:p>
          </table:table-cell>
          <table:table-cell office:value-type="float" office:value="7.65" calcext:value-type="float">
            <text:p>7,65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799" calcext:value-type="float">
            <text:p>2799</text:p>
          </table:table-cell>
          <table:table-cell office:value-type="float" office:value="269" calcext:value-type="float">
            <text:p>269</text:p>
          </table:table-cell>
          <table:table-cell office:value-type="float" office:value="7.66" calcext:value-type="float">
            <text:p>7,66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806" calcext:value-type="float">
            <text:p>2806</text:p>
          </table:table-cell>
          <table:table-cell office:value-type="float" office:value="269" calcext:value-type="float">
            <text:p>269</text:p>
          </table:table-cell>
          <table:table-cell office:value-type="float" office:value="7.66" calcext:value-type="float">
            <text:p>7,66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813" calcext:value-type="float">
            <text:p>2813</text:p>
          </table:table-cell>
          <table:table-cell office:value-type="float" office:value="269" calcext:value-type="float">
            <text:p>269</text:p>
          </table:table-cell>
          <table:table-cell office:value-type="float" office:value="7.66" calcext:value-type="float">
            <text:p>7,6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821" calcext:value-type="float">
            <text:p>2821</text:p>
          </table:table-cell>
          <table:table-cell office:value-type="float" office:value="270" calcext:value-type="float">
            <text:p>270</text:p>
          </table:table-cell>
          <table:table-cell office:value-type="float" office:value="7.66" calcext:value-type="float">
            <text:p>7,66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828" calcext:value-type="float">
            <text:p>2828</text:p>
          </table:table-cell>
          <table:table-cell office:value-type="float" office:value="270" calcext:value-type="float">
            <text:p>270</text:p>
          </table:table-cell>
          <table:table-cell office:value-type="float" office:value="7.66" calcext:value-type="float">
            <text:p>7,66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835" calcext:value-type="float">
            <text:p>2835</text:p>
          </table:table-cell>
          <table:table-cell office:value-type="float" office:value="270" calcext:value-type="float">
            <text:p>270</text:p>
          </table:table-cell>
          <table:table-cell office:value-type="float" office:value="7.66" calcext:value-type="float">
            <text:p>7,66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843" calcext:value-type="float">
            <text:p>2843</text:p>
          </table:table-cell>
          <table:table-cell office:value-type="float" office:value="270" calcext:value-type="float">
            <text:p>270</text:p>
          </table:table-cell>
          <table:table-cell office:value-type="float" office:value="7.66" calcext:value-type="float">
            <text:p>7,66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850" calcext:value-type="float">
            <text:p>2850</text:p>
          </table:table-cell>
          <table:table-cell office:value-type="float" office:value="270" calcext:value-type="float">
            <text:p>270</text:p>
          </table:table-cell>
          <table:table-cell office:value-type="float" office:value="7.66" calcext:value-type="float">
            <text:p>7,66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857" calcext:value-type="float">
            <text:p>2857</text:p>
          </table:table-cell>
          <table:table-cell office:value-type="float" office:value="270" calcext:value-type="float">
            <text:p>270</text:p>
          </table:table-cell>
          <table:table-cell office:value-type="float" office:value="7.66" calcext:value-type="float">
            <text:p>7,66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865" calcext:value-type="float">
            <text:p>2865</text:p>
          </table:table-cell>
          <table:table-cell office:value-type="float" office:value="270" calcext:value-type="float">
            <text:p>270</text:p>
          </table:table-cell>
          <table:table-cell office:value-type="float" office:value="7.66" calcext:value-type="float">
            <text:p>7,66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872" calcext:value-type="float">
            <text:p>2872</text:p>
          </table:table-cell>
          <table:table-cell office:value-type="float" office:value="270" calcext:value-type="float">
            <text:p>270</text:p>
          </table:table-cell>
          <table:table-cell office:value-type="float" office:value="7.66" calcext:value-type="float">
            <text:p>7,66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879" calcext:value-type="float">
            <text:p>2879</text:p>
          </table:table-cell>
          <table:table-cell office:value-type="float" office:value="270" calcext:value-type="float">
            <text:p>270</text:p>
          </table:table-cell>
          <table:table-cell office:value-type="float" office:value="7.66" calcext:value-type="float">
            <text:p>7,66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887" calcext:value-type="float">
            <text:p>2887</text:p>
          </table:table-cell>
          <table:table-cell office:value-type="float" office:value="270" calcext:value-type="float">
            <text:p>270</text:p>
          </table:table-cell>
          <table:table-cell office:value-type="float" office:value="7.67" calcext:value-type="float">
            <text:p>7,67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894" calcext:value-type="float">
            <text:p>2894</text:p>
          </table:table-cell>
          <table:table-cell office:value-type="float" office:value="270" calcext:value-type="float">
            <text:p>270</text:p>
          </table:table-cell>
          <table:table-cell office:value-type="float" office:value="7.67" calcext:value-type="float">
            <text:p>7,67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902" calcext:value-type="float">
            <text:p>2902</text:p>
          </table:table-cell>
          <table:table-cell office:value-type="float" office:value="271" calcext:value-type="float">
            <text:p>271</text:p>
          </table:table-cell>
          <table:table-cell office:value-type="float" office:value="7.67" calcext:value-type="float">
            <text:p>7,67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909" calcext:value-type="float">
            <text:p>2909</text:p>
          </table:table-cell>
          <table:table-cell office:value-type="float" office:value="271" calcext:value-type="float">
            <text:p>271</text:p>
          </table:table-cell>
          <table:table-cell office:value-type="float" office:value="7.67" calcext:value-type="float">
            <text:p>7,67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916" calcext:value-type="float">
            <text:p>2916</text:p>
          </table:table-cell>
          <table:table-cell office:value-type="float" office:value="271" calcext:value-type="float">
            <text:p>271</text:p>
          </table:table-cell>
          <table:table-cell office:value-type="float" office:value="7.67" calcext:value-type="float">
            <text:p>7,67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924" calcext:value-type="float">
            <text:p>2924</text:p>
          </table:table-cell>
          <table:table-cell office:value-type="float" office:value="271" calcext:value-type="float">
            <text:p>271</text:p>
          </table:table-cell>
          <table:table-cell office:value-type="float" office:value="7.67" calcext:value-type="float">
            <text:p>7,67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931" calcext:value-type="float">
            <text:p>2931</text:p>
          </table:table-cell>
          <table:table-cell office:value-type="float" office:value="271" calcext:value-type="float">
            <text:p>271</text:p>
          </table:table-cell>
          <table:table-cell office:value-type="float" office:value="7.67" calcext:value-type="float">
            <text:p>7,67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938" calcext:value-type="float">
            <text:p>2938</text:p>
          </table:table-cell>
          <table:table-cell office:value-type="float" office:value="271" calcext:value-type="float">
            <text:p>271</text:p>
          </table:table-cell>
          <table:table-cell office:value-type="float" office:value="7.67" calcext:value-type="float">
            <text:p>7,67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946" calcext:value-type="float">
            <text:p>2946</text:p>
          </table:table-cell>
          <table:table-cell office:value-type="float" office:value="271" calcext:value-type="float">
            <text:p>271</text:p>
          </table:table-cell>
          <table:table-cell office:value-type="float" office:value="7.67" calcext:value-type="float">
            <text:p>7,67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953" calcext:value-type="float">
            <text:p>2953</text:p>
          </table:table-cell>
          <table:table-cell office:value-type="float" office:value="271" calcext:value-type="float">
            <text:p>271</text:p>
          </table:table-cell>
          <table:table-cell office:value-type="float" office:value="7.67" calcext:value-type="float">
            <text:p>7,67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960" calcext:value-type="float">
            <text:p>2960</text:p>
          </table:table-cell>
          <table:table-cell office:value-type="float" office:value="271" calcext:value-type="float">
            <text:p>271</text:p>
          </table:table-cell>
          <table:table-cell office:value-type="float" office:value="7.67" calcext:value-type="float">
            <text:p>7,67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968" calcext:value-type="float">
            <text:p>2968</text:p>
          </table:table-cell>
          <table:table-cell office:value-type="float" office:value="271" calcext:value-type="float">
            <text:p>271</text:p>
          </table:table-cell>
          <table:table-cell office:value-type="float" office:value="7.67" calcext:value-type="float">
            <text:p>7,67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975" calcext:value-type="float">
            <text:p>2975</text:p>
          </table:table-cell>
          <table:table-cell office:value-type="float" office:value="271" calcext:value-type="float">
            <text:p>271</text:p>
          </table:table-cell>
          <table:table-cell office:value-type="float" office:value="7.68" calcext:value-type="float">
            <text:p>7,68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983" calcext:value-type="float">
            <text:p>2983</text:p>
          </table:table-cell>
          <table:table-cell office:value-type="float" office:value="271" calcext:value-type="float">
            <text:p>271</text:p>
          </table:table-cell>
          <table:table-cell office:value-type="float" office:value="7.68" calcext:value-type="float">
            <text:p>7,68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990" calcext:value-type="float">
            <text:p>2990</text:p>
          </table:table-cell>
          <table:table-cell office:value-type="float" office:value="272" calcext:value-type="float">
            <text:p>272</text:p>
          </table:table-cell>
          <table:table-cell office:value-type="float" office:value="7.68" calcext:value-type="float">
            <text:p>7,68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997" calcext:value-type="float">
            <text:p>2997</text:p>
          </table:table-cell>
          <table:table-cell office:value-type="float" office:value="272" calcext:value-type="float">
            <text:p>272</text:p>
          </table:table-cell>
          <table:table-cell office:value-type="float" office:value="7.68" calcext:value-type="float">
            <text:p>7,68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005" calcext:value-type="float">
            <text:p>3005</text:p>
          </table:table-cell>
          <table:table-cell office:value-type="float" office:value="272" calcext:value-type="float">
            <text:p>272</text:p>
          </table:table-cell>
          <table:table-cell office:value-type="float" office:value="7.68" calcext:value-type="float">
            <text:p>7,68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012" calcext:value-type="float">
            <text:p>3012</text:p>
          </table:table-cell>
          <table:table-cell office:value-type="float" office:value="272" calcext:value-type="float">
            <text:p>272</text:p>
          </table:table-cell>
          <table:table-cell office:value-type="float" office:value="7.68" calcext:value-type="float">
            <text:p>7,68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019" calcext:value-type="float">
            <text:p>3019</text:p>
          </table:table-cell>
          <table:table-cell office:value-type="float" office:value="272" calcext:value-type="float">
            <text:p>272</text:p>
          </table:table-cell>
          <table:table-cell office:value-type="float" office:value="7.68" calcext:value-type="float">
            <text:p>7,68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027" calcext:value-type="float">
            <text:p>3027</text:p>
          </table:table-cell>
          <table:table-cell office:value-type="float" office:value="272" calcext:value-type="float">
            <text:p>272</text:p>
          </table:table-cell>
          <table:table-cell office:value-type="float" office:value="7.68" calcext:value-type="float">
            <text:p>7,68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034" calcext:value-type="float">
            <text:p>3034</text:p>
          </table:table-cell>
          <table:table-cell office:value-type="float" office:value="272" calcext:value-type="float">
            <text:p>272</text:p>
          </table:table-cell>
          <table:table-cell office:value-type="float" office:value="7.68" calcext:value-type="float">
            <text:p>7,68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042" calcext:value-type="float">
            <text:p>3042</text:p>
          </table:table-cell>
          <table:table-cell office:value-type="float" office:value="272" calcext:value-type="float">
            <text:p>272</text:p>
          </table:table-cell>
          <table:table-cell office:value-type="float" office:value="7.68" calcext:value-type="float">
            <text:p>7,68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049" calcext:value-type="float">
            <text:p>3049</text:p>
          </table:table-cell>
          <table:table-cell office:value-type="float" office:value="272" calcext:value-type="float">
            <text:p>272</text:p>
          </table:table-cell>
          <table:table-cell office:value-type="float" office:value="7.68" calcext:value-type="float">
            <text:p>7,68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056" calcext:value-type="float">
            <text:p>3056</text:p>
          </table:table-cell>
          <table:table-cell office:value-type="float" office:value="272" calcext:value-type="float">
            <text:p>272</text:p>
          </table:table-cell>
          <table:table-cell office:value-type="float" office:value="7.68" calcext:value-type="float">
            <text:p>7,68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064" calcext:value-type="float">
            <text:p>3064</text:p>
          </table:table-cell>
          <table:table-cell office:value-type="float" office:value="272" calcext:value-type="float">
            <text:p>272</text:p>
          </table:table-cell>
          <table:table-cell office:value-type="float" office:value="7.69" calcext:value-type="float">
            <text:p>7,69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071" calcext:value-type="float">
            <text:p>3071</text:p>
          </table:table-cell>
          <table:table-cell office:value-type="float" office:value="272" calcext:value-type="float">
            <text:p>272</text:p>
          </table:table-cell>
          <table:table-cell office:value-type="float" office:value="7.69" calcext:value-type="float">
            <text:p>7,69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078" calcext:value-type="float">
            <text:p>3078</text:p>
          </table:table-cell>
          <table:table-cell office:value-type="float" office:value="273" calcext:value-type="float">
            <text:p>273</text:p>
          </table:table-cell>
          <table:table-cell office:value-type="float" office:value="7.69" calcext:value-type="float">
            <text:p>7,69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086" calcext:value-type="float">
            <text:p>3086</text:p>
          </table:table-cell>
          <table:table-cell office:value-type="float" office:value="273" calcext:value-type="float">
            <text:p>273</text:p>
          </table:table-cell>
          <table:table-cell office:value-type="float" office:value="7.69" calcext:value-type="float">
            <text:p>7,69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093" calcext:value-type="float">
            <text:p>3093</text:p>
          </table:table-cell>
          <table:table-cell office:value-type="float" office:value="273" calcext:value-type="float">
            <text:p>273</text:p>
          </table:table-cell>
          <table:table-cell office:value-type="float" office:value="7.69" calcext:value-type="float">
            <text:p>7,69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101" calcext:value-type="float">
            <text:p>3101</text:p>
          </table:table-cell>
          <table:table-cell office:value-type="float" office:value="273" calcext:value-type="float">
            <text:p>273</text:p>
          </table:table-cell>
          <table:table-cell office:value-type="float" office:value="7.69" calcext:value-type="float">
            <text:p>7,69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108" calcext:value-type="float">
            <text:p>3108</text:p>
          </table:table-cell>
          <table:table-cell office:value-type="float" office:value="273" calcext:value-type="float">
            <text:p>273</text:p>
          </table:table-cell>
          <table:table-cell office:value-type="float" office:value="7.69" calcext:value-type="float">
            <text:p>7,69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115" calcext:value-type="float">
            <text:p>3115</text:p>
          </table:table-cell>
          <table:table-cell office:value-type="float" office:value="273" calcext:value-type="float">
            <text:p>273</text:p>
          </table:table-cell>
          <table:table-cell office:value-type="float" office:value="7.69" calcext:value-type="float">
            <text:p>7,69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123" calcext:value-type="float">
            <text:p>3123</text:p>
          </table:table-cell>
          <table:table-cell office:value-type="float" office:value="273" calcext:value-type="float">
            <text:p>273</text:p>
          </table:table-cell>
          <table:table-cell office:value-type="float" office:value="7.69" calcext:value-type="float">
            <text:p>7,69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130" calcext:value-type="float">
            <text:p>3130</text:p>
          </table:table-cell>
          <table:table-cell office:value-type="float" office:value="273" calcext:value-type="float">
            <text:p>273</text:p>
          </table:table-cell>
          <table:table-cell office:value-type="float" office:value="7.69" calcext:value-type="float">
            <text:p>7,69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137" calcext:value-type="float">
            <text:p>3137</text:p>
          </table:table-cell>
          <table:table-cell office:value-type="float" office:value="273" calcext:value-type="float">
            <text:p>273</text:p>
          </table:table-cell>
          <table:table-cell office:value-type="float" office:value="7.69" calcext:value-type="float">
            <text:p>7,69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145" calcext:value-type="float">
            <text:p>3145</text:p>
          </table:table-cell>
          <table:table-cell office:value-type="float" office:value="273" calcext:value-type="float">
            <text:p>273</text:p>
          </table:table-cell>
          <table:table-cell office:value-type="float" office:value="7.7" calcext:value-type="float">
            <text:p>7,7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152" calcext:value-type="float">
            <text:p>3152</text:p>
          </table:table-cell>
          <table:table-cell office:value-type="float" office:value="273" calcext:value-type="float">
            <text:p>273</text:p>
          </table:table-cell>
          <table:table-cell office:value-type="float" office:value="7.7" calcext:value-type="float">
            <text:p>7,7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160" calcext:value-type="float">
            <text:p>3160</text:p>
          </table:table-cell>
          <table:table-cell office:value-type="float" office:value="273" calcext:value-type="float">
            <text:p>273</text:p>
          </table:table-cell>
          <table:table-cell office:value-type="float" office:value="7.7" calcext:value-type="float">
            <text:p>7,7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167" calcext:value-type="float">
            <text:p>3167</text:p>
          </table:table-cell>
          <table:table-cell office:value-type="float" office:value="274" calcext:value-type="float">
            <text:p>274</text:p>
          </table:table-cell>
          <table:table-cell office:value-type="float" office:value="7.7" calcext:value-type="float">
            <text:p>7,7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174" calcext:value-type="float">
            <text:p>3174</text:p>
          </table:table-cell>
          <table:table-cell office:value-type="float" office:value="274" calcext:value-type="float">
            <text:p>274</text:p>
          </table:table-cell>
          <table:table-cell office:value-type="float" office:value="7.7" calcext:value-type="float">
            <text:p>7,7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182" calcext:value-type="float">
            <text:p>3182</text:p>
          </table:table-cell>
          <table:table-cell office:value-type="float" office:value="274" calcext:value-type="float">
            <text:p>274</text:p>
          </table:table-cell>
          <table:table-cell office:value-type="float" office:value="7.7" calcext:value-type="float">
            <text:p>7,7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189" calcext:value-type="float">
            <text:p>3189</text:p>
          </table:table-cell>
          <table:table-cell office:value-type="float" office:value="274" calcext:value-type="float">
            <text:p>274</text:p>
          </table:table-cell>
          <table:table-cell office:value-type="float" office:value="7.7" calcext:value-type="float">
            <text:p>7,7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197" calcext:value-type="float">
            <text:p>3197</text:p>
          </table:table-cell>
          <table:table-cell office:value-type="float" office:value="274" calcext:value-type="float">
            <text:p>274</text:p>
          </table:table-cell>
          <table:table-cell office:value-type="float" office:value="7.7" calcext:value-type="float">
            <text:p>7,7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204" calcext:value-type="float">
            <text:p>3204</text:p>
          </table:table-cell>
          <table:table-cell office:value-type="float" office:value="274" calcext:value-type="float">
            <text:p>274</text:p>
          </table:table-cell>
          <table:table-cell office:value-type="float" office:value="7.7" calcext:value-type="float">
            <text:p>7,7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211" calcext:value-type="float">
            <text:p>3211</text:p>
          </table:table-cell>
          <table:table-cell office:value-type="float" office:value="274" calcext:value-type="float">
            <text:p>274</text:p>
          </table:table-cell>
          <table:table-cell office:value-type="float" office:value="7.7" calcext:value-type="float">
            <text:p>7,7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219" calcext:value-type="float">
            <text:p>3219</text:p>
          </table:table-cell>
          <table:table-cell office:value-type="float" office:value="274" calcext:value-type="float">
            <text:p>274</text:p>
          </table:table-cell>
          <table:table-cell office:value-type="float" office:value="7.7" calcext:value-type="float">
            <text:p>7,7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226" calcext:value-type="float">
            <text:p>3226</text:p>
          </table:table-cell>
          <table:table-cell office:value-type="float" office:value="274" calcext:value-type="float">
            <text:p>274</text:p>
          </table:table-cell>
          <table:table-cell office:value-type="float" office:value="7.7" calcext:value-type="float">
            <text:p>7,7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233" calcext:value-type="float">
            <text:p>3233</text:p>
          </table:table-cell>
          <table:table-cell office:value-type="float" office:value="274" calcext:value-type="float">
            <text:p>274</text:p>
          </table:table-cell>
          <table:table-cell office:value-type="float" office:value="7.71" calcext:value-type="float">
            <text:p>7,71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241" calcext:value-type="float">
            <text:p>3241</text:p>
          </table:table-cell>
          <table:table-cell office:value-type="float" office:value="274" calcext:value-type="float">
            <text:p>274</text:p>
          </table:table-cell>
          <table:table-cell office:value-type="float" office:value="7.71" calcext:value-type="float">
            <text:p>7,71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248" calcext:value-type="float">
            <text:p>3248</text:p>
          </table:table-cell>
          <table:table-cell office:value-type="float" office:value="274" calcext:value-type="float">
            <text:p>274</text:p>
          </table:table-cell>
          <table:table-cell office:value-type="float" office:value="7.71" calcext:value-type="float">
            <text:p>7,71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293" calcext:value-type="float">
            <text:p>3293</text:p>
          </table:table-cell>
          <table:table-cell office:value-type="float" office:value="275" calcext:value-type="float">
            <text:p>275</text:p>
          </table:table-cell>
          <table:table-cell office:value-type="float" office:value="7.71" calcext:value-type="float">
            <text:p>7,71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300" calcext:value-type="float">
            <text:p>3300</text:p>
          </table:table-cell>
          <table:table-cell office:value-type="float" office:value="275" calcext:value-type="float">
            <text:p>275</text:p>
          </table:table-cell>
          <table:table-cell office:value-type="float" office:value="7.71" calcext:value-type="float">
            <text:p>7,71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307" calcext:value-type="float">
            <text:p>3307</text:p>
          </table:table-cell>
          <table:table-cell office:value-type="float" office:value="275" calcext:value-type="float">
            <text:p>275</text:p>
          </table:table-cell>
          <table:table-cell office:value-type="float" office:value="7.71" calcext:value-type="float">
            <text:p>7,71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315" calcext:value-type="float">
            <text:p>3315</text:p>
          </table:table-cell>
          <table:table-cell office:value-type="float" office:value="275" calcext:value-type="float">
            <text:p>275</text:p>
          </table:table-cell>
          <table:table-cell office:value-type="float" office:value="7.71" calcext:value-type="float">
            <text:p>7,71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352" calcext:value-type="float">
            <text:p>3352</text:p>
          </table:table-cell>
          <table:table-cell office:value-type="float" office:value="275" calcext:value-type="float">
            <text:p>275</text:p>
          </table:table-cell>
          <table:table-cell office:value-type="float" office:value="7.72" calcext:value-type="float">
            <text:p>7,72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359" calcext:value-type="float">
            <text:p>3359</text:p>
          </table:table-cell>
          <table:table-cell office:value-type="float" office:value="276" calcext:value-type="float">
            <text:p>276</text:p>
          </table:table-cell>
          <table:table-cell office:value-type="float" office:value="7.72" calcext:value-type="float">
            <text:p>7,72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367" calcext:value-type="float">
            <text:p>3367</text:p>
          </table:table-cell>
          <table:table-cell office:value-type="float" office:value="276" calcext:value-type="float">
            <text:p>276</text:p>
          </table:table-cell>
          <table:table-cell office:value-type="float" office:value="7.72" calcext:value-type="float">
            <text:p>7,72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374" calcext:value-type="float">
            <text:p>3374</text:p>
          </table:table-cell>
          <table:table-cell office:value-type="float" office:value="276" calcext:value-type="float">
            <text:p>276</text:p>
          </table:table-cell>
          <table:table-cell office:value-type="float" office:value="7.72" calcext:value-type="float">
            <text:p>7,72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382" calcext:value-type="float">
            <text:p>3382</text:p>
          </table:table-cell>
          <table:table-cell office:value-type="float" office:value="276" calcext:value-type="float">
            <text:p>276</text:p>
          </table:table-cell>
          <table:table-cell office:value-type="float" office:value="7.72" calcext:value-type="float">
            <text:p>7,72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389" calcext:value-type="float">
            <text:p>3389</text:p>
          </table:table-cell>
          <table:table-cell office:value-type="float" office:value="276" calcext:value-type="float">
            <text:p>276</text:p>
          </table:table-cell>
          <table:table-cell office:value-type="float" office:value="7.72" calcext:value-type="float">
            <text:p>7,72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396" calcext:value-type="float">
            <text:p>3396</text:p>
          </table:table-cell>
          <table:table-cell office:value-type="float" office:value="276" calcext:value-type="float">
            <text:p>276</text:p>
          </table:table-cell>
          <table:table-cell office:value-type="float" office:value="7.72" calcext:value-type="float">
            <text:p>7,72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404" calcext:value-type="float">
            <text:p>3404</text:p>
          </table:table-cell>
          <table:table-cell office:value-type="float" office:value="276" calcext:value-type="float">
            <text:p>276</text:p>
          </table:table-cell>
          <table:table-cell office:value-type="float" office:value="7.72" calcext:value-type="float">
            <text:p>7,72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411" calcext:value-type="float">
            <text:p>3411</text:p>
          </table:table-cell>
          <table:table-cell office:value-type="float" office:value="276" calcext:value-type="float">
            <text:p>276</text:p>
          </table:table-cell>
          <table:table-cell office:value-type="float" office:value="7.73" calcext:value-type="float">
            <text:p>7,73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419" calcext:value-type="float">
            <text:p>3419</text:p>
          </table:table-cell>
          <table:table-cell office:value-type="float" office:value="276" calcext:value-type="float">
            <text:p>276</text:p>
          </table:table-cell>
          <table:table-cell office:value-type="float" office:value="7.73" calcext:value-type="float">
            <text:p>7,73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426" calcext:value-type="float">
            <text:p>3426</text:p>
          </table:table-cell>
          <table:table-cell office:value-type="float" office:value="276" calcext:value-type="float">
            <text:p>276</text:p>
          </table:table-cell>
          <table:table-cell office:value-type="float" office:value="7.73" calcext:value-type="float">
            <text:p>7,73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433" calcext:value-type="float">
            <text:p>3433</text:p>
          </table:table-cell>
          <table:table-cell office:value-type="float" office:value="276" calcext:value-type="float">
            <text:p>276</text:p>
          </table:table-cell>
          <table:table-cell office:value-type="float" office:value="7.73" calcext:value-type="float">
            <text:p>7,73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441" calcext:value-type="float">
            <text:p>3441</text:p>
          </table:table-cell>
          <table:table-cell office:value-type="float" office:value="276" calcext:value-type="float">
            <text:p>276</text:p>
          </table:table-cell>
          <table:table-cell office:value-type="float" office:value="7.73" calcext:value-type="float">
            <text:p>7,73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448" calcext:value-type="float">
            <text:p>3448</text:p>
          </table:table-cell>
          <table:table-cell office:value-type="float" office:value="276" calcext:value-type="float">
            <text:p>276</text:p>
          </table:table-cell>
          <table:table-cell office:value-type="float" office:value="7.73" calcext:value-type="float">
            <text:p>7,73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456" calcext:value-type="float">
            <text:p>3456</text:p>
          </table:table-cell>
          <table:table-cell office:value-type="float" office:value="277" calcext:value-type="float">
            <text:p>277</text:p>
          </table:table-cell>
          <table:table-cell office:value-type="float" office:value="7.73" calcext:value-type="float">
            <text:p>7,73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463" calcext:value-type="float">
            <text:p>3463</text:p>
          </table:table-cell>
          <table:table-cell office:value-type="float" office:value="277" calcext:value-type="float">
            <text:p>277</text:p>
          </table:table-cell>
          <table:table-cell office:value-type="float" office:value="7.73" calcext:value-type="float">
            <text:p>7,73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470" calcext:value-type="float">
            <text:p>3470</text:p>
          </table:table-cell>
          <table:table-cell office:value-type="float" office:value="277" calcext:value-type="float">
            <text:p>277</text:p>
          </table:table-cell>
          <table:table-cell office:value-type="float" office:value="7.73" calcext:value-type="float">
            <text:p>7,73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478" calcext:value-type="float">
            <text:p>3478</text:p>
          </table:table-cell>
          <table:table-cell office:value-type="float" office:value="277" calcext:value-type="float">
            <text:p>277</text:p>
          </table:table-cell>
          <table:table-cell office:value-type="float" office:value="7.73" calcext:value-type="float">
            <text:p>7,73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485" calcext:value-type="float">
            <text:p>3485</text:p>
          </table:table-cell>
          <table:table-cell office:value-type="float" office:value="277" calcext:value-type="float">
            <text:p>277</text:p>
          </table:table-cell>
          <table:table-cell office:value-type="float" office:value="7.73" calcext:value-type="float">
            <text:p>7,73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493" calcext:value-type="float">
            <text:p>3493</text:p>
          </table:table-cell>
          <table:table-cell office:value-type="float" office:value="277" calcext:value-type="float">
            <text:p>277</text:p>
          </table:table-cell>
          <table:table-cell office:value-type="float" office:value="7.73" calcext:value-type="float">
            <text:p>7,73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500" calcext:value-type="float">
            <text:p>3500</text:p>
          </table:table-cell>
          <table:table-cell office:value-type="float" office:value="277" calcext:value-type="float">
            <text:p>277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508" calcext:value-type="float">
            <text:p>3508</text:p>
          </table:table-cell>
          <table:table-cell office:value-type="float" office:value="277" calcext:value-type="float">
            <text:p>277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515" calcext:value-type="float">
            <text:p>3515</text:p>
          </table:table-cell>
          <table:table-cell office:value-type="float" office:value="277" calcext:value-type="float">
            <text:p>277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522" calcext:value-type="float">
            <text:p>3522</text:p>
          </table:table-cell>
          <table:table-cell office:value-type="float" office:value="277" calcext:value-type="float">
            <text:p>277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530" calcext:value-type="float">
            <text:p>3530</text:p>
          </table:table-cell>
          <table:table-cell office:value-type="float" office:value="277" calcext:value-type="float">
            <text:p>277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537" calcext:value-type="float">
            <text:p>3537</text:p>
          </table:table-cell>
          <table:table-cell office:value-type="float" office:value="277" calcext:value-type="float">
            <text:p>277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545" calcext:value-type="float">
            <text:p>3545</text:p>
          </table:table-cell>
          <table:table-cell office:value-type="float" office:value="277" calcext:value-type="float">
            <text:p>277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552" calcext:value-type="float">
            <text:p>3552</text:p>
          </table:table-cell>
          <table:table-cell office:value-type="float" office:value="278" calcext:value-type="float">
            <text:p>278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60" calcext:value-type="float">
            <text:p>3560</text:p>
          </table:table-cell>
          <table:table-cell office:value-type="float" office:value="278" calcext:value-type="float">
            <text:p>278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567" calcext:value-type="float">
            <text:p>3567</text:p>
          </table:table-cell>
          <table:table-cell office:value-type="float" office:value="278" calcext:value-type="float">
            <text:p>278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574" calcext:value-type="float">
            <text:p>3574</text:p>
          </table:table-cell>
          <table:table-cell office:value-type="float" office:value="278" calcext:value-type="float">
            <text:p>278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582" calcext:value-type="float">
            <text:p>3582</text:p>
          </table:table-cell>
          <table:table-cell office:value-type="float" office:value="278" calcext:value-type="float">
            <text:p>278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589" calcext:value-type="float">
            <text:p>3589</text:p>
          </table:table-cell>
          <table:table-cell office:value-type="float" office:value="278" calcext:value-type="float">
            <text:p>278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597" calcext:value-type="float">
            <text:p>3597</text:p>
          </table:table-cell>
          <table:table-cell office:value-type="float" office:value="278" calcext:value-type="float">
            <text:p>278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604" calcext:value-type="float">
            <text:p>3604</text:p>
          </table:table-cell>
          <table:table-cell office:value-type="float" office:value="278" calcext:value-type="float">
            <text:p>278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612" calcext:value-type="float">
            <text:p>3612</text:p>
          </table:table-cell>
          <table:table-cell office:value-type="float" office:value="278" calcext:value-type="float">
            <text:p>278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619" calcext:value-type="float">
            <text:p>3619</text:p>
          </table:table-cell>
          <table:table-cell office:value-type="float" office:value="278" calcext:value-type="float">
            <text:p>278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626" calcext:value-type="float">
            <text:p>3626</text:p>
          </table:table-cell>
          <table:table-cell office:value-type="float" office:value="278" calcext:value-type="float">
            <text:p>278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634" calcext:value-type="float">
            <text:p>3634</text:p>
          </table:table-cell>
          <table:table-cell office:value-type="float" office:value="278" calcext:value-type="float">
            <text:p>278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641" calcext:value-type="float">
            <text:p>3641</text:p>
          </table:table-cell>
          <table:table-cell office:value-type="float" office:value="278" calcext:value-type="float">
            <text:p>278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649" calcext:value-type="float">
            <text:p>3649</text:p>
          </table:table-cell>
          <table:table-cell office:value-type="float" office:value="279" calcext:value-type="float">
            <text:p>279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656" calcext:value-type="float">
            <text:p>3656</text:p>
          </table:table-cell>
          <table:table-cell office:value-type="float" office:value="279" calcext:value-type="float">
            <text:p>279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664" calcext:value-type="float">
            <text:p>3664</text:p>
          </table:table-cell>
          <table:table-cell office:value-type="float" office:value="279" calcext:value-type="float">
            <text:p>279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671" calcext:value-type="float">
            <text:p>3671</text:p>
          </table:table-cell>
          <table:table-cell office:value-type="float" office:value="279" calcext:value-type="float">
            <text:p>279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678" calcext:value-type="float">
            <text:p>3678</text:p>
          </table:table-cell>
          <table:table-cell office:value-type="float" office:value="279" calcext:value-type="float">
            <text:p>279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686" calcext:value-type="float">
            <text:p>3686</text:p>
          </table:table-cell>
          <table:table-cell office:value-type="float" office:value="279" calcext:value-type="float">
            <text:p>279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693" calcext:value-type="float">
            <text:p>3693</text:p>
          </table:table-cell>
          <table:table-cell office:value-type="float" office:value="279" calcext:value-type="float">
            <text:p>279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701" calcext:value-type="float">
            <text:p>3701</text:p>
          </table:table-cell>
          <table:table-cell office:value-type="float" office:value="279" calcext:value-type="float">
            <text:p>279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708" calcext:value-type="float">
            <text:p>3708</text:p>
          </table:table-cell>
          <table:table-cell office:value-type="float" office:value="279" calcext:value-type="float">
            <text:p>279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716" calcext:value-type="float">
            <text:p>3716</text:p>
          </table:table-cell>
          <table:table-cell office:value-type="float" office:value="279" calcext:value-type="float">
            <text:p>279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723" calcext:value-type="float">
            <text:p>3723</text:p>
          </table:table-cell>
          <table:table-cell office:value-type="float" office:value="279" calcext:value-type="float">
            <text:p>279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731" calcext:value-type="float">
            <text:p>3731</text:p>
          </table:table-cell>
          <table:table-cell office:value-type="float" office:value="279" calcext:value-type="float">
            <text:p>279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738" calcext:value-type="float">
            <text:p>3738</text:p>
          </table:table-cell>
          <table:table-cell office:value-type="float" office:value="279" calcext:value-type="float">
            <text:p>279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745" calcext:value-type="float">
            <text:p>3745</text:p>
          </table:table-cell>
          <table:table-cell office:value-type="float" office:value="280" calcext:value-type="float">
            <text:p>280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753" calcext:value-type="float">
            <text:p>3753</text:p>
          </table:table-cell>
          <table:table-cell office:value-type="float" office:value="280" calcext:value-type="float">
            <text:p>280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760" calcext:value-type="float">
            <text:p>3760</text:p>
          </table:table-cell>
          <table:table-cell office:value-type="float" office:value="280" calcext:value-type="float">
            <text:p>280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768" calcext:value-type="float">
            <text:p>3768</text:p>
          </table:table-cell>
          <table:table-cell office:value-type="float" office:value="280" calcext:value-type="float">
            <text:p>280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775" calcext:value-type="float">
            <text:p>3775</text:p>
          </table:table-cell>
          <table:table-cell office:value-type="float" office:value="280" calcext:value-type="float">
            <text:p>280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783" calcext:value-type="float">
            <text:p>3783</text:p>
          </table:table-cell>
          <table:table-cell office:value-type="float" office:value="280" calcext:value-type="float">
            <text:p>280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790" calcext:value-type="float">
            <text:p>3790</text:p>
          </table:table-cell>
          <table:table-cell office:value-type="float" office:value="280" calcext:value-type="float">
            <text:p>280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798" calcext:value-type="float">
            <text:p>3798</text:p>
          </table:table-cell>
          <table:table-cell office:value-type="float" office:value="280" calcext:value-type="float">
            <text:p>280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805" calcext:value-type="float">
            <text:p>3805</text:p>
          </table:table-cell>
          <table:table-cell office:value-type="float" office:value="280" calcext:value-type="float">
            <text:p>280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812" calcext:value-type="float">
            <text:p>3812</text:p>
          </table:table-cell>
          <table:table-cell office:value-type="float" office:value="280" calcext:value-type="float">
            <text:p>280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820" calcext:value-type="float">
            <text:p>3820</text:p>
          </table:table-cell>
          <table:table-cell office:value-type="float" office:value="280" calcext:value-type="float">
            <text:p>280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827" calcext:value-type="float">
            <text:p>3827</text:p>
          </table:table-cell>
          <table:table-cell office:value-type="float" office:value="280" calcext:value-type="float">
            <text:p>280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835" calcext:value-type="float">
            <text:p>3835</text:p>
          </table:table-cell>
          <table:table-cell office:value-type="float" office:value="280" calcext:value-type="float">
            <text:p>280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842" calcext:value-type="float">
            <text:p>3842</text:p>
          </table:table-cell>
          <table:table-cell office:value-type="float" office:value="281" calcext:value-type="float">
            <text:p>281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850" calcext:value-type="float">
            <text:p>3850</text:p>
          </table:table-cell>
          <table:table-cell office:value-type="float" office:value="281" calcext:value-type="float">
            <text:p>281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857" calcext:value-type="float">
            <text:p>3857</text:p>
          </table:table-cell>
          <table:table-cell office:value-type="float" office:value="281" calcext:value-type="float">
            <text:p>281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865" calcext:value-type="float">
            <text:p>3865</text:p>
          </table:table-cell>
          <table:table-cell office:value-type="float" office:value="281" calcext:value-type="float">
            <text:p>281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872" calcext:value-type="float">
            <text:p>3872</text:p>
          </table:table-cell>
          <table:table-cell office:value-type="float" office:value="281" calcext:value-type="float">
            <text:p>281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880" calcext:value-type="float">
            <text:p>3880</text:p>
          </table:table-cell>
          <table:table-cell office:value-type="float" office:value="281" calcext:value-type="float">
            <text:p>281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887" calcext:value-type="float">
            <text:p>3887</text:p>
          </table:table-cell>
          <table:table-cell office:value-type="float" office:value="281" calcext:value-type="float">
            <text:p>281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894" calcext:value-type="float">
            <text:p>3894</text:p>
          </table:table-cell>
          <table:table-cell office:value-type="float" office:value="281" calcext:value-type="float">
            <text:p>281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902" calcext:value-type="float">
            <text:p>3902</text:p>
          </table:table-cell>
          <table:table-cell office:value-type="float" office:value="281" calcext:value-type="float">
            <text:p>281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909" calcext:value-type="float">
            <text:p>3909</text:p>
          </table:table-cell>
          <table:table-cell office:value-type="float" office:value="281" calcext:value-type="float">
            <text:p>281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917" calcext:value-type="float">
            <text:p>3917</text:p>
          </table:table-cell>
          <table:table-cell office:value-type="float" office:value="281" calcext:value-type="float">
            <text:p>281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924" calcext:value-type="float">
            <text:p>3924</text:p>
          </table:table-cell>
          <table:table-cell office:value-type="float" office:value="281" calcext:value-type="float">
            <text:p>281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932" calcext:value-type="float">
            <text:p>3932</text:p>
          </table:table-cell>
          <table:table-cell office:value-type="float" office:value="282" calcext:value-type="float">
            <text:p>282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939" calcext:value-type="float">
            <text:p>3939</text:p>
          </table:table-cell>
          <table:table-cell office:value-type="float" office:value="282" calcext:value-type="float">
            <text:p>282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947" calcext:value-type="float">
            <text:p>3947</text:p>
          </table:table-cell>
          <table:table-cell office:value-type="float" office:value="282" calcext:value-type="float">
            <text:p>282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954" calcext:value-type="float">
            <text:p>3954</text:p>
          </table:table-cell>
          <table:table-cell office:value-type="float" office:value="282" calcext:value-type="float">
            <text:p>282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962" calcext:value-type="float">
            <text:p>3962</text:p>
          </table:table-cell>
          <table:table-cell office:value-type="float" office:value="282" calcext:value-type="float">
            <text:p>282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969" calcext:value-type="float">
            <text:p>3969</text:p>
          </table:table-cell>
          <table:table-cell office:value-type="float" office:value="282" calcext:value-type="float">
            <text:p>282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977" calcext:value-type="float">
            <text:p>3977</text:p>
          </table:table-cell>
          <table:table-cell office:value-type="float" office:value="282" calcext:value-type="float">
            <text:p>282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984" calcext:value-type="float">
            <text:p>3984</text:p>
          </table:table-cell>
          <table:table-cell office:value-type="float" office:value="282" calcext:value-type="float">
            <text:p>282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991" calcext:value-type="float">
            <text:p>3991</text:p>
          </table:table-cell>
          <table:table-cell office:value-type="float" office:value="282" calcext:value-type="float">
            <text:p>282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999" calcext:value-type="float">
            <text:p>3999</text:p>
          </table:table-cell>
          <table:table-cell office:value-type="float" office:value="282" calcext:value-type="float">
            <text:p>282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006" calcext:value-type="float">
            <text:p>4006</text:p>
          </table:table-cell>
          <table:table-cell office:value-type="float" office:value="282" calcext:value-type="float">
            <text:p>282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014" calcext:value-type="float">
            <text:p>4014</text:p>
          </table:table-cell>
          <table:table-cell office:value-type="float" office:value="282" calcext:value-type="float">
            <text:p>282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021" calcext:value-type="float">
            <text:p>4021</text:p>
          </table:table-cell>
          <table:table-cell office:value-type="float" office:value="283" calcext:value-type="float">
            <text:p>283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029" calcext:value-type="float">
            <text:p>4029</text:p>
          </table:table-cell>
          <table:table-cell office:value-type="float" office:value="283" calcext:value-type="float">
            <text:p>283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036" calcext:value-type="float">
            <text:p>4036</text:p>
          </table:table-cell>
          <table:table-cell office:value-type="float" office:value="283" calcext:value-type="float">
            <text:p>283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044" calcext:value-type="float">
            <text:p>4044</text:p>
          </table:table-cell>
          <table:table-cell office:value-type="float" office:value="283" calcext:value-type="float">
            <text:p>283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051" calcext:value-type="float">
            <text:p>4051</text:p>
          </table:table-cell>
          <table:table-cell office:value-type="float" office:value="283" calcext:value-type="float">
            <text:p>283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059" calcext:value-type="float">
            <text:p>4059</text:p>
          </table:table-cell>
          <table:table-cell office:value-type="float" office:value="283" calcext:value-type="float">
            <text:p>283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066" calcext:value-type="float">
            <text:p>4066</text:p>
          </table:table-cell>
          <table:table-cell office:value-type="float" office:value="283" calcext:value-type="float">
            <text:p>283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074" calcext:value-type="float">
            <text:p>4074</text:p>
          </table:table-cell>
          <table:table-cell office:value-type="float" office:value="283" calcext:value-type="float">
            <text:p>283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081" calcext:value-type="float">
            <text:p>4081</text:p>
          </table:table-cell>
          <table:table-cell office:value-type="float" office:value="283" calcext:value-type="float">
            <text:p>283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089" calcext:value-type="float">
            <text:p>4089</text:p>
          </table:table-cell>
          <table:table-cell office:value-type="float" office:value="283" calcext:value-type="float">
            <text:p>283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096" calcext:value-type="float">
            <text:p>4096</text:p>
          </table:table-cell>
          <table:table-cell office:value-type="float" office:value="283" calcext:value-type="float">
            <text:p>283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104" calcext:value-type="float">
            <text:p>4104</text:p>
          </table:table-cell>
          <table:table-cell office:value-type="float" office:value="284" calcext:value-type="float">
            <text:p>284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111" calcext:value-type="float">
            <text:p>4111</text:p>
          </table:table-cell>
          <table:table-cell office:value-type="float" office:value="284" calcext:value-type="float">
            <text:p>284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119" calcext:value-type="float">
            <text:p>4119</text:p>
          </table:table-cell>
          <table:table-cell office:value-type="float" office:value="284" calcext:value-type="float">
            <text:p>284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126" calcext:value-type="float">
            <text:p>4126</text:p>
          </table:table-cell>
          <table:table-cell office:value-type="float" office:value="284" calcext:value-type="float">
            <text:p>284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133" calcext:value-type="float">
            <text:p>4133</text:p>
          </table:table-cell>
          <table:table-cell office:value-type="float" office:value="284" calcext:value-type="float">
            <text:p>284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141" calcext:value-type="float">
            <text:p>4141</text:p>
          </table:table-cell>
          <table:table-cell office:value-type="float" office:value="284" calcext:value-type="float">
            <text:p>284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148" calcext:value-type="float">
            <text:p>4148</text:p>
          </table:table-cell>
          <table:table-cell office:value-type="float" office:value="284" calcext:value-type="float">
            <text:p>284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156" calcext:value-type="float">
            <text:p>4156</text:p>
          </table:table-cell>
          <table:table-cell office:value-type="float" office:value="284" calcext:value-type="float">
            <text:p>284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163" calcext:value-type="float">
            <text:p>4163</text:p>
          </table:table-cell>
          <table:table-cell office:value-type="float" office:value="284" calcext:value-type="float">
            <text:p>284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171" calcext:value-type="float">
            <text:p>4171</text:p>
          </table:table-cell>
          <table:table-cell office:value-type="float" office:value="284" calcext:value-type="float">
            <text:p>284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178" calcext:value-type="float">
            <text:p>4178</text:p>
          </table:table-cell>
          <table:table-cell office:value-type="float" office:value="284" calcext:value-type="float">
            <text:p>284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186" calcext:value-type="float">
            <text:p>4186</text:p>
          </table:table-cell>
          <table:table-cell office:value-type="float" office:value="285" calcext:value-type="float">
            <text:p>285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193" calcext:value-type="float">
            <text:p>4193</text:p>
          </table:table-cell>
          <table:table-cell office:value-type="float" office:value="285" calcext:value-type="float">
            <text:p>285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201" calcext:value-type="float">
            <text:p>4201</text:p>
          </table:table-cell>
          <table:table-cell office:value-type="float" office:value="285" calcext:value-type="float">
            <text:p>285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208" calcext:value-type="float">
            <text:p>4208</text:p>
          </table:table-cell>
          <table:table-cell office:value-type="float" office:value="285" calcext:value-type="float">
            <text:p>285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223" calcext:value-type="float">
            <text:p>4223</text:p>
          </table:table-cell>
          <table:table-cell office:value-type="float" office:value="285" calcext:value-type="float">
            <text:p>285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231" calcext:value-type="float">
            <text:p>4231</text:p>
          </table:table-cell>
          <table:table-cell office:value-type="float" office:value="285" calcext:value-type="float">
            <text:p>285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238" calcext:value-type="float">
            <text:p>4238</text:p>
          </table:table-cell>
          <table:table-cell office:value-type="float" office:value="285" calcext:value-type="float">
            <text:p>285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246" calcext:value-type="float">
            <text:p>4246</text:p>
          </table:table-cell>
          <table:table-cell office:value-type="float" office:value="285" calcext:value-type="float">
            <text:p>285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253" calcext:value-type="float">
            <text:p>4253</text:p>
          </table:table-cell>
          <table:table-cell office:value-type="float" office:value="285" calcext:value-type="float">
            <text:p>285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261" calcext:value-type="float">
            <text:p>4261</text:p>
          </table:table-cell>
          <table:table-cell office:value-type="float" office:value="285" calcext:value-type="float">
            <text:p>285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268" calcext:value-type="float">
            <text:p>4268</text:p>
          </table:table-cell>
          <table:table-cell office:value-type="float" office:value="286" calcext:value-type="float">
            <text:p>286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276" calcext:value-type="float">
            <text:p>4276</text:p>
          </table:table-cell>
          <table:table-cell office:value-type="float" office:value="286" calcext:value-type="float">
            <text:p>286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283" calcext:value-type="float">
            <text:p>4283</text:p>
          </table:table-cell>
          <table:table-cell office:value-type="float" office:value="286" calcext:value-type="float">
            <text:p>286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291" calcext:value-type="float">
            <text:p>4291</text:p>
          </table:table-cell>
          <table:table-cell office:value-type="float" office:value="286" calcext:value-type="float">
            <text:p>286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298" calcext:value-type="float">
            <text:p>4298</text:p>
          </table:table-cell>
          <table:table-cell office:value-type="float" office:value="286" calcext:value-type="float">
            <text:p>286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06" calcext:value-type="float">
            <text:p>4306</text:p>
          </table:table-cell>
          <table:table-cell office:value-type="float" office:value="286" calcext:value-type="float">
            <text:p>286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313" calcext:value-type="float">
            <text:p>4313</text:p>
          </table:table-cell>
          <table:table-cell office:value-type="float" office:value="286" calcext:value-type="float">
            <text:p>286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321" calcext:value-type="float">
            <text:p>4321</text:p>
          </table:table-cell>
          <table:table-cell office:value-type="float" office:value="286" calcext:value-type="float">
            <text:p>286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328" calcext:value-type="float">
            <text:p>4328</text:p>
          </table:table-cell>
          <table:table-cell office:value-type="float" office:value="286" calcext:value-type="float">
            <text:p>286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336" calcext:value-type="float">
            <text:p>4336</text:p>
          </table:table-cell>
          <table:table-cell office:value-type="float" office:value="286" calcext:value-type="float">
            <text:p>286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343" calcext:value-type="float">
            <text:p>4343</text:p>
          </table:table-cell>
          <table:table-cell office:value-type="float" office:value="287" calcext:value-type="float">
            <text:p>287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351" calcext:value-type="float">
            <text:p>4351</text:p>
          </table:table-cell>
          <table:table-cell office:value-type="float" office:value="287" calcext:value-type="float">
            <text:p>287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358" calcext:value-type="float">
            <text:p>4358</text:p>
          </table:table-cell>
          <table:table-cell office:value-type="float" office:value="287" calcext:value-type="float">
            <text:p>287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366" calcext:value-type="float">
            <text:p>4366</text:p>
          </table:table-cell>
          <table:table-cell office:value-type="float" office:value="287" calcext:value-type="float">
            <text:p>287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373" calcext:value-type="float">
            <text:p>4373</text:p>
          </table:table-cell>
          <table:table-cell office:value-type="float" office:value="287" calcext:value-type="float">
            <text:p>287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381" calcext:value-type="float">
            <text:p>4381</text:p>
          </table:table-cell>
          <table:table-cell office:value-type="float" office:value="287" calcext:value-type="float">
            <text:p>287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388" calcext:value-type="float">
            <text:p>4388</text:p>
          </table:table-cell>
          <table:table-cell office:value-type="float" office:value="287" calcext:value-type="float">
            <text:p>287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396" calcext:value-type="float">
            <text:p>4396</text:p>
          </table:table-cell>
          <table:table-cell office:value-type="float" office:value="287" calcext:value-type="float">
            <text:p>287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403" calcext:value-type="float">
            <text:p>4403</text:p>
          </table:table-cell>
          <table:table-cell office:value-type="float" office:value="287" calcext:value-type="float">
            <text:p>287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411" calcext:value-type="float">
            <text:p>4411</text:p>
          </table:table-cell>
          <table:table-cell office:value-type="float" office:value="288" calcext:value-type="float">
            <text:p>288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418" calcext:value-type="float">
            <text:p>4418</text:p>
          </table:table-cell>
          <table:table-cell office:value-type="float" office:value="288" calcext:value-type="float">
            <text:p>288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426" calcext:value-type="float">
            <text:p>4426</text:p>
          </table:table-cell>
          <table:table-cell office:value-type="float" office:value="288" calcext:value-type="float">
            <text:p>288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433" calcext:value-type="float">
            <text:p>4433</text:p>
          </table:table-cell>
          <table:table-cell office:value-type="float" office:value="288" calcext:value-type="float">
            <text:p>288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441" calcext:value-type="float">
            <text:p>4441</text:p>
          </table:table-cell>
          <table:table-cell office:value-type="float" office:value="288" calcext:value-type="float">
            <text:p>288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448" calcext:value-type="float">
            <text:p>4448</text:p>
          </table:table-cell>
          <table:table-cell office:value-type="float" office:value="288" calcext:value-type="float">
            <text:p>288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456" calcext:value-type="float">
            <text:p>4456</text:p>
          </table:table-cell>
          <table:table-cell office:value-type="float" office:value="288" calcext:value-type="float">
            <text:p>288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463" calcext:value-type="float">
            <text:p>4463</text:p>
          </table:table-cell>
          <table:table-cell office:value-type="float" office:value="288" calcext:value-type="float">
            <text:p>288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471" calcext:value-type="float">
            <text:p>4471</text:p>
          </table:table-cell>
          <table:table-cell office:value-type="float" office:value="288" calcext:value-type="float">
            <text:p>288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478" calcext:value-type="float">
            <text:p>4478</text:p>
          </table:table-cell>
          <table:table-cell office:value-type="float" office:value="288" calcext:value-type="float">
            <text:p>288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486" calcext:value-type="float">
            <text:p>4486</text:p>
          </table:table-cell>
          <table:table-cell office:value-type="float" office:value="289" calcext:value-type="float">
            <text:p>289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493" calcext:value-type="float">
            <text:p>4493</text:p>
          </table:table-cell>
          <table:table-cell office:value-type="float" office:value="289" calcext:value-type="float">
            <text:p>289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501" calcext:value-type="float">
            <text:p>4501</text:p>
          </table:table-cell>
          <table:table-cell office:value-type="float" office:value="289" calcext:value-type="float">
            <text:p>289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508" calcext:value-type="float">
            <text:p>4508</text:p>
          </table:table-cell>
          <table:table-cell office:value-type="float" office:value="289" calcext:value-type="float">
            <text:p>289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516" calcext:value-type="float">
            <text:p>4516</text:p>
          </table:table-cell>
          <table:table-cell office:value-type="float" office:value="289" calcext:value-type="float">
            <text:p>289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523" calcext:value-type="float">
            <text:p>4523</text:p>
          </table:table-cell>
          <table:table-cell office:value-type="float" office:value="289" calcext:value-type="float">
            <text:p>289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531" calcext:value-type="float">
            <text:p>4531</text:p>
          </table:table-cell>
          <table:table-cell office:value-type="float" office:value="289" calcext:value-type="float">
            <text:p>289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538" calcext:value-type="float">
            <text:p>4538</text:p>
          </table:table-cell>
          <table:table-cell office:value-type="float" office:value="289" calcext:value-type="float">
            <text:p>289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591" calcext:value-type="float">
            <text:p>4591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598" calcext:value-type="float">
            <text:p>4598</text:p>
          </table:table-cell>
          <table:table-cell office:value-type="float" office:value="290" calcext:value-type="float">
            <text:p>290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606" calcext:value-type="float">
            <text:p>4606</text:p>
          </table:table-cell>
          <table:table-cell office:value-type="float" office:value="290" calcext:value-type="float">
            <text:p>290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613" calcext:value-type="float">
            <text:p>4613</text:p>
          </table:table-cell>
          <table:table-cell office:value-type="float" office:value="291" calcext:value-type="float">
            <text:p>291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621" calcext:value-type="float">
            <text:p>4621</text:p>
          </table:table-cell>
          <table:table-cell office:value-type="float" office:value="291" calcext:value-type="float">
            <text:p>291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628" calcext:value-type="float">
            <text:p>4628</text:p>
          </table:table-cell>
          <table:table-cell office:value-type="float" office:value="291" calcext:value-type="float">
            <text:p>291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636" calcext:value-type="float">
            <text:p>4636</text:p>
          </table:table-cell>
          <table:table-cell office:value-type="float" office:value="291" calcext:value-type="float">
            <text:p>291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643" calcext:value-type="float">
            <text:p>4643</text:p>
          </table:table-cell>
          <table:table-cell office:value-type="float" office:value="291" calcext:value-type="float">
            <text:p>291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651" calcext:value-type="float">
            <text:p>4651</text:p>
          </table:table-cell>
          <table:table-cell office:value-type="float" office:value="291" calcext:value-type="float">
            <text:p>291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658" calcext:value-type="float">
            <text:p>4658</text:p>
          </table:table-cell>
          <table:table-cell office:value-type="float" office:value="291" calcext:value-type="float">
            <text:p>291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666" calcext:value-type="float">
            <text:p>4666</text:p>
          </table:table-cell>
          <table:table-cell office:value-type="float" office:value="291" calcext:value-type="float">
            <text:p>291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673" calcext:value-type="float">
            <text:p>4673</text:p>
          </table:table-cell>
          <table:table-cell office:value-type="float" office:value="291" calcext:value-type="float">
            <text:p>291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681" calcext:value-type="float">
            <text:p>4681</text:p>
          </table:table-cell>
          <table:table-cell office:value-type="float" office:value="292" calcext:value-type="float">
            <text:p>292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688" calcext:value-type="float">
            <text:p>4688</text:p>
          </table:table-cell>
          <table:table-cell office:value-type="float" office:value="292" calcext:value-type="float">
            <text:p>292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696" calcext:value-type="float">
            <text:p>4696</text:p>
          </table:table-cell>
          <table:table-cell office:value-type="float" office:value="292" calcext:value-type="float">
            <text:p>292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703" calcext:value-type="float">
            <text:p>4703</text:p>
          </table:table-cell>
          <table:table-cell office:value-type="float" office:value="292" calcext:value-type="float">
            <text:p>292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711" calcext:value-type="float">
            <text:p>4711</text:p>
          </table:table-cell>
          <table:table-cell office:value-type="float" office:value="292" calcext:value-type="float">
            <text:p>292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718" calcext:value-type="float">
            <text:p>4718</text:p>
          </table:table-cell>
          <table:table-cell office:value-type="float" office:value="292" calcext:value-type="float">
            <text:p>292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726" calcext:value-type="float">
            <text:p>4726</text:p>
          </table:table-cell>
          <table:table-cell office:value-type="float" office:value="292" calcext:value-type="float">
            <text:p>292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733" calcext:value-type="float">
            <text:p>4733</text:p>
          </table:table-cell>
          <table:table-cell office:value-type="float" office:value="292" calcext:value-type="float">
            <text:p>292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741" calcext:value-type="float">
            <text:p>4741</text:p>
          </table:table-cell>
          <table:table-cell office:value-type="float" office:value="293" calcext:value-type="float">
            <text:p>293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748" calcext:value-type="float">
            <text:p>4748</text:p>
          </table:table-cell>
          <table:table-cell office:value-type="float" office:value="293" calcext:value-type="float">
            <text:p>293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756" calcext:value-type="float">
            <text:p>4756</text:p>
          </table:table-cell>
          <table:table-cell office:value-type="float" office:value="293" calcext:value-type="float">
            <text:p>293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763" calcext:value-type="float">
            <text:p>4763</text:p>
          </table:table-cell>
          <table:table-cell office:value-type="float" office:value="293" calcext:value-type="float">
            <text:p>293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5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816" calcext:value-type="float">
            <text:p>4816</text:p>
          </table:table-cell>
          <table:table-cell office:value-type="float" office:value="294" calcext:value-type="float">
            <text:p>294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823" calcext:value-type="float">
            <text:p>4823</text:p>
          </table:table-cell>
          <table:table-cell office:value-type="float" office:value="294" calcext:value-type="float">
            <text:p>294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831" calcext:value-type="float">
            <text:p>4831</text:p>
          </table:table-cell>
          <table:table-cell office:value-type="float" office:value="294" calcext:value-type="float">
            <text:p>294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838" calcext:value-type="float">
            <text:p>4838</text:p>
          </table:table-cell>
          <table:table-cell office:value-type="float" office:value="294" calcext:value-type="float">
            <text:p>294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846" calcext:value-type="float">
            <text:p>4846</text:p>
          </table:table-cell>
          <table:table-cell office:value-type="float" office:value="294" calcext:value-type="float">
            <text:p>294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861" calcext:value-type="float">
            <text:p>4861</text:p>
          </table:table-cell>
          <table:table-cell office:value-type="float" office:value="294" calcext:value-type="float">
            <text:p>294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868" calcext:value-type="float">
            <text:p>4868</text:p>
          </table:table-cell>
          <table:table-cell office:value-type="float" office:value="295" calcext:value-type="float">
            <text:p>295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898" calcext:value-type="float">
            <text:p>4898</text:p>
          </table:table-cell>
          <table:table-cell office:value-type="float" office:value="295" calcext:value-type="float">
            <text:p>295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906" calcext:value-type="float">
            <text:p>4906</text:p>
          </table:table-cell>
          <table:table-cell office:value-type="float" office:value="295" calcext:value-type="float">
            <text:p>295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913" calcext:value-type="float">
            <text:p>4913</text:p>
          </table:table-cell>
          <table:table-cell office:value-type="float" office:value="295" calcext:value-type="float">
            <text:p>295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936" calcext:value-type="float">
            <text:p>4936</text:p>
          </table:table-cell>
          <table:table-cell office:value-type="float" office:value="296" calcext:value-type="float">
            <text:p>296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943" calcext:value-type="float">
            <text:p>4943</text:p>
          </table:table-cell>
          <table:table-cell office:value-type="float" office:value="296" calcext:value-type="float">
            <text:p>296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951" calcext:value-type="float">
            <text:p>4951</text:p>
          </table:table-cell>
          <table:table-cell office:value-type="float" office:value="296" calcext:value-type="float">
            <text:p>296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5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980" calcext:value-type="float">
            <text:p>4980</text:p>
          </table:table-cell>
          <table:table-cell office:value-type="float" office:value="296" calcext:value-type="float">
            <text:p>296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988" calcext:value-type="float">
            <text:p>4988</text:p>
          </table:table-cell>
          <table:table-cell office:value-type="float" office:value="296" calcext:value-type="float">
            <text:p>296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995" calcext:value-type="float">
            <text:p>4995</text:p>
          </table:table-cell>
          <table:table-cell office:value-type="float" office:value="297" calcext:value-type="float">
            <text:p>297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025" calcext:value-type="float">
            <text:p>5025</text:p>
          </table:table-cell>
          <table:table-cell office:value-type="float" office:value="297" calcext:value-type="float">
            <text:p>297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033" calcext:value-type="float">
            <text:p>5033</text:p>
          </table:table-cell>
          <table:table-cell office:value-type="float" office:value="297" calcext:value-type="float">
            <text:p>297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040" calcext:value-type="float">
            <text:p>5040</text:p>
          </table:table-cell>
          <table:table-cell office:value-type="float" office:value="297" calcext:value-type="float">
            <text:p>297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55" calcext:value-type="float">
            <text:p>5055</text:p>
          </table:table-cell>
          <table:table-cell office:value-type="float" office:value="298" calcext:value-type="float">
            <text:p>298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063" calcext:value-type="float">
            <text:p>5063</text:p>
          </table:table-cell>
          <table:table-cell office:value-type="float" office:value="298" calcext:value-type="float">
            <text:p>298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5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5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100" calcext:value-type="float">
            <text:p>5100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5108" calcext:value-type="float">
            <text:p>5108</text:p>
          </table:table-cell>
          <table:table-cell office:value-type="float" office:value="298" calcext:value-type="float">
            <text:p>298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115" calcext:value-type="float">
            <text:p>5115</text:p>
          </table:table-cell>
          <table:table-cell office:value-type="float" office:value="298" calcext:value-type="float">
            <text:p>298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5123" calcext:value-type="float">
            <text:p>5123</text:p>
          </table:table-cell>
          <table:table-cell office:value-type="float" office:value="299" calcext:value-type="float">
            <text:p>299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5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5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168" calcext:value-type="float">
            <text:p>5168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175" calcext:value-type="float">
            <text:p>5175</text:p>
          </table:table-cell>
          <table:table-cell office:value-type="float" office:value="299" calcext:value-type="float">
            <text:p>299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183" calcext:value-type="float">
            <text:p>5183</text:p>
          </table:table-cell>
          <table:table-cell office:value-type="float" office:value="300" calcext:value-type="float">
            <text:p>300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190" calcext:value-type="float">
            <text:p>5190</text:p>
          </table:table-cell>
          <table:table-cell office:value-type="float" office:value="300" calcext:value-type="float">
            <text:p>300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198" calcext:value-type="float">
            <text:p>5198</text:p>
          </table:table-cell>
          <table:table-cell office:value-type="float" office:value="300" calcext:value-type="float">
            <text:p>300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5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5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5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5235" calcext:value-type="float">
            <text:p>5235</text:p>
          </table:table-cell>
          <table:table-cell office:value-type="float" office:value="300" calcext:value-type="float">
            <text:p>300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242" calcext:value-type="float">
            <text:p>5242</text:p>
          </table:table-cell>
          <table:table-cell office:value-type="float" office:value="301" calcext:value-type="float">
            <text:p>301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250" calcext:value-type="float">
            <text:p>5250</text:p>
          </table:table-cell>
          <table:table-cell office:value-type="float" office:value="301" calcext:value-type="float">
            <text:p>301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1T18:27:30.289000000</dc:date>
    <meta:editing-duration>PT9M59S</meta:editing-duration>
    <meta:editing-cycles>4</meta:editing-cycles>
    <meta:generator>LibreOffice/6.1.2.1$Windows_X86_64 LibreOffice_project/65905a128db06ba48db947242809d14d3f9a93fe</meta:generator>
    <meta:document-statistic meta:table-count="1" meta:cell-count="29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scatter" chart:style-name="ch1">
        <chart:legend chart:legend-position="end" svg:x="13.934cm" svg:y="4.204cm" style:legend-expansion="high" chart:style-name="ch2"/>
        <chart:plot-area chart:style-name="ch3" table:cell-range-address="vv10.A2:vv10.A787 vv10.C2:vv10.C787" svg:x="0.32cm" svg:y="0.18cm" svg:width="13.294cm" svg:height="8.646cm">
          <chartooo:coordinate-region svg:x="1.127cm" svg:y="0.379cm" svg:width="12.11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v10.C2:vv10.C787" chart:class="chart:scatter">
            <chart:domain table:cell-range-address="vv10.A2:vv10.A787"/>
            <chart:data-point chart:repeated="7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">
                <text:p>112</text:p>
                <draw:g>
                  <svg:desc>vv10.A2:vv10.A787</svg:desc>
                </draw:g>
              </table:table-cell>
              <table:table-cell office:value-type="float" office:value="57">
                <text:p>57</text:p>
                <draw:g>
                  <svg:desc>vv10.C2:vv10.C7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">
                <text:p>1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">
                <text:p>1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">
                <text:p>11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">
                <text:p>1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">
                <text:p>1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">
                <text:p>1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">
                <text:p>1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">
                <text:p>1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">
                <text:p>1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">
                <text:p>1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">
                <text:p>1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">
                <text:p>1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9">
                <text:p>1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">
                <text:p>1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">
                <text:p>13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">
                <text:p>1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4">
                <text:p>1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">
                <text:p>13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6">
                <text:p>1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">
                <text:p>13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">
                <text:p>1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9">
                <text:p>1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1">
                <text:p>1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2">
                <text:p>1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3">
                <text:p>1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4">
                <text:p>1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5">
                <text:p>1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6">
                <text:p>1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">
                <text:p>14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">
                <text:p>1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9">
                <text:p>1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0">
                <text:p>1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2">
                <text:p>1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3">
                <text:p>15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">
                <text:p>15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5">
                <text:p>15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7">
                <text:p>15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8">
                <text:p>1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9">
                <text:p>15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0">
                <text:p>16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1">
                <text:p>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2">
                <text:p>1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3">
                <text:p>16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4">
                <text:p>16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5">
                <text:p>16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6">
                <text:p>16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7">
                <text:p>16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">
                <text:p>16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0">
                <text:p>1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1">
                <text:p>17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2">
                <text:p>17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4">
                <text:p>1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5">
                <text:p>1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6">
                <text:p>17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">
                <text:p>1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3">
                <text:p>18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4">
                <text:p>18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5">
                <text:p>18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6">
                <text:p>1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2">
                <text:p>19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3">
                <text:p>19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">
                <text:p>19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5">
                <text:p>19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6">
                <text:p>19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7">
                <text:p>19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">
                <text:p>19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9">
                <text:p>19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">
                <text:p>2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6">
                <text:p>20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7">
                <text:p>20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8">
                <text:p>20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9">
                <text:p>20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0">
                <text:p>2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1">
                <text:p>21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2">
                <text:p>21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3">
                <text:p>21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4">
                <text:p>21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5">
                <text:p>21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6">
                <text:p>21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7">
                <text:p>21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8">
                <text:p>21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9">
                <text:p>21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0">
                <text:p>2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1">
                <text:p>22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">
                <text:p>22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">
                <text:p>22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5">
                <text:p>22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6">
                <text:p>22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7">
                <text:p>22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8">
                <text:p>22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9">
                <text:p>22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1">
                <text:p>23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2">
                <text:p>23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3">
                <text:p>23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4">
                <text:p>23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5">
                <text:p>23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6">
                <text:p>23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7">
                <text:p>23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8">
                <text:p>23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9">
                <text:p>23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0">
                <text:p>2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1">
                <text:p>2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2">
                <text:p>24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3">
                <text:p>24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4">
                <text:p>24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5">
                <text:p>24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6">
                <text:p>2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7">
                <text:p>24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8">
                <text:p>24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9">
                <text:p>24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0">
                <text:p>25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1">
                <text:p>25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2">
                <text:p>25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3">
                <text:p>25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4">
                <text:p>25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5">
                <text:p>25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6">
                <text:p>25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7">
                <text:p>25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9">
                <text:p>25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0">
                <text:p>26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1">
                <text:p>26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2">
                <text:p>26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3">
                <text:p>26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4">
                <text:p>26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5">
                <text:p>26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6">
                <text:p>26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7">
                <text:p>26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8">
                <text:p>26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9">
                <text:p>26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0">
                <text:p>27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1">
                <text:p>27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2">
                <text:p>27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3">
                <text:p>27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4">
                <text:p>27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5">
                <text:p>27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6">
                <text:p>27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7">
                <text:p>27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8">
                <text:p>27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9">
                <text:p>27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0">
                <text:p>2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1">
                <text:p>28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2">
                <text:p>28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3">
                <text:p>28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4">
                <text:p>28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5">
                <text:p>28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6">
                <text:p>28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7">
                <text:p>28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8">
                <text:p>28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9">
                <text:p>28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0">
                <text:p>2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1">
                <text:p>29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2">
                <text:p>29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3">
                <text:p>29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4">
                <text:p>29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5">
                <text:p>29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6">
                <text:p>29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7">
                <text:p>29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8">
                <text:p>29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9">
                <text:p>29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0">
                <text:p>3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1">
                <text:p>30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2">
                <text:p>30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3">
                <text:p>30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4">
                <text:p>30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5">
                <text:p>30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6">
                <text:p>30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7">
                <text:p>30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8">
                <text:p>30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9">
                <text:p>30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0">
                <text:p>31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1">
                <text:p>31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2">
                <text:p>31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3">
                <text:p>31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4">
                <text:p>31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5">
                <text:p>31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6">
                <text:p>31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7">
                <text:p>31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8">
                <text:p>31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9">
                <text:p>3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0">
                <text:p>3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2">
                <text:p>32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3">
                <text:p>32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4">
                <text:p>32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5">
                <text:p>32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6">
                <text:p>32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7">
                <text:p>32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8">
                <text:p>32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29">
                <text:p>32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0">
                <text:p>3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1">
                <text:p>33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2">
                <text:p>33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3">
                <text:p>33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4">
                <text:p>33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5">
                <text:p>33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6">
                <text:p>33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7">
                <text:p>33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8">
                <text:p>33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9">
                <text:p>33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0">
                <text:p>3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1">
                <text:p>34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2">
                <text:p>34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3">
                <text:p>34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4">
                <text:p>34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5">
                <text:p>34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6">
                <text:p>34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7">
                <text:p>34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8">
                <text:p>34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9">
                <text:p>34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0">
                <text:p>35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1">
                <text:p>35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2">
                <text:p>35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3">
                <text:p>35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4">
                <text:p>35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5">
                <text:p>35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6">
                <text:p>35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7">
                <text:p>35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8">
                <text:p>35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9">
                <text:p>35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0">
                <text:p>36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1">
                <text:p>36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2">
                <text:p>36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3">
                <text:p>36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4">
                <text:p>36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5">
                <text:p>36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6">
                <text:p>36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7">
                <text:p>36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8">
                <text:p>36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9">
                <text:p>36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70">
                <text:p>3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71">
                <text:p>37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2">
                <text:p>3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3">
                <text:p>37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4">
                <text:p>37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5">
                <text:p>37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76">
                <text:p>37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77">
                <text:p>37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8">
                <text:p>37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9">
                <text:p>37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80">
                <text:p>3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1">
                <text:p>38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2">
                <text:p>38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3">
                <text:p>38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4">
                <text:p>38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5">
                <text:p>38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6">
                <text:p>38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7">
                <text:p>38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88">
                <text:p>38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9">
                <text:p>38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90">
                <text:p>39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1">
                <text:p>39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92">
                <text:p>39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3">
                <text:p>39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94">
                <text:p>39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95">
                <text:p>39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6">
                <text:p>39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7">
                <text:p>39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98">
                <text:p>39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9">
                <text:p>39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0">
                <text:p>4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1">
                <text:p>40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2">
                <text:p>40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3">
                <text:p>40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4">
                <text:p>40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5">
                <text:p>40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6">
                <text:p>40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7">
                <text:p>40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8">
                <text:p>40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9">
                <text:p>40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10">
                <text:p>4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11">
                <text:p>41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12">
                <text:p>41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13">
                <text:p>41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14">
                <text:p>41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15">
                <text:p>41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6">
                <text:p>41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17">
                <text:p>41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8">
                <text:p>41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19">
                <text:p>4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0">
                <text:p>42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1">
                <text:p>4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7">
                <text:p>42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8">
                <text:p>42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9">
                <text:p>42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30">
                <text:p>4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6">
                <text:p>43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7">
                <text:p>43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38">
                <text:p>43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39">
                <text:p>43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40">
                <text:p>4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41">
                <text:p>44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42">
                <text:p>44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43">
                <text:p>44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44">
                <text:p>44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5">
                <text:p>44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6">
                <text:p>44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7">
                <text:p>44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8">
                <text:p>44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9">
                <text:p>44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55">
                <text:p>45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6">
                <text:p>45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9">
                <text:p>45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60">
                <text:p>46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61">
                <text:p>46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62">
                <text:p>46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3">
                <text:p>46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64">
                <text:p>46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65">
                <text:p>46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66">
                <text:p>46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67">
                <text:p>46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68">
                <text:p>46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69">
                <text:p>46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70">
                <text:p>47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71">
                <text:p>47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72">
                <text:p>47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73">
                <text:p>47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74">
                <text:p>47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5">
                <text:p>47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76">
                <text:p>47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77">
                <text:p>47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78">
                <text:p>47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79">
                <text:p>47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80">
                <text:p>48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81">
                <text:p>48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82">
                <text:p>48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83">
                <text:p>48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4">
                <text:p>48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85">
                <text:p>48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86">
                <text:p>48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87">
                <text:p>48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88">
                <text:p>48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89">
                <text:p>48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90">
                <text:p>49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5">
                <text:p>49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00">
                <text:p>50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01">
                <text:p>50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02">
                <text:p>50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03">
                <text:p>50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04">
                <text:p>50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05">
                <text:p>50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06">
                <text:p>50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08">
                <text:p>50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9">
                <text:p>50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10">
                <text:p>5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11">
                <text:p>51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12">
                <text:p>51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13">
                <text:p>51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14">
                <text:p>51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5">
                <text:p>51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16">
                <text:p>51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17">
                <text:p>51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18">
                <text:p>51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19">
                <text:p>51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20">
                <text:p>52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21">
                <text:p>52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22">
                <text:p>52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23">
                <text:p>52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4">
                <text:p>52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25">
                <text:p>52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26">
                <text:p>52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27">
                <text:p>52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28">
                <text:p>52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29">
                <text:p>52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30">
                <text:p>5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31">
                <text:p>53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32">
                <text:p>53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33">
                <text:p>53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34">
                <text:p>534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5">
                <text:p>53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6">
                <text:p>53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37">
                <text:p>53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38">
                <text:p>53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39">
                <text:p>53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40">
                <text:p>54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41">
                <text:p>54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42">
                <text:p>54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43">
                <text:p>54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44">
                <text:p>54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45">
                <text:p>54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46">
                <text:p>54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47">
                <text:p>54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48">
                <text:p>54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49">
                <text:p>54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0">
                <text:p>55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1">
                <text:p>55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2">
                <text:p>55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3">
                <text:p>55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4">
                <text:p>55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5">
                <text:p>55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6">
                <text:p>55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7">
                <text:p>55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8">
                <text:p>55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9">
                <text:p>55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60">
                <text:p>56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61">
                <text:p>56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62">
                <text:p>56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63">
                <text:p>56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64">
                <text:p>56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65">
                <text:p>56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66">
                <text:p>56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67">
                <text:p>56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68">
                <text:p>56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69">
                <text:p>56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70">
                <text:p>57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71">
                <text:p>57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72">
                <text:p>57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73">
                <text:p>57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74">
                <text:p>57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75">
                <text:p>57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76">
                <text:p>57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77">
                <text:p>57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78">
                <text:p>57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79">
                <text:p>57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80">
                <text:p>58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81">
                <text:p>58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82">
                <text:p>58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83">
                <text:p>58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84">
                <text:p>58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5">
                <text:p>58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86">
                <text:p>58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87">
                <text:p>58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88">
                <text:p>58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89">
                <text:p>58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90">
                <text:p>59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91">
                <text:p>59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92">
                <text:p>59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93">
                <text:p>59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94">
                <text:p>59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95">
                <text:p>59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96">
                <text:p>59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97">
                <text:p>59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98">
                <text:p>59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99">
                <text:p>59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00">
                <text:p>6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01">
                <text:p>60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02">
                <text:p>60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03">
                <text:p>60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4">
                <text:p>60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05">
                <text:p>60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06">
                <text:p>60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07">
                <text:p>60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08">
                <text:p>60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09">
                <text:p>60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0">
                <text:p>61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1">
                <text:p>61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12">
                <text:p>61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13">
                <text:p>61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4">
                <text:p>61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5">
                <text:p>61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6">
                <text:p>61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7">
                <text:p>61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8">
                <text:p>61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9">
                <text:p>61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20">
                <text:p>62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21">
                <text:p>62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22">
                <text:p>62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23">
                <text:p>62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24">
                <text:p>62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25">
                <text:p>62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26">
                <text:p>62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27">
                <text:p>62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28">
                <text:p>62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29">
                <text:p>62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30">
                <text:p>6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31">
                <text:p>63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32">
                <text:p>63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33">
                <text:p>63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34">
                <text:p>63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35">
                <text:p>63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36">
                <text:p>63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37">
                <text:p>63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38">
                <text:p>63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39">
                <text:p>63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40">
                <text:p>64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41">
                <text:p>64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42">
                <text:p>64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43">
                <text:p>64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44">
                <text:p>64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45">
                <text:p>64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46">
                <text:p>64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47">
                <text:p>64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48">
                <text:p>64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49">
                <text:p>64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50">
                <text:p>65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51">
                <text:p>65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52">
                <text:p>65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53">
                <text:p>65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54">
                <text:p>65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55">
                <text:p>65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56">
                <text:p>65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57">
                <text:p>65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58">
                <text:p>65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64">
                <text:p>66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65">
                <text:p>66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66">
                <text:p>666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67">
                <text:p>66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72">
                <text:p>67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73">
                <text:p>67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74">
                <text:p>67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75">
                <text:p>67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76">
                <text:p>67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77">
                <text:p>67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78">
                <text:p>67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79">
                <text:p>67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80">
                <text:p>68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81">
                <text:p>68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82">
                <text:p>68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83">
                <text:p>68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84">
                <text:p>68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85">
                <text:p>68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86">
                <text:p>68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87">
                <text:p>68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88">
                <text:p>68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89">
                <text:p>68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90">
                <text:p>69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91">
                <text:p>69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92">
                <text:p>69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93">
                <text:p>69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94">
                <text:p>69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95">
                <text:p>69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96">
                <text:p>69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97">
                <text:p>69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98">
                <text:p>69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99">
                <text:p>69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00">
                <text:p>7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01">
                <text:p>70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02">
                <text:p>70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03">
                <text:p>703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04">
                <text:p>70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05">
                <text:p>70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06">
                <text:p>70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07">
                <text:p>70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08">
                <text:p>70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09">
                <text:p>70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10">
                <text:p>71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11">
                <text:p>71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12">
                <text:p>71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13">
                <text:p>71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14">
                <text:p>71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15">
                <text:p>71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16">
                <text:p>71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17">
                <text:p>71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18">
                <text:p>71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19">
                <text:p>71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20">
                <text:p>72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21">
                <text:p>72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22">
                <text:p>72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23">
                <text:p>72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24">
                <text:p>72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25">
                <text:p>72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26">
                <text:p>72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27">
                <text:p>72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28">
                <text:p>72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29">
                <text:p>72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30">
                <text:p>73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31">
                <text:p>73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32">
                <text:p>73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33">
                <text:p>73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34">
                <text:p>73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35">
                <text:p>73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6">
                <text:p>73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7">
                <text:p>73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38">
                <text:p>73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39">
                <text:p>73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40">
                <text:p>74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41">
                <text:p>74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42">
                <text:p>74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43">
                <text:p>74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44">
                <text:p>74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45">
                <text:p>74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46">
                <text:p>74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47">
                <text:p>747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8">
                <text:p>74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49">
                <text:p>74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50">
                <text:p>75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51">
                <text:p>75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52">
                <text:p>75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53">
                <text:p>75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54">
                <text:p>75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55">
                <text:p>75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56">
                <text:p>75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7">
                <text:p>75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58">
                <text:p>75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59">
                <text:p>75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60">
                <text:p>76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61">
                <text:p>76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2">
                <text:p>76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3">
                <text:p>76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4">
                <text:p>76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5">
                <text:p>76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6">
                <text:p>76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7">
                <text:p>767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68">
                <text:p>76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69">
                <text:p>769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70">
                <text:p>77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1">
                <text:p>77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72">
                <text:p>772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73">
                <text:p>77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4">
                <text:p>77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75">
                <text:p>77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76">
                <text:p>77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77">
                <text:p>77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78">
                <text:p>77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79">
                <text:p>77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0">
                <text:p>78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81">
                <text:p>78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82">
                <text:p>78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83">
                <text:p>78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84">
                <text:p>78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85">
                <text:p>7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86">
                <text:p>78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87">
                <text:p>78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89">
                <text:p>78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90">
                <text:p>79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91">
                <text:p>79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92">
                <text:p>79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93">
                <text:p>79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94">
                <text:p>79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95">
                <text:p>79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96">
                <text:p>79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97">
                <text:p>79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98">
                <text:p>79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99">
                <text:p>79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00">
                <text:p>80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01">
                <text:p>80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02">
                <text:p>80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03">
                <text:p>80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04">
                <text:p>80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05">
                <text:p>80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06">
                <text:p>80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07">
                <text:p>80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08">
                <text:p>80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09">
                <text:p>809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10">
                <text:p>81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1">
                <text:p>81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12">
                <text:p>812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13">
                <text:p>81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14">
                <text:p>81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15">
                <text:p>81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16">
                <text:p>81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17">
                <text:p>81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18">
                <text:p>81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19">
                <text:p>81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20">
                <text:p>82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21">
                <text:p>82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22">
                <text:p>82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23">
                <text:p>82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24">
                <text:p>82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25">
                <text:p>82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26">
                <text:p>82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27">
                <text:p>82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28">
                <text:p>82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29">
                <text:p>82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30">
                <text:p>83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31">
                <text:p>83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38">
                <text:p>83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39">
                <text:p>83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40">
                <text:p>84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41">
                <text:p>84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2">
                <text:p>84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43">
                <text:p>84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44">
                <text:p>84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45">
                <text:p>84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46">
                <text:p>84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47">
                <text:p>84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48">
                <text:p>84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49">
                <text:p>84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50">
                <text:p>85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51">
                <text:p>85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52">
                <text:p>85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53">
                <text:p>85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54">
                <text:p>85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55">
                <text:p>85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56">
                <text:p>85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57">
                <text:p>85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58">
                <text:p>85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59">
                <text:p>85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60">
                <text:p>86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61">
                <text:p>86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68">
                <text:p>86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69">
                <text:p>86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70">
                <text:p>87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71">
                <text:p>87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72">
                <text:p>87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74">
                <text:p>87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75">
                <text:p>87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79">
                <text:p>87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80">
                <text:p>88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81">
                <text:p>88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84">
                <text:p>88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85">
                <text:p>88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86">
                <text:p>88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90">
                <text:p>89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91">
                <text:p>89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92">
                <text:p>89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96">
                <text:p>89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97">
                <text:p>8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98">
                <text:p>89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99">
                <text:p>899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00">
                <text:p>9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01">
                <text:p>9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06">
                <text:p>9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07">
                <text:p>90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08">
                <text:p>90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09">
                <text:p>90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15">
                <text:p>91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16">
                <text:p>91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17">
                <text:p>91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18">
                <text:p>91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19">
                <text:p>91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24">
                <text:p>92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25">
                <text:p>92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26">
                <text:p>926</text:p>
              </table:table-cell>
              <table:table-cell office:value-type="float" office:value="301">
                <text:p>3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scatter" chart:style-name="ch1">
        <chart:legend chart:legend-position="end" svg:x="14.097cm" svg:y="4.204cm" style:legend-expansion="high" chart:style-name="ch2"/>
        <chart:plot-area chart:style-name="ch3" table:cell-range-address="vv10.B1:vv10.C787" chart:data-source-has-labels="row" svg:x="0.32cm" svg:y="0.18cm" svg:width="13.457cm" svg:height="8.646cm">
          <chartooo:coordinate-region svg:x="1.127cm" svg:y="0.379cm" svg:width="12.27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v10.C2:vv10.C787" chart:label-cell-address="vv10.C1:vv10.C1" chart:class="chart:scatter">
            <chart:domain table:cell-range-address="vv10.B2:vv10.B787"/>
            <chart:data-point chart:repeated="7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littude</text:p>
                <draw:g>
                  <svg:desc>vv10.C1:vv1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">
                <text:p>69</text:p>
                <draw:g>
                  <svg:desc>vv10.B2:vv10.B787</svg:desc>
                </draw:g>
              </table:table-cell>
              <table:table-cell office:value-type="float" office:value="57">
                <text:p>57</text:p>
                <draw:g>
                  <svg:desc>vv10.C2:vv10.C7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">
                <text:p>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">
                <text:p>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">
                <text:p>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">
                <text:p>1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7">
                <text:p>1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">
                <text:p>1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">
                <text:p>11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7">
                <text:p>1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9">
                <text:p>1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">
                <text:p>1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">
                <text:p>12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">
                <text:p>12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">
                <text:p>12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0">
                <text:p>1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">
                <text:p>1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5">
                <text:p>1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7">
                <text:p>1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0">
                <text:p>1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2">
                <text:p>1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5">
                <text:p>14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">
                <text:p>14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">
                <text:p>1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3">
                <text:p>1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5">
                <text:p>15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8">
                <text:p>15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6">
                <text:p>16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1">
                <text:p>1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4">
                <text:p>17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7">
                <text:p>17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0">
                <text:p>1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3">
                <text:p>1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6">
                <text:p>18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9">
                <text:p>18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2">
                <text:p>19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">
                <text:p>19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8">
                <text:p>1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1">
                <text:p>20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4">
                <text:p>20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">
                <text:p>20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1">
                <text:p>2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4">
                <text:p>2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7">
                <text:p>2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0">
                <text:p>2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1">
                <text:p>24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4">
                <text:p>24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7">
                <text:p>24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1">
                <text:p>25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3">
                <text:p>27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7">
                <text:p>27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0">
                <text:p>28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4">
                <text:p>28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8">
                <text:p>28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1">
                <text:p>29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5">
                <text:p>29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8">
                <text:p>29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2">
                <text:p>30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4">
                <text:p>32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7">
                <text:p>32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1">
                <text:p>33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4">
                <text:p>33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8">
                <text:p>33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1">
                <text:p>34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5">
                <text:p>34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9">
                <text:p>34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2">
                <text:p>35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6">
                <text:p>3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9">
                <text:p>35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3">
                <text:p>36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7">
                <text:p>36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0">
                <text:p>37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4">
                <text:p>37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7">
                <text:p>37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1">
                <text:p>38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5">
                <text:p>38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8">
                <text:p>38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2">
                <text:p>39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5">
                <text:p>39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9">
                <text:p>39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3">
                <text:p>40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6">
                <text:p>40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10">
                <text:p>4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3">
                <text:p>41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7">
                <text:p>41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1">
                <text:p>42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4">
                <text:p>4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8">
                <text:p>42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1">
                <text:p>43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5">
                <text:p>43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9">
                <text:p>43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2">
                <text:p>44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6">
                <text:p>44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9">
                <text:p>44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3">
                <text:p>45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6">
                <text:p>45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0">
                <text:p>4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4">
                <text:p>46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7">
                <text:p>4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71">
                <text:p>47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75">
                <text:p>47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78">
                <text:p>47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82">
                <text:p>48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6">
                <text:p>48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89">
                <text:p>4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3">
                <text:p>49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7">
                <text:p>49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01">
                <text:p>5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5">
                <text:p>50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09">
                <text:p>50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6">
                <text:p>51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20">
                <text:p>5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24">
                <text:p>52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28">
                <text:p>52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32">
                <text:p>53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6">
                <text:p>53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0">
                <text:p>54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4">
                <text:p>54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48">
                <text:p>54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52">
                <text:p>55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56">
                <text:p>55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60">
                <text:p>5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65">
                <text:p>56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9">
                <text:p>56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73">
                <text:p>57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77">
                <text:p>57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81">
                <text:p>58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6">
                <text:p>58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0">
                <text:p>5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4">
                <text:p>59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8">
                <text:p>59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3">
                <text:p>60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07">
                <text:p>6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12">
                <text:p>61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16">
                <text:p>61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21">
                <text:p>62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25">
                <text:p>62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30">
                <text:p>63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34">
                <text:p>63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39">
                <text:p>63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43">
                <text:p>64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48">
                <text:p>64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53">
                <text:p>65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58">
                <text:p>65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62">
                <text:p>66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67">
                <text:p>66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72">
                <text:p>67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77">
                <text:p>67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82">
                <text:p>68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87">
                <text:p>68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92">
                <text:p>69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97">
                <text:p>69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2">
                <text:p>7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7">
                <text:p>70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12">
                <text:p>7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17">
                <text:p>71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2">
                <text:p>72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7">
                <text:p>72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32">
                <text:p>73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38">
                <text:p>73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43">
                <text:p>74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48">
                <text:p>74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54">
                <text:p>75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59">
                <text:p>75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64">
                <text:p>76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70">
                <text:p>77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76">
                <text:p>77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81">
                <text:p>7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87">
                <text:p>78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92">
                <text:p>79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98">
                <text:p>79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04">
                <text:p>80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15">
                <text:p>8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21">
                <text:p>82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27">
                <text:p>82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33">
                <text:p>83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39">
                <text:p>83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45">
                <text:p>84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51">
                <text:p>85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57">
                <text:p>85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63">
                <text:p>86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70">
                <text:p>8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6">
                <text:p>87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82">
                <text:p>88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88">
                <text:p>88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95">
                <text:p>89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1">
                <text:p>90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08">
                <text:p>90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14">
                <text:p>91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21">
                <text:p>92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27">
                <text:p>92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34">
                <text:p>93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41">
                <text:p>94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54">
                <text:p>95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61">
                <text:p>96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68">
                <text:p>96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75">
                <text:p>97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82">
                <text:p>98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89">
                <text:p>98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96">
                <text:p>99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04">
                <text:p>100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11">
                <text:p>101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18">
                <text:p>101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25">
                <text:p>102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33">
                <text:p>103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40">
                <text:p>104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47">
                <text:p>104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55">
                <text:p>105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62">
                <text:p>106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69">
                <text:p>106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77">
                <text:p>107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84">
                <text:p>108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91">
                <text:p>109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98">
                <text:p>109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06">
                <text:p>110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13">
                <text:p>111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20">
                <text:p>1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28">
                <text:p>112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35">
                <text:p>113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42">
                <text:p>114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49">
                <text:p>114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57">
                <text:p>115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64">
                <text:p>116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71">
                <text:p>117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79">
                <text:p>117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86">
                <text:p>118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93">
                <text:p>119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01">
                <text:p>120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08">
                <text:p>120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15">
                <text:p>121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22">
                <text:p>122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30">
                <text:p>123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37">
                <text:p>12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44">
                <text:p>124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52">
                <text:p>125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59">
                <text:p>125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66">
                <text:p>126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73">
                <text:p>127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81">
                <text:p>128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88">
                <text:p>128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03">
                <text:p>130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10">
                <text:p>131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17">
                <text:p>131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25">
                <text:p>132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32">
                <text:p>133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39">
                <text:p>13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46">
                <text:p>13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54">
                <text:p>135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61">
                <text:p>136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68">
                <text:p>136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76">
                <text:p>137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83">
                <text:p>138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90">
                <text:p>139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97">
                <text:p>139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05">
                <text:p>140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12">
                <text:p>141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19">
                <text:p>141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27">
                <text:p>142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34">
                <text:p>143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41">
                <text:p>144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48">
                <text:p>144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56">
                <text:p>145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63">
                <text:p>146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70">
                <text:p>147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78">
                <text:p>147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85">
                <text:p>148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92">
                <text:p>149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99">
                <text:p>14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07">
                <text:p>15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14">
                <text:p>15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65">
                <text:p>156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72">
                <text:p>157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79">
                <text:p>157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3">
                <text:p>162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30">
                <text:p>163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38">
                <text:p>163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45">
                <text:p>164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52">
                <text:p>165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60">
                <text:p>166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67">
                <text:p>16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74">
                <text:p>167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81">
                <text:p>168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89">
                <text:p>168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96">
                <text:p>169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03">
                <text:p>170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10">
                <text:p>17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18">
                <text:p>171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61">
                <text:p>176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69">
                <text:p>176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90">
                <text:p>179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98">
                <text:p>179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05">
                <text:p>180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12">
                <text:p>181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20">
                <text:p>182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27">
                <text:p>182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834">
                <text:p>183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41">
                <text:p>184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49">
                <text:p>184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56">
                <text:p>185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63">
                <text:p>186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70">
                <text:p>187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78">
                <text:p>187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85">
                <text:p>188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92">
                <text:p>189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00">
                <text:p>190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07">
                <text:p>190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14">
                <text:p>191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21">
                <text:p>19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29">
                <text:p>192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36">
                <text:p>193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43">
                <text:p>194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50">
                <text:p>19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58">
                <text:p>195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65">
                <text:p>196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72">
                <text:p>197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80">
                <text:p>198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87">
                <text:p>198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94">
                <text:p>199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01">
                <text:p>200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09">
                <text:p>200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16">
                <text:p>201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52">
                <text:p>205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89">
                <text:p>208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96">
                <text:p>209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03">
                <text:p>210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11">
                <text:p>211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18">
                <text:p>211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25">
                <text:p>212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32">
                <text:p>213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147">
                <text:p>214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154">
                <text:p>215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162">
                <text:p>216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69">
                <text:p>21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76">
                <text:p>217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84">
                <text:p>218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191">
                <text:p>219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198">
                <text:p>219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05">
                <text:p>220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13">
                <text:p>221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20">
                <text:p>222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27">
                <text:p>222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35">
                <text:p>223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42">
                <text:p>224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49">
                <text:p>224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57">
                <text:p>225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64">
                <text:p>226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71">
                <text:p>227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278">
                <text:p>227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86">
                <text:p>228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93">
                <text:p>229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00">
                <text:p>230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08">
                <text:p>230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15">
                <text:p>231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22">
                <text:p>232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30">
                <text:p>23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37">
                <text:p>233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44">
                <text:p>2344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51">
                <text:p>235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59">
                <text:p>235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66">
                <text:p>236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73">
                <text:p>237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81">
                <text:p>238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88">
                <text:p>238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95">
                <text:p>239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03">
                <text:p>240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10">
                <text:p>241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17">
                <text:p>241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25">
                <text:p>242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32">
                <text:p>243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39">
                <text:p>243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47">
                <text:p>244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54">
                <text:p>245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61">
                <text:p>246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68">
                <text:p>246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76">
                <text:p>247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83">
                <text:p>248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90">
                <text:p>249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98">
                <text:p>249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505">
                <text:p>250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512">
                <text:p>251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520">
                <text:p>252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27">
                <text:p>252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534">
                <text:p>253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42">
                <text:p>254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549">
                <text:p>254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556">
                <text:p>255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64">
                <text:p>256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571">
                <text:p>257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78">
                <text:p>257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86">
                <text:p>25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93">
                <text:p>259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600">
                <text:p>260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608">
                <text:p>260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615">
                <text:p>261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22">
                <text:p>262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630">
                <text:p>263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637">
                <text:p>263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44">
                <text:p>264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652">
                <text:p>265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659">
                <text:p>265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666">
                <text:p>266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674">
                <text:p>267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681">
                <text:p>268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688">
                <text:p>268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696">
                <text:p>269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703">
                <text:p>270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710">
                <text:p>271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718">
                <text:p>271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725">
                <text:p>272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732">
                <text:p>273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740">
                <text:p>274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747">
                <text:p>274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754">
                <text:p>275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762">
                <text:p>276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769">
                <text:p>276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77">
                <text:p>277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784">
                <text:p>278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791">
                <text:p>279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799">
                <text:p>279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06">
                <text:p>280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13">
                <text:p>281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21">
                <text:p>282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28">
                <text:p>282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35">
                <text:p>283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43">
                <text:p>284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50">
                <text:p>285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57">
                <text:p>285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65">
                <text:p>286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872">
                <text:p>287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879">
                <text:p>287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887">
                <text:p>288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94">
                <text:p>289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902">
                <text:p>290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909">
                <text:p>290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16">
                <text:p>291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924">
                <text:p>292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931">
                <text:p>293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38">
                <text:p>293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946">
                <text:p>294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953">
                <text:p>295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960">
                <text:p>296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968">
                <text:p>296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975">
                <text:p>297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983">
                <text:p>298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990">
                <text:p>299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997">
                <text:p>299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005">
                <text:p>300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012">
                <text:p>301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019">
                <text:p>301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027">
                <text:p>302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034">
                <text:p>303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042">
                <text:p>304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049">
                <text:p>3049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056">
                <text:p>305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064">
                <text:p>306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071">
                <text:p>307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078">
                <text:p>307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086">
                <text:p>308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093">
                <text:p>309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101">
                <text:p>310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108">
                <text:p>310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115">
                <text:p>311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123">
                <text:p>312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130">
                <text:p>313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137">
                <text:p>313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145">
                <text:p>314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152">
                <text:p>315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160">
                <text:p>316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167">
                <text:p>316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174">
                <text:p>31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182">
                <text:p>318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189">
                <text:p>318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197">
                <text:p>319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204">
                <text:p>320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211">
                <text:p>3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219">
                <text:p>321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226">
                <text:p>322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233">
                <text:p>323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241">
                <text:p>32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248">
                <text:p>324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293">
                <text:p>329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300">
                <text:p>33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307">
                <text:p>330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315">
                <text:p>331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352">
                <text:p>335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359">
                <text:p>335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367">
                <text:p>336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374">
                <text:p>337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382">
                <text:p>338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389">
                <text:p>338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396">
                <text:p>339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404">
                <text:p>340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411">
                <text:p>341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419">
                <text:p>341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426">
                <text:p>342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433">
                <text:p>34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441">
                <text:p>344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448">
                <text:p>344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456">
                <text:p>345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463">
                <text:p>346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470">
                <text:p>347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478">
                <text:p>347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485">
                <text:p>348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493">
                <text:p>349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500">
                <text:p>350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508">
                <text:p>350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515">
                <text:p>351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522">
                <text:p>352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30">
                <text:p>353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537">
                <text:p>353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545">
                <text:p>354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52">
                <text:p>355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560">
                <text:p>356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567">
                <text:p>356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574">
                <text:p>357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582">
                <text:p>358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589">
                <text:p>358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597">
                <text:p>359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604">
                <text:p>360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612">
                <text:p>3612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619">
                <text:p>361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626">
                <text:p>362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634">
                <text:p>363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641">
                <text:p>364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649">
                <text:p>364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656">
                <text:p>365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664">
                <text:p>366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671">
                <text:p>367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678">
                <text:p>367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686">
                <text:p>368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693">
                <text:p>369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701">
                <text:p>370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708">
                <text:p>370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716">
                <text:p>371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723">
                <text:p>372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731">
                <text:p>373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738">
                <text:p>373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745">
                <text:p>374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753">
                <text:p>375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760">
                <text:p>376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768">
                <text:p>376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775">
                <text:p>377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783">
                <text:p>378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790">
                <text:p>37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798">
                <text:p>379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805">
                <text:p>380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812">
                <text:p>381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820">
                <text:p>382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827">
                <text:p>382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835">
                <text:p>383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842">
                <text:p>384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850">
                <text:p>385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857">
                <text:p>3857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865">
                <text:p>386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872">
                <text:p>387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880">
                <text:p>388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87">
                <text:p>3887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894">
                <text:p>389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902">
                <text:p>390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909">
                <text:p>390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917">
                <text:p>3917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924">
                <text:p>392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932">
                <text:p>39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939">
                <text:p>393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947">
                <text:p>394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954">
                <text:p>395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962">
                <text:p>396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969">
                <text:p>396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977">
                <text:p>397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984">
                <text:p>398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991">
                <text:p>399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999">
                <text:p>399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006">
                <text:p>400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014">
                <text:p>401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021">
                <text:p>402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029">
                <text:p>4029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036">
                <text:p>403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044">
                <text:p>404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051">
                <text:p>405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059">
                <text:p>4059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066">
                <text:p>406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074">
                <text:p>407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081">
                <text:p>408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089">
                <text:p>4089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096">
                <text:p>409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104">
                <text:p>410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111">
                <text:p>411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119">
                <text:p>411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126">
                <text:p>412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133">
                <text:p>413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141">
                <text:p>414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148">
                <text:p>414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156">
                <text:p>415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163">
                <text:p>416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171">
                <text:p>417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178">
                <text:p>417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186">
                <text:p>418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193">
                <text:p>419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201">
                <text:p>420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208">
                <text:p>420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223">
                <text:p>422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231">
                <text:p>423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238">
                <text:p>423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246">
                <text:p>424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253">
                <text:p>425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261">
                <text:p>426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268">
                <text:p>426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276">
                <text:p>427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283">
                <text:p>428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291">
                <text:p>429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298">
                <text:p>429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306">
                <text:p>430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313">
                <text:p>431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321">
                <text:p>432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328">
                <text:p>432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336">
                <text:p>433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343">
                <text:p>434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351">
                <text:p>435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358">
                <text:p>435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366">
                <text:p>436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373">
                <text:p>437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381">
                <text:p>438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388">
                <text:p>438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396">
                <text:p>439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403">
                <text:p>440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411">
                <text:p>441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418">
                <text:p>441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426">
                <text:p>442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433">
                <text:p>443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441">
                <text:p>444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448">
                <text:p>444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456">
                <text:p>445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463">
                <text:p>446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471">
                <text:p>447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478">
                <text:p>447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486">
                <text:p>448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493">
                <text:p>449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501">
                <text:p>450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508">
                <text:p>450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516">
                <text:p>451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523">
                <text:p>452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531">
                <text:p>453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538">
                <text:p>453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591">
                <text:p>459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598">
                <text:p>459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606">
                <text:p>460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613">
                <text:p>461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621">
                <text:p>462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628">
                <text:p>462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636">
                <text:p>463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643">
                <text:p>464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651">
                <text:p>465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658">
                <text:p>465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666">
                <text:p>466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673">
                <text:p>467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681">
                <text:p>468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688">
                <text:p>468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696">
                <text:p>469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703">
                <text:p>470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11">
                <text:p>471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718">
                <text:p>471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726">
                <text:p>472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733">
                <text:p>473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741">
                <text:p>474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748">
                <text:p>474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756">
                <text:p>475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763">
                <text:p>476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816">
                <text:p>481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823">
                <text:p>482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831">
                <text:p>483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838">
                <text:p>483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846">
                <text:p>484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861">
                <text:p>486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868">
                <text:p>486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98">
                <text:p>489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906">
                <text:p>490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913">
                <text:p>491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936">
                <text:p>493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943">
                <text:p>494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951">
                <text:p>495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980">
                <text:p>498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988">
                <text:p>498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995">
                <text:p>499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025">
                <text:p>502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033">
                <text:p>503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040">
                <text:p>504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055">
                <text:p>505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063">
                <text:p>506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100">
                <text:p>51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108">
                <text:p>510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115">
                <text:p>51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123">
                <text:p>512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168">
                <text:p>516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175">
                <text:p>517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183">
                <text:p>518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190">
                <text:p>51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198">
                <text:p>519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235">
                <text:p>523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242">
                <text:p>524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250">
                <text:p>5250</text:p>
              </table:table-cell>
              <table:table-cell office:value-type="float" office:value="301">
                <text:p>3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legend chart:legend-position="end" svg:x="13.99cm" svg:y="4.204cm" style:legend-expansion="high" chart:style-name="ch2"/>
        <chart:plot-area chart:style-name="ch3" table:cell-range-address="vv10.A1:vv10.A787 vv10.D1:vv10.D787" chart:data-source-has-labels="row" svg:x="0.319cm" svg:y="0.18cm" svg:width="13.352cm" svg:height="8.646cm">
          <chartooo:coordinate-region svg:x="0.755cm" svg:y="0.379cm" svg:width="12.54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v10.D2:vv10.D787" chart:label-cell-address="vv10.D1:vv10.D1" chart:class="chart:scatter">
            <chart:domain table:cell-range-address="vv10.A2:vv10.A787"/>
            <chart:data-point chart:repeated="7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elocity</text:p>
                <draw:g>
                  <svg:desc>vv10.D1:vv1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">
                <text:p>112</text:p>
                <draw:g>
                  <svg:desc>vv10.A2:vv10.A787</svg:desc>
                </draw:g>
              </table:table-cell>
              <table:table-cell office:value-type="float" office:value="1.76">
                <text:p>1.76</text:p>
                <draw:g>
                  <svg:desc>vv10.D2:vv10.D7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">
                <text:p>113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">
                <text:p>11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">
                <text:p>11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6">
                <text:p>116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">
                <text:p>117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">
                <text:p>119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">
                <text:p>12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">
                <text:p>122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">
                <text:p>12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">
                <text:p>12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">
                <text:p>126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">
                <text:p>127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9">
                <text:p>129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">
                <text:p>130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">
                <text:p>131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">
                <text:p>133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4">
                <text:p>13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">
                <text:p>135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6">
                <text:p>136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">
                <text:p>137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">
                <text:p>13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9">
                <text:p>139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1">
                <text:p>14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2">
                <text:p>142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3">
                <text:p>143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4">
                <text:p>144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5">
                <text:p>145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6">
                <text:p>14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">
                <text:p>147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">
                <text:p>148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9">
                <text:p>149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0">
                <text:p>150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2">
                <text:p>152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3">
                <text:p>153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4">
                <text:p>154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5">
                <text:p>155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6">
                <text:p>15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7">
                <text:p>157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8">
                <text:p>15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9">
                <text:p>159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0">
                <text:p>160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1">
                <text:p>16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2">
                <text:p>16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3">
                <text:p>163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4">
                <text:p>16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5">
                <text:p>165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6">
                <text:p>166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7">
                <text:p>167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">
                <text:p>16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0">
                <text:p>170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1">
                <text:p>171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2">
                <text:p>17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3">
                <text:p>173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4">
                <text:p>174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5">
                <text:p>175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6">
                <text:p>176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">
                <text:p>17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3">
                <text:p>183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4">
                <text:p>184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6">
                <text:p>186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2">
                <text:p>19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3">
                <text:p>19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">
                <text:p>19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5">
                <text:p>195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6">
                <text:p>196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7">
                <text:p>197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">
                <text:p>198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9">
                <text:p>19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">
                <text:p>2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6">
                <text:p>206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7">
                <text:p>207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8">
                <text:p>208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9">
                <text:p>209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0">
                <text:p>210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1">
                <text:p>211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2">
                <text:p>212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3">
                <text:p>213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4">
                <text:p>214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5">
                <text:p>215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6">
                <text:p>21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7">
                <text:p>21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8">
                <text:p>21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9">
                <text:p>21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0">
                <text:p>22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1">
                <text:p>22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">
                <text:p>222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">
                <text:p>224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5">
                <text:p>225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6">
                <text:p>226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7">
                <text:p>227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8">
                <text:p>228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9">
                <text:p>229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1">
                <text:p>231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2">
                <text:p>232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3">
                <text:p>233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4">
                <text:p>234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5">
                <text:p>235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6">
                <text:p>236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7">
                <text:p>237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8">
                <text:p>23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9">
                <text:p>23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0">
                <text:p>240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1">
                <text:p>241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2">
                <text:p>242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3">
                <text:p>243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4">
                <text:p>244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5">
                <text:p>245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6">
                <text:p>246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7">
                <text:p>247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8">
                <text:p>248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9">
                <text:p>249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0">
                <text:p>250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1">
                <text:p>25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2">
                <text:p>252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3">
                <text:p>25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4">
                <text:p>25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5">
                <text:p>255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6">
                <text:p>256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7">
                <text:p>2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9">
                <text:p>259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0">
                <text:p>26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1">
                <text:p>261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2">
                <text:p>262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3">
                <text:p>263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4">
                <text:p>264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5">
                <text:p>26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6">
                <text:p>26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7">
                <text:p>26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8">
                <text:p>268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9">
                <text:p>269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0">
                <text:p>270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1">
                <text:p>271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2">
                <text:p>272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3">
                <text:p>273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74">
                <text:p>274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5">
                <text:p>275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6">
                <text:p>276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7">
                <text:p>277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8">
                <text:p>27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9">
                <text:p>279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0">
                <text:p>280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1">
                <text:p>281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2">
                <text:p>28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3">
                <text:p>283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4">
                <text:p>284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5">
                <text:p>285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6">
                <text:p>286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7">
                <text:p>287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8">
                <text:p>288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9">
                <text:p>289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0">
                <text:p>290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1">
                <text:p>291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2">
                <text:p>292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93">
                <text:p>293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94">
                <text:p>294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95">
                <text:p>295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6">
                <text:p>296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7">
                <text:p>297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98">
                <text:p>298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9">
                <text:p>299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0">
                <text:p>300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1">
                <text:p>301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2">
                <text:p>302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3">
                <text:p>303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4">
                <text:p>304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5">
                <text:p>305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6">
                <text:p>306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7">
                <text:p>307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8">
                <text:p>308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09">
                <text:p>309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0">
                <text:p>310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1">
                <text:p>311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2">
                <text:p>312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3">
                <text:p>313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4">
                <text:p>31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5">
                <text:p>315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6">
                <text:p>316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17">
                <text:p>317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8">
                <text:p>318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9">
                <text:p>319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0">
                <text:p>320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2">
                <text:p>322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23">
                <text:p>323</text:p>
              </table:table-cell>
              <table:table-cell office:value-type="float" office:value="6.09">
                <text:p>6.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4">
                <text:p>324</text:p>
              </table:table-cell>
              <table:table-cell office:value-type="float" office:value="6.14">
                <text:p>6.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5">
                <text:p>325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26">
                <text:p>326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7">
                <text:p>327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28">
                <text:p>328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29">
                <text:p>329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0">
                <text:p>330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31">
                <text:p>331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2">
                <text:p>33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3">
                <text:p>333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4">
                <text:p>334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35">
                <text:p>335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36">
                <text:p>336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7">
                <text:p>337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8">
                <text:p>338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39">
                <text:p>339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0">
                <text:p>340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1">
                <text:p>341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2">
                <text:p>342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3">
                <text:p>343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4">
                <text:p>344</text:p>
              </table:table-cell>
              <table:table-cell office:value-type="float" office:value="7.11">
                <text:p>7.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5">
                <text:p>345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6">
                <text:p>346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7">
                <text:p>347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8">
                <text:p>348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9">
                <text:p>349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0">
                <text:p>350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1">
                <text:p>351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2">
                <text:p>352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3">
                <text:p>35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4">
                <text:p>354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5">
                <text:p>35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6">
                <text:p>356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7">
                <text:p>357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8">
                <text:p>358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9">
                <text:p>359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0">
                <text:p>360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1">
                <text:p>361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2">
                <text:p>362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3">
                <text:p>363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4">
                <text:p>364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5">
                <text:p>36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6">
                <text:p>366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7">
                <text:p>367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8">
                <text:p>368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9">
                <text:p>369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70">
                <text:p>370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71">
                <text:p>371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2">
                <text:p>372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3">
                <text:p>373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4">
                <text:p>374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5">
                <text:p>37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76">
                <text:p>376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77">
                <text:p>377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8">
                <text:p>378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9">
                <text:p>379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80">
                <text:p>38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1">
                <text:p>381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2">
                <text:p>382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3">
                <text:p>38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4">
                <text:p>384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5">
                <text:p>385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6">
                <text:p>386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7">
                <text:p>387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88">
                <text:p>388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89">
                <text:p>389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90">
                <text:p>39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92">
                <text:p>392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3">
                <text:p>39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94">
                <text:p>394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95">
                <text:p>395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6">
                <text:p>396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7">
                <text:p>397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98">
                <text:p>398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9">
                <text:p>399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0">
                <text:p>40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1">
                <text:p>401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2">
                <text:p>402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3">
                <text:p>40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4">
                <text:p>404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5">
                <text:p>405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6">
                <text:p>406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7">
                <text:p>407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8">
                <text:p>408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9">
                <text:p>409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10">
                <text:p>41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11">
                <text:p>411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12">
                <text:p>412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13">
                <text:p>41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14">
                <text:p>414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15">
                <text:p>415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6">
                <text:p>416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17">
                <text:p>417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8">
                <text:p>418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19">
                <text:p>419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0">
                <text:p>42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1">
                <text:p>421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8">
                <text:p>428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9">
                <text:p>429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30">
                <text:p>43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6">
                <text:p>436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37">
                <text:p>437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38">
                <text:p>438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39">
                <text:p>439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40">
                <text:p>440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41">
                <text:p>441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42">
                <text:p>442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43">
                <text:p>443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44">
                <text:p>444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5">
                <text:p>445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6">
                <text:p>446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7">
                <text:p>447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8">
                <text:p>448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49">
                <text:p>449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55">
                <text:p>455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56">
                <text:p>456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59">
                <text:p>459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60">
                <text:p>460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61">
                <text:p>461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62">
                <text:p>462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63">
                <text:p>463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64">
                <text:p>464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65">
                <text:p>465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66">
                <text:p>466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67">
                <text:p>467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68">
                <text:p>468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69">
                <text:p>469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70">
                <text:p>470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71">
                <text:p>471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72">
                <text:p>472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73">
                <text:p>473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74">
                <text:p>474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5">
                <text:p>475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76">
                <text:p>476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77">
                <text:p>477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78">
                <text:p>478</text:p>
              </table:table-cell>
              <table:table-cell office:value-type="float" office:value="7.56">
                <text:p>7.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79">
                <text:p>479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80">
                <text:p>48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81">
                <text:p>481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82">
                <text:p>482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83">
                <text:p>483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4">
                <text:p>484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85">
                <text:p>485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86">
                <text:p>486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87">
                <text:p>487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88">
                <text:p>488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89">
                <text:p>489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90">
                <text:p>490</text:p>
              </table:table-cell>
              <table:table-cell office:value-type="float" office:value="7.57">
                <text:p>7.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95">
                <text:p>49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00">
                <text:p>500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01">
                <text:p>501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02">
                <text:p>502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03">
                <text:p>503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04">
                <text:p>504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05">
                <text:p>50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06">
                <text:p>506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08">
                <text:p>508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9">
                <text:p>509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10">
                <text:p>510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11">
                <text:p>511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12">
                <text:p>512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13">
                <text:p>513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14">
                <text:p>514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15">
                <text:p>515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16">
                <text:p>516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17">
                <text:p>517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18">
                <text:p>518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19">
                <text:p>519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20">
                <text:p>520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21">
                <text:p>52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22">
                <text:p>52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23">
                <text:p>52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4">
                <text:p>52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25">
                <text:p>525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26">
                <text:p>52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27">
                <text:p>52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28">
                <text:p>528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29">
                <text:p>52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30">
                <text:p>53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31">
                <text:p>53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32">
                <text:p>53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33">
                <text:p>533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34">
                <text:p>534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5">
                <text:p>535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6">
                <text:p>536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37">
                <text:p>537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38">
                <text:p>538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39">
                <text:p>539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40">
                <text:p>540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41">
                <text:p>541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42">
                <text:p>542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43">
                <text:p>543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44">
                <text:p>544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45">
                <text:p>545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46">
                <text:p>546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47">
                <text:p>547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48">
                <text:p>548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49">
                <text:p>549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0">
                <text:p>55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51">
                <text:p>551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52">
                <text:p>552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3">
                <text:p>553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4">
                <text:p>554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55">
                <text:p>555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6">
                <text:p>556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57">
                <text:p>557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58">
                <text:p>558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9">
                <text:p>559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60">
                <text:p>560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61">
                <text:p>561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62">
                <text:p>562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63">
                <text:p>56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64">
                <text:p>564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65">
                <text:p>565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66">
                <text:p>566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67">
                <text:p>567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68">
                <text:p>568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69">
                <text:p>569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70">
                <text:p>570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71">
                <text:p>571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72">
                <text:p>572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73">
                <text:p>573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74">
                <text:p>574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75">
                <text:p>575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76">
                <text:p>576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77">
                <text:p>577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78">
                <text:p>578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79">
                <text:p>579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80">
                <text:p>580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81">
                <text:p>581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82">
                <text:p>582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83">
                <text:p>583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84">
                <text:p>584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5">
                <text:p>585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86">
                <text:p>586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87">
                <text:p>587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88">
                <text:p>588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89">
                <text:p>589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90">
                <text:p>590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91">
                <text:p>591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92">
                <text:p>592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93">
                <text:p>593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94">
                <text:p>594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95">
                <text:p>595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96">
                <text:p>596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97">
                <text:p>597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98">
                <text:p>598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99">
                <text:p>59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00">
                <text:p>600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01">
                <text:p>601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02">
                <text:p>602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03">
                <text:p>603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4">
                <text:p>604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05">
                <text:p>605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06">
                <text:p>606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07">
                <text:p>607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08">
                <text:p>608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09">
                <text:p>609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0">
                <text:p>610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1">
                <text:p>611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12">
                <text:p>612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13">
                <text:p>613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4">
                <text:p>614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5">
                <text:p>615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6">
                <text:p>616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7">
                <text:p>617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8">
                <text:p>618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9">
                <text:p>619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20">
                <text:p>620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21">
                <text:p>621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22">
                <text:p>622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23">
                <text:p>623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24">
                <text:p>624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25">
                <text:p>625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26">
                <text:p>626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27">
                <text:p>627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28">
                <text:p>628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29">
                <text:p>629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30">
                <text:p>630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31">
                <text:p>631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32">
                <text:p>632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33">
                <text:p>633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34">
                <text:p>634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35">
                <text:p>635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36">
                <text:p>636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37">
                <text:p>637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38">
                <text:p>638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39">
                <text:p>639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40">
                <text:p>640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41">
                <text:p>641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42">
                <text:p>64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43">
                <text:p>643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44">
                <text:p>64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45">
                <text:p>64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46">
                <text:p>64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47">
                <text:p>64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48">
                <text:p>648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49">
                <text:p>64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50">
                <text:p>65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51">
                <text:p>65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52">
                <text:p>65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53">
                <text:p>65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54">
                <text:p>654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55">
                <text:p>65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56">
                <text:p>656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57">
                <text:p>657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58">
                <text:p>658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64">
                <text:p>664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65">
                <text:p>665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66">
                <text:p>666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67">
                <text:p>667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72">
                <text:p>672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73">
                <text:p>673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74">
                <text:p>674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75">
                <text:p>675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76">
                <text:p>676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77">
                <text:p>677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78">
                <text:p>678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79">
                <text:p>679</text:p>
              </table:table-cell>
              <table:table-cell office:value-type="float" office:value="7.72">
                <text:p>7.7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80">
                <text:p>680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81">
                <text:p>68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82">
                <text:p>682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83">
                <text:p>683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84">
                <text:p>68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85">
                <text:p>68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86">
                <text:p>686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87">
                <text:p>687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88">
                <text:p>688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89">
                <text:p>689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90">
                <text:p>690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91">
                <text:p>69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92">
                <text:p>692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93">
                <text:p>693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94">
                <text:p>694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95">
                <text:p>69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96">
                <text:p>696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97">
                <text:p>697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98">
                <text:p>698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99">
                <text:p>699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00">
                <text:p>700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01">
                <text:p>701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02">
                <text:p>702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03">
                <text:p>703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04">
                <text:p>70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05">
                <text:p>70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06">
                <text:p>706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07">
                <text:p>70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08">
                <text:p>708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09">
                <text:p>709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10">
                <text:p>71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11">
                <text:p>71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12">
                <text:p>712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13">
                <text:p>71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14">
                <text:p>71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15">
                <text:p>715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16">
                <text:p>716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17">
                <text:p>717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18">
                <text:p>718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19">
                <text:p>719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20">
                <text:p>720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21">
                <text:p>721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22">
                <text:p>722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23">
                <text:p>723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24">
                <text:p>724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25">
                <text:p>725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26">
                <text:p>726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27">
                <text:p>727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28">
                <text:p>728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29">
                <text:p>729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30">
                <text:p>730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31">
                <text:p>731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32">
                <text:p>732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33">
                <text:p>733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34">
                <text:p>734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35">
                <text:p>735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6">
                <text:p>73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7">
                <text:p>737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38">
                <text:p>738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39">
                <text:p>739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40">
                <text:p>74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41">
                <text:p>741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42">
                <text:p>742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43">
                <text:p>743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44">
                <text:p>744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45">
                <text:p>745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46">
                <text:p>746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47">
                <text:p>747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8">
                <text:p>748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49">
                <text:p>749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50">
                <text:p>750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51">
                <text:p>751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52">
                <text:p>752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53">
                <text:p>753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54">
                <text:p>754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55">
                <text:p>755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56">
                <text:p>756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7">
                <text:p>757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58">
                <text:p>758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59">
                <text:p>759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60">
                <text:p>760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61">
                <text:p>761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2">
                <text:p>762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3">
                <text:p>763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4">
                <text:p>76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5">
                <text:p>7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6">
                <text:p>76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7">
                <text:p>76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68">
                <text:p>76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69">
                <text:p>76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70">
                <text:p>770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1">
                <text:p>77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72">
                <text:p>77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73">
                <text:p>77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4">
                <text:p>77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75">
                <text:p>7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76">
                <text:p>776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77">
                <text:p>777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78">
                <text:p>778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79">
                <text:p>779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0">
                <text:p>780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81">
                <text:p>781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82">
                <text:p>782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83">
                <text:p>783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84">
                <text:p>784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85">
                <text:p>785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86">
                <text:p>786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87">
                <text:p>787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89">
                <text:p>789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90">
                <text:p>790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91">
                <text:p>791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92">
                <text:p>792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93">
                <text:p>793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94">
                <text:p>794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95">
                <text:p>795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96">
                <text:p>796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97">
                <text:p>797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98">
                <text:p>798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99">
                <text:p>799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00">
                <text:p>800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01">
                <text:p>801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02">
                <text:p>802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03">
                <text:p>803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04">
                <text:p>804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05">
                <text:p>805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06">
                <text:p>806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07">
                <text:p>807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08">
                <text:p>808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09">
                <text:p>809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10">
                <text:p>810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1">
                <text:p>811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12">
                <text:p>812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13">
                <text:p>813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14">
                <text:p>814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15">
                <text:p>815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16">
                <text:p>816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17">
                <text:p>817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18">
                <text:p>818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19">
                <text:p>819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20">
                <text:p>820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21">
                <text:p>821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22">
                <text:p>822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23">
                <text:p>823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24">
                <text:p>824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25">
                <text:p>825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26">
                <text:p>826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27">
                <text:p>827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28">
                <text:p>828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29">
                <text:p>829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30">
                <text:p>830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31">
                <text:p>831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39">
                <text:p>839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40">
                <text:p>840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41">
                <text:p>841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2">
                <text:p>842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43">
                <text:p>843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44">
                <text:p>844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45">
                <text:p>845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46">
                <text:p>846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47">
                <text:p>847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48">
                <text:p>848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49">
                <text:p>849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50">
                <text:p>850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51">
                <text:p>851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52">
                <text:p>852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53">
                <text:p>853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54">
                <text:p>854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55">
                <text:p>855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56">
                <text:p>856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57">
                <text:p>857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58">
                <text:p>858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59">
                <text:p>859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60">
                <text:p>860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61">
                <text:p>861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68">
                <text:p>868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69">
                <text:p>869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70">
                <text:p>870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71">
                <text:p>871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72">
                <text:p>872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74">
                <text:p>874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75">
                <text:p>875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79">
                <text:p>879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80">
                <text:p>880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81">
                <text:p>881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84">
                <text:p>884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85">
                <text:p>885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86">
                <text:p>886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90">
                <text:p>890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91">
                <text:p>891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92">
                <text:p>892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96">
                <text:p>896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97">
                <text:p>897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98">
                <text:p>898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00">
                <text:p>900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01">
                <text:p>901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07">
                <text:p>907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08">
                <text:p>908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09">
                <text:p>909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16">
                <text:p>916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17">
                <text:p>917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18">
                <text:p>918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19">
                <text:p>919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24">
                <text:p>924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25">
                <text:p>925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26">
                <text:p>926</text:p>
              </table:table-cell>
              <table:table-cell office:value-type="float" office:value="7.83">
                <text:p>7.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